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cumin Pro Ultra Black" svg:font-family="'Acumin Pro Ultra Black'" style:font-pitch="variable"/>
    <style:font-face style:name="Acumin Pro Ultra Black1" svg:font-family="'Acumin Pro Ultra Black'"/>
    <style:font-face style:name="Arial" svg:font-family="Arial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  <style:font-face style:name="TimesNewRoman" svg:font-family="TimesNewRoman"/>
    <style:font-face style:name="TimesNewRoman1" svg:font-family="TimesNew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4.773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76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2.03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7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37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solid" svg:stroke-width="0.004cm" svg:stroke-color="#000000" draw:stroke-linejoin="round" svg:stroke-linecap="butt" draw:fill="none" fo:padding-top="0.002cm" fo:padding-bottom="0.002cm" fo:padding-left="0.002cm" fo:padding-right="0.002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1.05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144cm" fo:min-width="15.04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29cm" fo:min-width="12.36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6.8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6.05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6.80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49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4.90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6.31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6.69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5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4.62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92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6.92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5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80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3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2.70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844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4.781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5.0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06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1.301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4.81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58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5.31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6.326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2.72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264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071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6.851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705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6.957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688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228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408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9.87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6.415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2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solid" svg:stroke-width="0.017cm" svg:stroke-color="#00007f" draw:stroke-linejoin="miter" svg:stroke-linecap="butt" draw:fill="none" fo:padding-top="0.008cm" fo:padding-bottom="0.008cm" fo:padding-left="0.008cm" fo:padding-right="0.008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531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436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solid" svg:stroke-width="0.019cm" svg:stroke-color="#00007f" draw:stroke-linejoin="miter" svg:stroke-linecap="butt" draw:fill="none" fo:padding-top="0.009cm" fo:padding-bottom="0.009cm" fo:padding-left="0.009cm" fo:padding-right="0.009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17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3.003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9.815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4.544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729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3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847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832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611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945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649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solid" svg:stroke-width="0.018cm" svg:stroke-color="#00007f" draw:stroke-linejoin="miter" svg:stroke-linecap="butt" draw:fill="none" fo:padding-top="0.009cm" fo:padding-bottom="0.009cm" fo:padding-left="0.009cm" fo:padding-right="0.009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509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39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998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051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835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003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83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111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657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802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446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22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9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202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739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162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593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457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588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7.109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435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252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846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427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008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806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377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717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73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835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343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216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465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749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09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595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636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852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429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029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633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6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328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111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349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038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232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032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solid" svg:stroke-width="0.021cm" svg:stroke-color="#00007f" draw:stroke-linejoin="round" svg:stroke-linecap="butt" draw:fill="none" fo:padding-top="0.01cm" fo:padding-bottom="0.01cm" fo:padding-left="0.01cm" fo:padding-right="0.01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161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826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275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627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073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56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413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279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77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139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69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537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513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382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9.819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834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979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937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28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802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665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823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393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754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527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614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263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568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092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145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337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683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55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385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935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487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49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967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306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551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83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526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642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407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965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583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335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739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052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473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81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869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935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297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602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352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632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076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1.669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479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25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658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24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784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763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989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819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762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196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712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074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846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81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73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889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313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924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554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127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42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479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811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899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187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648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6.724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6.52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6.051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6.842cm" fo:padding-top="0cm" fo:padding-bottom="0cm" fo:padding-left="0cm" fo:padding-right="0cm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6.584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422cm" fo:padding-top="0cm" fo:padding-bottom="0cm" fo:padding-left="0cm" fo:padding-right="0cm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273cm" fo:padding-top="0cm" fo:padding-bottom="0cm" fo:padding-left="0cm" fo:padding-right="0cm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859cm" fo:padding-top="0cm" fo:padding-bottom="0cm" fo:padding-left="0cm" fo:padding-right="0cm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673cm" fo:padding-top="0cm" fo:padding-bottom="0cm" fo:padding-left="0cm" fo:padding-right="0cm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8cm" fo:padding-top="0cm" fo:padding-bottom="0cm" fo:padding-left="0cm" fo:padding-right="0cm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518cm" fo:padding-top="0cm" fo:padding-bottom="0cm" fo:padding-left="0cm" fo:padding-right="0cm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979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406cm" fo:padding-top="0cm" fo:padding-bottom="0cm" fo:padding-left="0cm" fo:padding-right="0cm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354cm" fo:padding-top="0cm" fo:padding-bottom="0cm" fo:padding-left="0cm" fo:padding-right="0cm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886cm" fo:padding-top="0cm" fo:padding-bottom="0cm" fo:padding-left="0cm" fo:padding-right="0cm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9.023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963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675cm" fo:padding-top="0cm" fo:padding-bottom="0cm" fo:padding-left="0cm" fo:padding-right="0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381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902cm" fo:padding-top="0cm" fo:padding-bottom="0cm" fo:padding-left="0cm" fo:padding-right="0cm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102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263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855cm" fo:padding-top="0cm" fo:padding-bottom="0cm" fo:padding-left="0cm" fo:padding-right="0cm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855cm" fo:padding-top="0cm" fo:padding-bottom="0cm" fo:padding-left="0cm" fo:padding-right="0cm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641cm" fo:padding-top="0cm" fo:padding-bottom="0cm" fo:padding-left="0cm" fo:padding-right="0cm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372cm" fo:padding-top="0cm" fo:padding-bottom="0cm" fo:padding-left="0cm" fo:padding-right="0cm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996cm" fo:padding-top="0cm" fo:padding-bottom="0cm" fo:padding-left="0cm" fo:padding-right="0cm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8cm" fo:padding-top="0cm" fo:padding-bottom="0cm" fo:padding-left="0cm" fo:padding-right="0cm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9.828cm" fo:padding-top="0cm" fo:padding-bottom="0cm" fo:padding-left="0cm" fo:padding-right="0cm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558cm" fo:padding-top="0cm" fo:padding-bottom="0cm" fo:padding-left="0cm" fo:padding-right="0cm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24cm" fo:padding-top="0cm" fo:padding-bottom="0cm" fo:padding-left="0cm" fo:padding-right="0cm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6.025cm" fo:padding-top="0cm" fo:padding-bottom="0cm" fo:padding-left="0cm" fo:padding-right="0cm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6.444cm" fo:padding-top="0cm" fo:padding-bottom="0cm" fo:padding-left="0cm" fo:padding-right="0cm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6.661cm" fo:padding-top="0cm" fo:padding-bottom="0cm" fo:padding-left="0cm" fo:padding-right="0cm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341cm" fo:padding-top="0cm" fo:padding-bottom="0cm" fo:padding-left="0cm" fo:padding-right="0cm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09cm" fo:padding-top="0cm" fo:padding-bottom="0cm" fo:padding-left="0cm" fo:padding-right="0cm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1.961cm" fo:padding-top="0cm" fo:padding-bottom="0cm" fo:padding-left="0cm" fo:padding-right="0cm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836cm" fo:padding-top="0cm" fo:padding-bottom="0cm" fo:padding-left="0cm" fo:padding-right="0cm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3.507cm" fo:padding-top="0cm" fo:padding-bottom="0cm" fo:padding-left="0cm" fo:padding-right="0cm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91cm" fo:padding-top="0cm" fo:padding-bottom="0cm" fo:padding-left="0cm" fo:padding-right="0cm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6.897cm" fo:padding-top="0cm" fo:padding-bottom="0cm" fo:padding-left="0cm" fo:padding-right="0cm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985cm" fo:padding-top="0cm" fo:padding-bottom="0cm" fo:padding-left="0cm" fo:padding-right="0cm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664cm" fo:padding-top="0cm" fo:padding-bottom="0cm" fo:padding-left="0cm" fo:padding-right="0cm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025cm" fo:padding-top="0cm" fo:padding-bottom="0cm" fo:padding-left="0cm" fo:padding-right="0cm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829cm" fo:padding-top="0cm" fo:padding-bottom="0cm" fo:padding-left="0cm" fo:padding-right="0cm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613cm" fo:padding-top="0cm" fo:padding-bottom="0cm" fo:padding-left="0cm" fo:padding-right="0cm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089cm" fo:padding-top="0cm" fo:padding-bottom="0cm" fo:padding-left="0cm" fo:padding-right="0cm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695cm" fo:padding-top="0cm" fo:padding-bottom="0cm" fo:padding-left="0cm" fo:padding-right="0cm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461cm" fo:padding-top="0cm" fo:padding-bottom="0cm" fo:padding-left="0cm" fo:padding-right="0cm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324cm" fo:padding-top="0cm" fo:padding-bottom="0cm" fo:padding-left="0cm" fo:padding-right="0cm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239cm" fo:padding-top="0cm" fo:padding-bottom="0cm" fo:padding-left="0cm" fo:padding-right="0cm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603cm" fo:padding-top="0cm" fo:padding-bottom="0cm" fo:padding-left="0cm" fo:padding-right="0cm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339cm" fo:padding-top="0cm" fo:padding-bottom="0cm" fo:padding-left="0cm" fo:padding-right="0cm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2.871cm" fo:padding-top="0cm" fo:padding-bottom="0cm" fo:padding-left="0cm" fo:padding-right="0cm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62cm" fo:padding-top="0cm" fo:padding-bottom="0cm" fo:padding-left="0cm" fo:padding-right="0cm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7.66cm" fo:padding-top="0cm" fo:padding-bottom="0cm" fo:padding-left="0cm" fo:padding-right="0cm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8.24cm" fo:padding-top="0cm" fo:padding-bottom="0cm" fo:padding-left="0cm" fo:padding-right="0cm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781cm" fo:padding-top="0cm" fo:padding-bottom="0cm" fo:padding-left="0cm" fo:padding-right="0cm"/>
      <style:paragraph-properties style:writing-mode="lr-tb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6.344cm" fo:padding-top="0cm" fo:padding-bottom="0cm" fo:padding-left="0cm" fo:padding-right="0cm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623cm" fo:padding-top="0cm" fo:padding-bottom="0cm" fo:padding-left="0cm" fo:padding-right="0cm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317cm" fo:padding-top="0cm" fo:padding-bottom="0cm" fo:padding-left="0cm" fo:padding-right="0cm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348cm" fo:padding-top="0cm" fo:padding-bottom="0cm" fo:padding-left="0cm" fo:padding-right="0cm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2.868cm" fo:padding-top="0cm" fo:padding-bottom="0cm" fo:padding-left="0cm" fo:padding-right="0cm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3.147cm" fo:padding-top="0cm" fo:padding-bottom="0cm" fo:padding-left="0cm" fo:padding-right="0cm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928cm" fo:padding-top="0cm" fo:padding-bottom="0cm" fo:padding-left="0cm" fo:padding-right="0cm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3.49cm" fo:padding-top="0cm" fo:padding-bottom="0cm" fo:padding-left="0cm" fo:padding-right="0cm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755cm" fo:padding-top="0cm" fo:padding-bottom="0cm" fo:padding-left="0cm" fo:padding-right="0cm"/>
      <style:paragraph-properties style:writing-mode="lr-tb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3.956cm" fo:padding-top="0cm" fo:padding-bottom="0cm" fo:padding-left="0cm" fo:padding-right="0cm"/>
      <style:paragraph-properties style:writing-mode="lr-tb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2.957cm" fo:padding-top="0cm" fo:padding-bottom="0cm" fo:padding-left="0cm" fo:padding-right="0cm"/>
      <style:paragraph-properties style:writing-mode="lr-tb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3.016cm" fo:padding-top="0cm" fo:padding-bottom="0cm" fo:padding-left="0cm" fo:padding-right="0cm"/>
      <style:paragraph-properties style:writing-mode="lr-tb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2.936cm" fo:padding-top="0cm" fo:padding-bottom="0cm" fo:padding-left="0cm" fo:padding-right="0cm"/>
      <style:paragraph-properties style:writing-mode="lr-tb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0.988cm" fo:padding-top="0cm" fo:padding-bottom="0cm" fo:padding-left="0cm" fo:padding-right="0cm"/>
      <style:paragraph-properties style:writing-mode="lr-tb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7.677cm" fo:padding-top="0cm" fo:padding-bottom="0cm" fo:padding-left="0cm" fo:padding-right="0cm"/>
      <style:paragraph-properties style:writing-mode="lr-tb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7.999cm" fo:padding-top="0cm" fo:padding-bottom="0cm" fo:padding-left="0cm" fo:padding-right="0cm"/>
      <style:paragraph-properties style:writing-mode="lr-tb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6.36cm" fo:padding-top="0cm" fo:padding-bottom="0cm" fo:padding-left="0cm" fo:padding-right="0cm"/>
      <style:paragraph-properties style:writing-mode="lr-tb"/>
    </style:style>
    <style:style style:name="gr273" style:family="graphic" style:parent-style-name="standard">
      <style:graphic-properties draw:stroke="solid" svg:stroke-width="0.015cm" svg:stroke-color="#295f99" draw:stroke-linejoin="miter" svg:stroke-linecap="butt" draw:fill="none" fo:padding-top="0.007cm" fo:padding-bottom="0.007cm" fo:padding-left="0.007cm" fo:padding-right="0.007cm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3.596cm" fo:padding-top="0cm" fo:padding-bottom="0cm" fo:padding-left="0cm" fo:padding-right="0cm"/>
      <style:paragraph-properties style:writing-mode="lr-tb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831cm" fo:padding-top="0cm" fo:padding-bottom="0cm" fo:padding-left="0cm" fo:padding-right="0cm"/>
      <style:paragraph-properties style:writing-mode="lr-tb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3.562cm" fo:padding-top="0cm" fo:padding-bottom="0cm" fo:padding-left="0cm" fo:padding-right="0cm"/>
      <style:paragraph-properties style:writing-mode="lr-tb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8.071cm" fo:padding-top="0cm" fo:padding-bottom="0cm" fo:padding-left="0cm" fo:padding-right="0cm"/>
      <style:paragraph-properties style:writing-mode="lr-tb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2.195cm" fo:padding-top="0cm" fo:padding-bottom="0cm" fo:padding-left="0cm" fo:padding-right="0cm"/>
      <style:paragraph-properties style:writing-mode="lr-tb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199cm" fo:padding-top="0cm" fo:padding-bottom="0cm" fo:padding-left="0cm" fo:padding-right="0cm"/>
      <style:paragraph-properties style:writing-mode="lr-tb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531cm" fo:min-width="11.542cm" fo:padding-top="0cm" fo:padding-bottom="0cm" fo:padding-left="0cm" fo:padding-right="0cm"/>
      <style:paragraph-properties style:writing-mode="lr-tb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9.015cm" fo:padding-top="0cm" fo:padding-bottom="0cm" fo:padding-left="0cm" fo:padding-right="0cm"/>
      <style:paragraph-properties style:writing-mode="lr-tb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204cm" fo:padding-top="0cm" fo:padding-bottom="0cm" fo:padding-left="0cm" fo:padding-right="0cm"/>
      <style:paragraph-properties style:writing-mode="lr-tb"/>
    </style:style>
    <style:style style:name="gr283" style:family="graphic" style:parent-style-name="standard">
      <style:graphic-properties draw:stroke="solid" svg:stroke-width="0.015cm" svg:stroke-color="#00007f" draw:stroke-linejoin="miter" svg:stroke-linecap="butt" draw:fill="none" fo:padding-top="0.007cm" fo:padding-bottom="0.007cm" fo:padding-left="0.007cm" fo:padding-right="0.007cm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2.368cm" fo:padding-top="0cm" fo:padding-bottom="0cm" fo:padding-left="0cm" fo:padding-right="0cm"/>
      <style:paragraph-properties style:writing-mode="lr-tb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0.911cm" fo:padding-top="0cm" fo:padding-bottom="0cm" fo:padding-left="0cm" fo:padding-right="0cm"/>
      <style:paragraph-properties style:writing-mode="lr-tb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6.203cm" fo:padding-top="0cm" fo:padding-bottom="0cm" fo:padding-left="0cm" fo:padding-right="0cm"/>
      <style:paragraph-properties style:writing-mode="lr-tb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031cm" fo:padding-top="0cm" fo:padding-bottom="0cm" fo:padding-left="0cm" fo:padding-right="0cm"/>
      <style:paragraph-properties style:writing-mode="lr-tb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6.293cm" fo:padding-top="0cm" fo:padding-bottom="0cm" fo:padding-left="0cm" fo:padding-right="0cm"/>
      <style:paragraph-properties style:writing-mode="lr-tb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2.038cm" fo:padding-top="0cm" fo:padding-bottom="0cm" fo:padding-left="0cm" fo:padding-right="0cm"/>
      <style:paragraph-properties style:writing-mode="lr-tb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209cm" fo:padding-top="0cm" fo:padding-bottom="0cm" fo:padding-left="0cm" fo:padding-right="0cm"/>
      <style:paragraph-properties style:writing-mode="lr-tb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9.197cm" fo:padding-top="0cm" fo:padding-bottom="0cm" fo:padding-left="0cm" fo:padding-right="0cm"/>
      <style:paragraph-properties style:writing-mode="lr-tb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3.866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0.5pt" style:font-size-asian="10.5pt" style:font-size-complex="10.5pt"/>
    </style:style>
    <style:style style:name="P3" style:family="paragraph">
      <loext:graphic-properties draw:fill="none"/>
      <style:paragraph-properties fo:text-align="start" style:writing-mode="lr-tb"/>
      <style:text-properties fo:font-size="10.5pt" style:font-size-asian="10.5pt" style:font-size-complex="10.5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style:writing-mode="lr-tb"/>
      <style:text-properties fo:font-size="29pt" style:font-size-asian="29pt" style:font-size-complex="29pt"/>
    </style:style>
    <style:style style:name="P7" style:family="paragraph">
      <loext:graphic-properties draw:fill="none"/>
      <style:paragraph-properties style:writing-mode="lr-tb"/>
      <style:text-properties fo:font-size="18.5pt" style:font-size-asian="18.5pt" style:font-size-complex="18.5pt"/>
    </style:style>
    <style:style style:name="P8" style:family="paragraph">
      <loext:graphic-properties draw:fill="none"/>
      <style:paragraph-properties style:writing-mode="lr-tb"/>
      <style:text-properties fo:font-size="11.5pt" style:font-size-asian="11.5pt" style:font-size-complex="11.5pt"/>
    </style:style>
    <style:style style:name="P9" style:family="paragraph">
      <loext:graphic-properties draw:fill="none"/>
      <style:paragraph-properties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10" style:family="paragraph">
      <loext:graphic-properties draw:fill="none"/>
      <style:paragraph-properties style:writing-mode="lr-tb"/>
      <style:text-properties fo:font-size="7.5pt" style:font-size-asian="7.5pt" style:font-size-complex="7.5pt"/>
    </style:style>
    <style:style style:name="P11" style:family="paragraph">
      <loext:graphic-properties draw:fill="none"/>
      <style:paragraph-properties style:writing-mode="lr-tb"/>
      <style:text-properties fo:font-size="6.5pt" style:font-size-asian="6.5pt" style:font-size-complex="6.5pt"/>
    </style:style>
    <style:style style:name="P12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3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4" style:family="paragraph">
      <loext:graphic-properties draw:fill="none"/>
      <style:paragraph-properties style:writing-mode="lr-tb"/>
      <style:text-properties fo:font-size="14.5pt" style:font-size-asian="14.5pt" style:font-size-complex="14.5pt"/>
    </style:style>
    <style:style style:name="P15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6" style:family="paragraph">
      <loext:graphic-properties draw:fill="none"/>
      <style:paragraph-properties style:writing-mode="lr-tb"/>
      <style:text-properties fo:font-size="12.5pt" style:font-size-asian="12.5pt" style:font-size-complex="12.5pt"/>
    </style:style>
    <style:style style:name="P17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18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9" style:family="paragraph">
      <loext:graphic-properties draw:fill="none"/>
      <style:paragraph-properties style:writing-mode="lr-tb"/>
      <style:text-properties fo:font-size="13.5pt" style:font-size-asian="13.5pt" style:font-size-complex="13.5pt"/>
    </style:style>
    <style:style style:name="T1" style:family="text">
      <style:text-properties fo:color="#000000" loext:opacity="100%" style:font-name="Calibri1" fo:font-size="10.5pt" fo:font-weight="normal" style:font-name-asian="Calibri1" style:font-size-asian="10.5pt" style:font-weight-asian="normal" style:font-name-complex="Calibri1" style:font-size-complex="10.5pt" style:font-weight-complex="normal"/>
    </style:style>
    <style:style style:name="T2" style:family="text">
      <style:text-properties fo:color="#000000" loext:opacity="100%" style:font-name="Calibri1" fo:font-size="10.5pt" fo:font-weight="normal" style:font-name-asian="Calibri1" style:font-size-asian="10.5pt" style:font-weight-asian="normal" style:font-name-complex="Calibri1" style:font-size-complex="10.5pt" style:font-weight-complex="normal" style:text-scale="105%"/>
    </style:style>
    <style:style style:name="T3" style:family="text">
      <style:text-properties fo:color="#000000" loext:opacity="100%" style:font-name="Times New Roman" fo:font-size="10.5pt" fo:font-weight="normal" style:font-name-asian="Times New Roman" style:font-size-asian="10.5pt" style:font-weight-asian="normal" style:font-name-complex="Times New Roman" style:font-size-complex="10.5pt" style:font-weight-complex="normal"/>
    </style:style>
    <style:style style:name="T4" style:family="text">
      <style:text-properties fo:color="#000000" loext:opacity="100%" style:font-name="Acumin Pro Ultra Black1" fo:font-size="10.5pt" fo:font-weight="900" style:font-name-asian="Acumin Pro Ultra Black1" style:font-size-asian="10.5pt" style:font-weight-asian="900" style:font-name-complex="Acumin Pro Ultra Black1" style:font-size-complex="10.5pt" style:font-weight-complex="900"/>
    </style:style>
    <style:style style:name="T5" style:family="text">
      <style:text-properties fo:color="#000000" loext:opacity="100%" style:font-name="Arial" fo:font-size="29pt" fo:font-weight="bold" style:font-name-asian="Arial" style:font-size-asian="29pt" style:font-weight-asian="bold" style:font-name-complex="Arial" style:font-size-complex="29pt" style:font-weight-complex="bold"/>
    </style:style>
    <style:style style:name="T6" style:family="text">
      <style:text-properties fo:color="#000000" loext:opacity="100%" style:font-name="Arial" fo:font-size="18.5pt" fo:font-weight="bold" style:font-name-asian="Arial" style:font-size-asian="18.5pt" style:font-weight-asian="bold" style:font-name-complex="Arial" style:font-size-complex="18.5pt" style:font-weight-complex="bold"/>
    </style:style>
    <style:style style:name="T7" style:family="text">
      <style:text-properties fo:color="#000000" loext:opacity="100%" style:font-name="Times New Roman" fo:font-size="11.5pt" fo:font-weight="normal" style:font-name-asian="Times New Roman" style:font-size-asian="11.5pt" style:font-weight-asian="normal" style:font-name-complex="Times New Roman" style:font-size-complex="11.5pt" style:font-weight-complex="normal"/>
    </style:style>
    <style:style style:name="T8" style:family="text">
      <style:text-properties fo:color="#000000" loext:opacity="100%" style:font-name="Times New Roman" fo:font-size="11.5pt" fo:font-weight="bold" style:font-name-asian="Times New Roman" style:font-size-asian="11.5pt" style:font-weight-asian="bold" style:font-name-complex="Times New Roman" style:font-size-complex="11.5pt" style:font-weight-complex="bold"/>
    </style:style>
    <style:style style:name="T9" style:family="text">
      <style:text-properties fo:color="#000000" loext:opacity="100%" style:font-name="Times New Roman" fo:font-size="11pt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T10" style:family="text">
      <style:text-properties fo:color="#000000" loext:opacity="100%" style:text-position="33% 58%" style:font-name="Times New Roman" fo:font-size="11pt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T11" style:family="text">
      <style:text-properties fo:color="#000000" loext:opacity="100%" style:text-position="33% 58%" style:font-name="Times New Roman" fo:font-size="11.5pt" fo:font-weight="normal" style:font-name-asian="Times New Roman" style:font-size-asian="11.5pt" style:font-weight-asian="normal" style:font-name-complex="Times New Roman" style:font-size-complex="11.5pt" style:font-weight-complex="normal"/>
    </style:style>
    <style:style style:name="T12" style:family="text">
      <style:text-properties fo:color="#000000" loext:opacity="100%" style:font-name="Arial" fo:font-size="10.5pt" fo:font-weight="normal" style:font-name-asian="Arial" style:font-size-asian="10.5pt" style:font-weight-asian="normal" style:font-name-complex="Arial" style:font-size-complex="10.5pt" style:font-weight-complex="normal" style:text-scale="117%"/>
    </style:style>
    <style:style style:name="T13" style:family="text">
      <style:text-properties fo:color="#000000" loext:opacity="100%" style:font-name="Times New Roman" fo:font-size="7.5pt" fo:font-weight="normal" style:font-name-asian="Times New Roman" style:font-size-asian="7.5pt" style:font-weight-asian="normal" style:font-name-complex="Times New Roman" style:font-size-complex="7.5pt" style:font-weight-complex="normal"/>
    </style:style>
    <style:style style:name="T14" style:family="text">
      <style:text-properties fo:color="#000000" loext:opacity="100%" style:font-name="Times New Roman" fo:font-size="6.5pt" fo:font-weight="normal" style:font-name-asian="Times New Roman" style:font-size-asian="6.5pt" style:font-weight-asian="normal" style:font-name-complex="Times New Roman" style:font-size-complex="6.5pt" style:font-weight-complex="normal"/>
    </style:style>
    <style:style style:name="T15" style:family="text">
      <style:text-properties fo:color="#000000" loext:opacity="100%" style:font-name="Times New Roman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16" style:family="text">
      <style:text-properties fo:color="#00007f" loext:opacity="100%" style:font-name="Times New Roman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17" style:family="text">
      <style:text-properties fo:color="#00007f" loext:opacity="100%" style:font-name="Times New Roman" fo:font-size="11.5pt" fo:font-weight="normal" style:font-name-asian="Times New Roman" style:font-size-asian="11.5pt" style:font-weight-asian="normal" style:font-name-complex="Times New Roman" style:font-size-complex="11.5pt" style:font-weight-complex="normal"/>
    </style:style>
    <style:style style:name="T18" style:family="text">
      <style:text-properties fo:color="#000000" loext:opacity="100%" style:font-name="Calibri1" fo:font-size="10.5pt" fo:language="en" fo:country="US" fo:font-weight="normal" style:font-name-asian="Calibri1" style:font-size-asian="10.5pt" style:font-weight-asian="normal" style:font-name-complex="Calibri1" style:font-size-complex="10.5pt" style:font-weight-complex="normal"/>
    </style:style>
    <style:style style:name="T19" style:family="text">
      <style:text-properties fo:color="#000000" loext:opacity="100%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20" style:family="text">
      <style:text-properties fo:color="#000000" loext:opacity="100%" style:font-name="Arial" fo:font-size="14.5pt" fo:font-weight="bold" style:font-name-asian="Arial" style:font-size-asian="14.5pt" style:font-weight-asian="bold" style:font-name-complex="Arial" style:font-size-complex="14.5pt" style:font-weight-complex="bold"/>
    </style:style>
    <style:style style:name="T21" style:family="text">
      <style:text-properties fo:color="#00007f" loext:opacity="100%" style:font-name="Times New Roman" fo:font-size="10.5pt" fo:font-weight="normal" style:font-name-asian="Times New Roman" style:font-size-asian="10.5pt" style:font-weight-asian="normal" style:font-name-complex="Times New Roman" style:font-size-complex="10.5pt" style:font-weight-complex="normal"/>
    </style:style>
    <style:style style:name="T22" style:family="text">
      <style:text-properties fo:color="#000000" loext:opacity="100%" style:font-name="TimesNewRoman" fo:font-size="10.5pt" fo:font-weight="normal" style:font-name-asian="TimesNewRoman" style:font-size-asian="10.5pt" style:font-weight-asian="normal" style:font-name-complex="TimesNewRoman" style:font-size-complex="10.5pt" style:font-weight-complex="normal"/>
    </style:style>
    <style:style style:name="T23" style:family="text">
      <style:text-properties fo:color="#000000" loext:opacity="100%" style:font-name="Times New Roman" fo:font-size="7pt" fo:font-weight="normal" style:font-name-asian="Times New Roman" style:font-size-asian="7pt" style:font-weight-asian="normal" style:font-name-complex="Times New Roman" style:font-size-complex="7pt" style:font-weight-complex="normal"/>
    </style:style>
    <style:style style:name="T24" style:family="text">
      <style:text-properties fo:color="#000000" loext:opacity="100%" style:text-position="33% 58%" style:font-name="Times New Roman" fo:font-size="10.5pt" fo:font-weight="normal" style:font-name-asian="Times New Roman" style:font-size-asian="10.5pt" style:font-weight-asian="normal" style:font-name-complex="Times New Roman" style:font-size-complex="10.5pt" style:font-weight-complex="normal"/>
    </style:style>
    <style:style style:name="T25" style:family="text">
      <style:text-properties fo:color="#a21414" loext:opacity="100%" style:font-name="Times New Roman" fo:font-size="10.5pt" fo:font-weight="normal" style:font-name-asian="Times New Roman" style:font-size-asian="10.5pt" style:font-weight-asian="normal" style:font-name-complex="Times New Roman" style:font-size-complex="10.5pt" style:font-weight-complex="normal"/>
    </style:style>
    <style:style style:name="T26" style:family="text">
      <style:text-properties fo:color="#295f99" loext:opacity="100%" style:font-name="Times New Roman" fo:font-size="10.5pt" fo:font-weight="normal" style:font-name-asian="Times New Roman" style:font-size-asian="10.5pt" style:font-weight-asian="normal" style:font-name-complex="Times New Roman" style:font-size-complex="10.5pt" style:font-weight-complex="normal"/>
    </style:style>
    <style:style style:name="T27" style:family="text">
      <style:text-properties fo:color="#000000" loext:opacity="100%" style:font-name="Arial" fo:font-size="10.5pt" fo:font-weight="normal" style:font-name-asian="Arial" style:font-size-asian="10.5pt" style:font-weight-asian="normal" style:font-name-complex="Arial" style:font-size-complex="10.5pt" style:font-weight-complex="normal"/>
    </style:style>
    <style:style style:name="T28" style:family="text">
      <style:text-properties fo:color="#000000" loext:opacity="100%" style:font-name="Times New Roman" fo:font-size="12.5pt" fo:font-weight="normal" style:font-name-asian="Times New Roman" style:font-size-asian="12.5pt" style:font-weight-asian="normal" style:font-name-complex="Times New Roman" style:font-size-complex="12.5pt" style:font-weight-complex="normal"/>
    </style:style>
    <style:style style:name="T29" style:family="text">
      <style:text-properties fo:color="#000000" loext:opacity="100%" style:font-name="Times New Roman" fo:font-size="8pt" fo:font-weight="normal" style:font-name-asian="Times New Roman" style:font-size-asian="8pt" style:font-weight-asian="normal" style:font-name-complex="Times New Roman" style:font-size-complex="8pt" style:font-weight-complex="normal"/>
    </style:style>
    <style:style style:name="T30" style:family="text">
      <style:text-properties fo:color="#000000" loext:opacity="100%" style:font-name="Arial" fo:font-size="10.5pt" fo:font-weight="normal" style:font-name-asian="Arial" style:font-size-asian="10.5pt" style:font-weight-asian="normal" style:font-name-complex="Arial" style:font-size-complex="10.5pt" style:font-weight-complex="normal" style:text-scale="224%"/>
    </style:style>
    <style:style style:name="T31" style:family="text">
      <style:text-properties fo:color="#407f14" loext:opacity="100%" style:font-name="Times New Roman" fo:font-size="9pt" fo:font-weight="normal" style:font-name-asian="Times New Roman" style:font-size-asian="9pt" style:font-weight-asian="normal" style:font-name-complex="Times New Roman" style:font-size-complex="9pt" style:font-weight-complex="normal"/>
    </style:style>
    <style:style style:name="T32" style:family="text">
      <style:text-properties fo:color="#000000" loext:opacity="100%" style:font-name="Times New Roman" fo:font-size="9pt" fo:font-weight="normal" style:font-name-asian="Times New Roman" style:font-size-asian="9pt" style:font-weight-asian="normal" style:font-name-complex="Times New Roman" style:font-size-complex="9pt" style:font-weight-complex="normal"/>
    </style:style>
    <style:style style:name="T33" style:family="text">
      <style:text-properties fo:color="#295f99" loext:opacity="100%" style:font-name="Times New Roman" fo:font-size="9pt" fo:font-weight="normal" style:font-name-asian="Times New Roman" style:font-size-asian="9pt" style:font-weight-asian="normal" style:font-name-complex="Times New Roman" style:font-size-complex="9pt" style:font-weight-complex="normal"/>
    </style:style>
    <style:style style:name="T34" style:family="text">
      <style:text-properties fo:color="#e7a101" loext:opacity="100%" style:font-name="Times New Roman" fo:font-size="9pt" fo:font-weight="normal" style:font-name-asian="Times New Roman" style:font-size-asian="9pt" style:font-weight-asian="normal" style:font-name-complex="Times New Roman" style:font-size-complex="9pt" style:font-weight-complex="normal"/>
    </style:style>
    <style:style style:name="T35" style:family="text">
      <style:text-properties fo:color="#000000" loext:opacity="100%" style:font-name="Arial" fo:font-size="13.5pt" fo:font-weight="bold" style:font-name-asian="Arial" style:font-size-asian="13.5pt" style:font-weight-asian="bold" style:font-name-complex="Arial" style:font-size-complex="13.5pt" style:font-weight-complex="bold"/>
    </style:style>
    <style:style style:name="T36" style:family="text">
      <style:text-properties fo:color="#05992d" loext:opacity="100%" style:font-name="Times New Roman" fo:font-size="9pt" fo:font-weight="normal" style:font-name-asian="Times New Roman" style:font-size-asian="9pt" style:font-weight-asian="normal" style:font-name-complex="Times New Roman" style:font-size-complex="9pt" style:font-weight-complex="normal"/>
    </style:style>
    <style:style style:name="T37" style:family="text">
      <style:text-properties fo:color="#f00c0b" loext:opacity="100%" style:font-name="Times New Roman" fo:font-size="9pt" fo:font-weight="normal" style:font-name-asian="Times New Roman" style:font-size-asian="9pt" style:font-weight-asian="normal" style:font-name-complex="Times New Roman" style:font-size-complex="9pt" style:font-weight-complex="normal"/>
    </style:style>
    <style:style style:name="T38" style:family="text">
      <style:text-properties fo:color="#00007f" loext:opacity="100%" style:font-name="Times New Roman" fo:font-size="9pt" fo:font-weight="normal" style:font-name-asian="Times New Roman" style:font-size-asian="9pt" style:font-weight-asian="normal" style:font-name-complex="Times New Roman" style:font-size-complex="9pt" style:font-weight-complex="normal"/>
    </style:style>
    <style:style style:name="T39" style:family="text">
      <style:text-properties fo:color="#0350a4" loext:opacity="100%" style:font-name="Times New Roman" fo:font-size="9pt" fo:font-weight="normal" style:font-name-asian="Times New Roman" style:font-size-asian="9pt" style:font-weight-asian="normal" style:font-name-complex="Times New Roman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773cm" svg:height="0.369cm" svg:x="2.103cm" svg:y="2.202cm">
          <draw:text-box>
            <text:p text:style-name="P1"><text:span text:style-name="T1">Information systems in medical </text:span></text:p>
          </draw:text-box>
        </draw:frame>
        <draw:frame draw:style-name="gr2" draw:text-style-name="P2" draw:layer="layout" svg:width="0.764cm" svg:height="0.369cm" svg:x="6.9cm" svg:y="2.202cm">
          <draw:text-box>
            <text:p text:style-name="P1"><text:span text:style-name="T2">care </text:span></text:p>
          </draw:text-box>
        </draw:frame>
        <draw:frame draw:style-name="gr3" draw:text-style-name="P2" draw:layer="layout" svg:width="2.038cm" svg:height="0.369cm" svg:x="2.103cm" svg:y="2.693cm">
          <draw:text-box>
            <text:p text:style-name="P1"><text:span text:style-name="T2">and research</text:span></text:p>
          </draw:text-box>
        </draw:frame>
        <draw:frame draw:style-name="gr4" draw:text-style-name="P2" draw:layer="layout" svg:width="0.476cm" svg:height="0.412cm" svg:x="10.269cm" svg:y="27.516cm">
          <draw:text-box>
            <text:p text:style-name="P1"><text:span text:style-name="T3">1/7</text:span></text:p>
          </draw:text-box>
        </draw:frame>
        <draw:frame draw:style-name="gr5" draw:text-style-name="P3" draw:layer="layout" svg:width="2.372cm" svg:height="0.412cm" svg:x="10.128cm" svg:y="2.402cm">
          <draw:text-box>
            <text:p text:style-name="P1"><text:span text:style-name="T4">Exercise</text:span></text:p>
          </draw:text-box>
        </draw:frame>
        <draw:polygon draw:style-name="gr6" draw:text-style-name="P4" draw:layer="layout" svg:width="5.609cm" svg:height="0.017cm" svg:x="2cm" svg:y="24.171cm" svg:viewBox="0 0 5610 18" draw:points="5610,0 0,0 0,18 5610,18">
          <text:p/>
        </draw:polygon>
        <draw:polygon draw:style-name="gr7" draw:text-style-name="P5" draw:layer="layout" svg:width="5.609cm" svg:height="0.017cm" svg:x="2cm" svg:y="24.171cm" svg:viewBox="0 0 5610 18" draw:points="0,18 5610,18 5610,0 0,0">
          <text:p/>
        </draw:polygon>
        <draw:frame draw:style-name="gr8" draw:text-style-name="P2" draw:layer="layout" svg:width="1.052cm" svg:height="0.369cm" svg:x="17.861cm" svg:y="2.696cm">
          <draw:text-box>
            <text:p text:style-name="P1"><text:span text:style-name="T1">MI-Lab</text:span></text:p>
          </draw:text-box>
        </draw:frame>
        <draw:frame draw:style-name="gr9" draw:text-style-name="P6" draw:layer="layout" svg:width="15.047cm" svg:height="1.144cm" svg:x="3.014cm" svg:y="4.223cm">
          <draw:text-box>
            <text:p text:style-name="P1"><text:span text:style-name="T5">Exercise RESTful Webservices</text:span></text:p>
          </draw:text-box>
        </draw:frame>
        <draw:frame draw:style-name="gr10" draw:text-style-name="P7" draw:layer="layout" svg:width="12.368cm" svg:height="0.729cm" svg:x="4.332cm" svg:y="6.022cm">
          <draw:text-box>
            <text:p text:style-name="P1"><text:span text:style-name="T6">using the example of Bahmni OpenMRS</text:span></text:p>
          </draw:text-box>
        </draw:frame>
        <draw:frame draw:style-name="gr11" draw:text-style-name="P8" draw:layer="layout" svg:width="16.88cm" svg:height="0.454cm" svg:x="2.002cm" svg:y="7.407cm">
          <draw:text-box>
            <text:p text:style-name="P1"><text:span text:style-name="T7">In the last exercise, Bahmni was introduced as an OpenMRS distribution. In this exercise, we will look </text:span></text:p>
          </draw:text-box>
        </draw:frame>
        <draw:frame draw:style-name="gr12" draw:text-style-name="P8" draw:layer="layout" svg:width="16.059cm" svg:height="0.454cm" svg:x="2.002cm" svg:y="7.874cm">
          <draw:text-box>
            <text:p text:style-name="P1"><text:span text:style-name="T7">at the interfaces that enable communication between the Bahmni web frontend and the OpenMRS </text:span></text:p>
          </draw:text-box>
        </draw:frame>
        <draw:frame draw:style-name="gr13" draw:text-style-name="P8" draw:layer="layout" svg:width="16.804cm" svg:height="0.454cm" svg:x="2.002cm" svg:y="8.34cm">
          <draw:text-box>
            <text:p text:style-name="P1"><text:span text:style-name="T7">backend. In the practical example, data will be exchanged via the interfaces. We use an API client and </text:span></text:p>
          </draw:text-box>
        </draw:frame>
        <draw:frame draw:style-name="gr14" draw:text-style-name="P8" draw:layer="layout" svg:width="8.498cm" svg:height="0.454cm" svg:x="2.002cm" svg:y="8.807cm">
          <draw:text-box>
            <text:p text:style-name="P1"><text:span text:style-name="T7">a 3LGMZ model (MI-Lab, incl. Bahmni submodel).</text:span></text:p>
          </draw:text-box>
        </draw:frame>
        <draw:frame draw:style-name="gr15" draw:text-style-name="P8" draw:layer="layout" svg:width="14.908cm" svg:height="0.454cm" svg:x="2.002cm" svg:y="9.699cm">
          <draw:text-box>
            <text:p text:style-name="P1"><text:span text:style-name="T7">An </text:span><text:span text:style-name="T8">Application Programming Interface </text:span><text:span text:style-name="T7">(API) is a set of rules that enable applications to </text:span></text:p>
          </draw:text-box>
        </draw:frame>
        <draw:frame draw:style-name="gr16" draw:text-style-name="P8" draw:layer="layout" svg:width="16.313cm" svg:height="0.454cm" svg:x="2.002cm" svg:y="10.16cm">
          <draw:text-box>
            <text:p text:style-name="P1"><text:span text:style-name="T7">communicate with each other. Applications can communicate with each other in a network via web </text:span></text:p>
          </draw:text-box>
        </draw:frame>
        <draw:frame draw:style-name="gr17" draw:text-style-name="P8" draw:layer="layout" svg:width="16.698cm" svg:height="0.454cm" svg:x="2.002cm" svg:y="10.62cm">
          <draw:text-box>
            <text:p text:style-name="P1"><text:span text:style-name="T7">APIs. The main task of a web API I is to exchange representations of data with a corresponding client </text:span></text:p>
          </draw:text-box>
        </draw:frame>
        <draw:frame draw:style-name="gr18" draw:text-style-name="P9" draw:layer="layout" svg:width="1.856cm" svg:height="0.433cm" svg:x="2.002cm" svg:y="11.083cm">
          <draw:text-box>
            <text:p text:style-name="P1"><text:span text:style-name="T9">application</text:span><text:span text:style-name="T10">1</text:span></text:p>
          </draw:text-box>
        </draw:frame>
        <draw:frame draw:style-name="gr19" draw:text-style-name="P8" draw:layer="layout" svg:width="14.624cm" svg:height="0.454cm" svg:x="3.999cm" svg:y="11.081cm">
          <draw:text-box>
            <text:p text:style-name="P1"><text:span text:style-name="T7">. On the server side, Web APIs consist of one or more publicly accessible endpoints for a </text:span></text:p>
          </draw:text-box>
        </draw:frame>
        <draw:frame draw:style-name="gr20" draw:text-style-name="P8" draw:layer="layout" svg:width="5.929cm" svg:height="0.454cm" svg:x="2.002cm" svg:y="11.542cm">
          <draw:text-box>
            <text:p text:style-name="P1"><text:span text:style-name="T7">defined request-response protocol </text:span><text:span text:style-name="T11">2</text:span><text:span text:style-name="T7">.</text:span></text:p>
          </draw:text-box>
        </draw:frame>
        <draw:frame draw:style-name="gr21" draw:text-style-name="P8" draw:layer="layout" svg:width="16.927cm" svg:height="0.454cm" svg:x="2.002cm" svg:y="12.433cm">
          <draw:text-box>
            <text:p text:style-name="P1"><text:span text:style-name="T8">Representational State Transfer </text:span><text:span text:style-name="T7">(REST) APIs have all the features of a client-server architecture and </text:span></text:p>
          </draw:text-box>
        </draw:frame>
        <draw:frame draw:style-name="gr22" draw:text-style-name="P8" draw:layer="layout" svg:width="5.56cm" svg:height="0.454cm" svg:x="2.002cm" svg:y="12.893cm">
          <draw:text-box>
            <text:p text:style-name="P1"><text:span text:style-name="T7">also use standardized interfaces </text:span><text:span text:style-name="T11">3</text:span><text:span text:style-name="T7">.</text:span></text:p>
          </draw:text-box>
        </draw:frame>
        <draw:frame draw:style-name="gr23" draw:text-style-name="P8" draw:layer="layout" svg:width="8.803cm" svg:height="0.454cm" svg:x="2.002cm" svg:y="13.334cm">
          <draw:text-box>
            <text:p text:style-name="P1"><text:span text:style-name="T7">The following properties are relevant for the exercise:</text:span></text:p>
          </draw:text-box>
        </draw:frame>
        <draw:frame draw:style-name="gr24" draw:text-style-name="P2" draw:layer="layout" svg:width="0.432cm" svg:height="0.412cm" svg:x="2.637cm" svg:y="13.83cm">
          <draw:text-box>
            <text:p text:style-name="P1"><text:span text:style-name="T12">•</text:span></text:p>
          </draw:text-box>
        </draw:frame>
        <draw:frame draw:style-name="gr25" draw:text-style-name="P8" draw:layer="layout" svg:width="12.706cm" svg:height="0.454cm" svg:x="3.272cm" svg:y="13.803cm">
          <draw:text-box>
            <text:p text:style-name="P1"><text:span text:style-name="T7">Resources - Client requests refer to resources. These stand for an information </text:span></text:p>
          </draw:text-box>
        </draw:frame>
        <draw:frame draw:style-name="gr26" draw:text-style-name="P8" draw:layer="layout" svg:width="5.844cm" svg:height="0.454cm" svg:x="3.272cm" svg:y="14.27cm">
          <draw:text-box>
            <text:p text:style-name="P1"><text:span text:style-name="T7">unit, e.g. person, patient, encounter.</text:span></text:p>
          </draw:text-box>
        </draw:frame>
        <draw:frame draw:style-name="gr24" draw:text-style-name="P2" draw:layer="layout" svg:width="0.432cm" svg:height="0.412cm" svg:x="2.637cm" svg:y="14.741cm">
          <draw:text-box>
            <text:p text:style-name="P1"><text:span text:style-name="T12">•</text:span></text:p>
          </draw:text-box>
        </draw:frame>
        <draw:frame draw:style-name="gr27" draw:text-style-name="P8" draw:layer="layout" svg:width="14.781cm" svg:height="0.454cm" svg:x="3.272cm" svg:y="14.715cm">
          <draw:text-box>
            <text:p text:style-name="P1"><text:span text:style-name="T7">Addressing - resources are uniquely addressable with a Uniform Resource Identifier (URI)</text:span></text:p>
          </draw:text-box>
        </draw:frame>
        <draw:frame draw:style-name="gr24" draw:text-style-name="P2" draw:layer="layout" svg:width="0.432cm" svg:height="0.412cm" svg:x="2.637cm" svg:y="15.209cm">
          <draw:text-box>
            <text:p text:style-name="P1"><text:span text:style-name="T12">•</text:span></text:p>
          </draw:text-box>
        </draw:frame>
        <draw:frame draw:style-name="gr28" draw:text-style-name="P8" draw:layer="layout" svg:width="15.03cm" svg:height="0.454cm" svg:x="3.272cm" svg:y="15.183cm">
          <draw:text-box>
            <text:p text:style-name="P1"><text:span text:style-name="T7">Universal representation - A client can request a resource in XML, HTML or JSON format, </text:span></text:p>
          </draw:text-box>
        </draw:frame>
        <draw:frame draw:style-name="gr29" draw:text-style-name="P8" draw:layer="layout" svg:width="2.064cm" svg:height="0.454cm" svg:x="3.272cm" svg:y="15.649cm">
          <draw:text-box>
            <text:p text:style-name="P1"><text:span text:style-name="T7">for example.</text:span></text:p>
          </draw:text-box>
        </draw:frame>
        <draw:frame draw:style-name="gr24" draw:text-style-name="P2" draw:layer="layout" svg:width="0.432cm" svg:height="0.412cm" svg:x="2.637cm" svg:y="16.142cm">
          <draw:text-box>
            <text:p text:style-name="P1"><text:span text:style-name="T12">•</text:span></text:p>
          </draw:text-box>
        </draw:frame>
        <draw:frame draw:style-name="gr30" draw:text-style-name="P8" draw:layer="layout" svg:width="11.301cm" svg:height="0.454cm" svg:x="3.272cm" svg:y="16.116cm">
          <draw:text-box>
            <text:p text:style-name="P1"><text:span text:style-name="T7">Stateless protocol - requests are handled independently of each other.</text:span></text:p>
          </draw:text-box>
        </draw:frame>
        <draw:frame draw:style-name="gr24" draw:text-style-name="P2" draw:layer="layout" svg:width="0.432cm" svg:height="0.412cm" svg:x="2.637cm" svg:y="16.608cm">
          <draw:text-box>
            <text:p text:style-name="P1"><text:span text:style-name="T12">•</text:span></text:p>
          </draw:text-box>
        </draw:frame>
        <draw:frame draw:style-name="gr31" draw:text-style-name="P8" draw:layer="layout" svg:width="14.81cm" svg:height="0.454cm" svg:x="3.272cm" svg:y="16.582cm">
          <draw:text-box>
            <text:p text:style-name="P1"><text:span text:style-name="T7">HTTP methods - REST uses a standardized set of HTTP methods, GET, POST, DELETE, </text:span></text:p>
          </draw:text-box>
        </draw:frame>
        <draw:frame draw:style-name="gr32" draw:text-style-name="P8" draw:layer="layout" svg:width="0.582cm" svg:height="0.454cm" svg:x="3.272cm" svg:y="17.049cm">
          <draw:text-box>
            <text:p text:style-name="P1"><text:span text:style-name="T7">etc.</text:span></text:p>
          </draw:text-box>
        </draw:frame>
        <draw:frame draw:style-name="gr33" draw:text-style-name="P8" draw:layer="layout" svg:width="15.319cm" svg:height="0.454cm" svg:x="2.002cm" svg:y="17.941cm">
          <draw:text-box>
            <text:p text:style-name="P1"><text:span text:style-name="T8">OpenMRS </text:span><text:span text:style-name="T7">provides backend operations via its platform, including the APIs and the required </text:span></text:p>
          </draw:text-box>
        </draw:frame>
        <draw:frame draw:style-name="gr34" draw:text-style-name="P8" draw:layer="layout" svg:width="16.326cm" svg:height="0.454cm" svg:x="2.002cm" svg:y="18.402cm">
          <draw:text-box>
            <text:p text:style-name="P1"><text:span text:style-name="T7">storage/databases, to support the OpenMRS applications. Various distributions n use the OpenMRS </text:span></text:p>
          </draw:text-box>
        </draw:frame>
        <draw:frame draw:style-name="gr35" draw:text-style-name="P8" draw:layer="layout" svg:width="12.723cm" svg:height="0.454cm" svg:x="2.002cm" svg:y="18.862cm">
          <draw:text-box>
            <text:p text:style-name="P1"><text:span text:style-name="T7">platform as a backend (e.g. Bahmni, KenyaEMR, UgandaEMR, NigeriaMRS)</text:span></text:p>
          </draw:text-box>
        </draw:frame>
        <draw:frame draw:style-name="gr36" draw:text-style-name="P10" draw:layer="layout" svg:width="0.264cm" svg:height="0.297cm" svg:x="14.677cm" svg:y="18.865cm">
          <draw:text-box>
            <text:p text:style-name="P1"><text:span text:style-name="T13">4 </text:span></text:p>
          </draw:text-box>
        </draw:frame>
        <draw:frame draw:style-name="gr37" draw:text-style-name="P8" draw:layer="layout" svg:width="3.071cm" svg:height="0.454cm" svg:x="14.875cm" svg:y="18.862cm">
          <draw:text-box>
            <text:p text:style-name="P1"><text:span text:style-name="T7">with a customized </text:span></text:p>
          </draw:text-box>
        </draw:frame>
        <draw:frame draw:style-name="gr38" draw:text-style-name="P8" draw:layer="layout" svg:width="16.851cm" svg:height="0.454cm" svg:x="2.002cm" svg:y="19.323cm">
          <draw:text-box>
            <text:p text:style-name="P1"><text:span text:style-name="T7">frontend. OpenMRS stores data objects (persons, patients, encounters, observations, ... ) in its database </text:span></text:p>
          </draw:text-box>
        </draw:frame>
        <draw:frame draw:style-name="gr39" draw:text-style-name="P8" draw:layer="layout" svg:width="0.705cm" svg:height="0.454cm" svg:x="2.002cm" svg:y="19.784cm">
          <draw:text-box>
            <text:p text:style-name="P1"><text:span text:style-name="T7">at </text:span><text:span text:style-name="T11">5</text:span><text:span text:style-name="T7">.</text:span></text:p>
          </draw:text-box>
        </draw:frame>
        <draw:frame draw:style-name="gr40" draw:text-style-name="P8" draw:layer="layout" svg:width="16.957cm" svg:height="0.454cm" svg:x="2.002cm" svg:y="20.25cm">
          <draw:text-box>
            <text:p text:style-name="P1"><text:span text:style-name="T7">The REST Web API exposes data objects from OpenMRS as resources. These can be created, edited or </text:span></text:p>
          </draw:text-box>
        </draw:frame>
        <draw:frame draw:style-name="gr41" draw:text-style-name="P8" draw:layer="layout" svg:width="4.688cm" svg:height="0.454cm" svg:x="2.002cm" svg:y="20.71cm">
          <draw:text-box>
            <text:p text:style-name="P1"><text:span text:style-name="T7">deleted via HTTP methods </text:span><text:span text:style-name="T11">6</text:span></text:p>
          </draw:text-box>
        </draw:frame>
        <draw:frame draw:style-name="gr42" draw:text-style-name="P11" draw:layer="layout" svg:width="0.228cm" svg:height="0.255cm" svg:x="6.667cm" svg:y="20.709cm">
          <draw:text-box>
            <text:p text:style-name="P1"><text:span text:style-name="T14">,</text:span></text:p>
          </draw:text-box>
        </draw:frame>
        <draw:frame draw:style-name="gr36" draw:text-style-name="P10" draw:layer="layout" svg:width="0.264cm" svg:height="0.297cm" svg:x="6.724cm" svg:y="20.713cm">
          <draw:text-box>
            <text:p text:style-name="P1"><text:span text:style-name="T13">7</text:span></text:p>
          </draw:text-box>
        </draw:frame>
        <draw:frame draw:style-name="gr43" draw:text-style-name="P8" draw:layer="layout" svg:width="10.408cm" svg:height="0.454cm" svg:x="6.856cm" svg:y="20.71cm">
          <draw:text-box>
            <text:p text:style-name="P1"><text:span text:style-name="T7">. Bahmni Web acts as the front end and communicates with the </text:span></text:p>
          </draw:text-box>
        </draw:frame>
        <draw:frame draw:style-name="gr44" draw:text-style-name="P8" draw:layer="layout" svg:width="9.874cm" svg:height="0.454cm" svg:x="2.002cm" svg:y="21.171cm">
          <draw:text-box>
            <text:p text:style-name="P1"><text:span text:style-name="T7">OpenMRS platform as the back end via the REST Web API.</text:span></text:p>
          </draw:text-box>
        </draw:frame>
        <draw:frame draw:style-name="gr40" draw:text-style-name="P8" draw:layer="layout" svg:width="16.957cm" svg:height="0.454cm" svg:x="2.002cm" svg:y="21.636cm">
          <draw:text-box>
            <text:p text:style-name="P1"><text:span text:style-name="T7">For the exercise, we a 3LGMZ model with a detailed representation of Bahmni. Here you will also find </text:span></text:p>
          </draw:text-box>
        </draw:frame>
        <draw:frame draw:style-name="gr45" draw:text-style-name="P8" draw:layer="layout" svg:width="16.415cm" svg:height="0.454cm" svg:x="2.002cm" svg:y="22.103cm">
          <draw:text-box>
            <text:p text:style-name="P1"><text:span text:style-name="T7">information on the endpoints (see Interfaces in the model) and resources (see Services in the model).</text:span></text:p>
          </draw:text-box>
        </draw:frame>
        <draw:frame draw:style-name="gr46" draw:text-style-name="P12" draw:layer="layout" svg:width="0.352cm" svg:height="0.39cm" svg:x="2.002cm" svg:y="24.206cm">
          <draw:text-box>
            <text:p text:style-name="P1"><text:span text:style-name="T15">1</text:span></text:p>
          </draw:text-box>
        </draw:frame>
        <draw:line draw:style-name="gr47" draw:text-style-name="P5" draw:layer="layout" svg:x1="2.601cm" svg:y1="24.567cm" svg:x2="16.744cm" svg:y2="24.567cm">
          <text:p/>
        </draw:line>
        <draw:frame draw:style-name="gr48" draw:text-style-name="P12" draw:layer="layout" svg:width="14.531cm" svg:height="0.39cm" svg:x="2.602cm" svg:y="24.206cm">
          <draw:text-box>
            <text:p text:style-name="P1"><text:span text:style-name="T16">https://education.launchcode.org/csharp-web-dev-curriculum/web-api-rest/reading/web-api/index.html</text:span></text:p>
          </draw:text-box>
        </draw:frame>
        <draw:frame draw:style-name="gr46" draw:text-style-name="P12" draw:layer="layout" svg:width="0.352cm" svg:height="0.39cm" svg:x="2.002cm" svg:y="24.608cm">
          <draw:text-box>
            <text:p text:style-name="P1"><text:span text:style-name="T15">2</text:span></text:p>
          </draw:text-box>
        </draw:frame>
        <draw:line draw:style-name="gr47" draw:text-style-name="P5" draw:layer="layout" svg:x1="2.601cm" svg:y1="24.969cm" svg:x2="9.855cm" svg:y2="24.969cm">
          <text:p/>
        </draw:line>
        <draw:frame draw:style-name="gr49" draw:text-style-name="P12" draw:layer="layout" svg:width="7.436cm" svg:height="0.39cm" svg:x="2.602cm" svg:y="24.608cm">
          <draw:text-box>
            <text:p text:style-name="P1"><text:span text:style-name="T16">https://en.wikipedia.org/wiki/Web_API#Server_side</text:span></text:p>
          </draw:text-box>
        </draw:frame>
        <draw:frame draw:style-name="gr46" draw:text-style-name="P12" draw:layer="layout" svg:width="0.352cm" svg:height="0.39cm" svg:x="2.002cm" svg:y="25.046cm">
          <draw:text-box>
            <text:p text:style-name="P1"><text:span text:style-name="T15">3</text:span></text:p>
          </draw:text-box>
        </draw:frame>
        <draw:line draw:style-name="gr50" draw:text-style-name="P5" draw:layer="layout" svg:x1="2.601cm" svg:y1="25.414cm" svg:x2="12.503cm" svg:y2="25.414cm">
          <text:p/>
        </draw:line>
        <draw:frame draw:style-name="gr51" draw:text-style-name="P8" draw:layer="layout" svg:width="10.175cm" svg:height="0.454cm" svg:x="2.602cm" svg:y="24.999cm">
          <draw:text-box>
            <text:p text:style-name="P1"><text:span text:style-name="T17">https://de.wikipedia.org/wiki/Representational_State_Transfer</text:span></text:p>
          </draw:text-box>
        </draw:frame>
        <draw:frame draw:style-name="gr46" draw:text-style-name="P12" draw:layer="layout" svg:width="0.352cm" svg:height="0.39cm" svg:x="2.002cm" svg:y="25.493cm">
          <draw:text-box>
            <text:p text:style-name="P1"><text:span text:style-name="T15">4</text:span></text:p>
          </draw:text-box>
        </draw:frame>
        <draw:line draw:style-name="gr50" draw:text-style-name="P5" draw:layer="layout" svg:x1="2.601cm" svg:y1="25.861cm" svg:x2="15.279cm" svg:y2="25.861cm">
          <text:p/>
        </draw:line>
        <draw:frame draw:style-name="gr52" draw:text-style-name="P8" draw:layer="layout" svg:width="13.003cm" svg:height="0.454cm" svg:x="2.602cm" svg:y="25.446cm">
          <draw:text-box>
            <text:p text:style-name="P1"><text:span text:style-name="T17">https://openmrs.atlassian.net/wiki/spaces/RES/pages/26273961/Platform+Team</text:span></text:p>
          </draw:text-box>
        </draw:frame>
        <draw:frame draw:style-name="gr46" draw:text-style-name="P12" draw:layer="layout" svg:width="0.352cm" svg:height="0.39cm" svg:x="2.002cm" svg:y="25.938cm">
          <draw:text-box>
            <text:p text:style-name="P1"><text:span text:style-name="T15">5</text:span></text:p>
          </draw:text-box>
        </draw:frame>
        <draw:line draw:style-name="gr50" draw:text-style-name="P5" draw:layer="layout" svg:x1="6.444cm" svg:y1="26.305cm" svg:x2="12.247cm" svg:y2="26.305cm">
          <text:p/>
        </draw:line>
        <draw:frame draw:style-name="gr53" draw:text-style-name="P8" draw:layer="layout" svg:width="9.815cm" svg:height="0.454cm" svg:x="2.602cm" svg:y="25.89cm">
          <draw:text-box>
            <text:p text:style-name="P1"><text:span text:style-name="T7">OpenMRS data model: </text:span><text:span text:style-name="T17">https://docs.openmrs.org/datamodel/</text:span></text:p>
          </draw:text-box>
        </draw:frame>
        <draw:frame draw:style-name="gr46" draw:text-style-name="P12" draw:layer="layout" svg:width="0.352cm" svg:height="0.39cm" svg:x="2.002cm" svg:y="26.385cm">
          <draw:text-box>
            <text:p text:style-name="P1"><text:span text:style-name="T15">6</text:span></text:p>
          </draw:text-box>
        </draw:frame>
        <draw:line draw:style-name="gr50" draw:text-style-name="P5" draw:layer="layout" svg:x1="10.174cm" svg:y1="26.753cm" svg:x2="16.774cm" svg:y2="26.753cm">
          <text:p/>
        </draw:line>
        <draw:frame draw:style-name="gr54" draw:text-style-name="P8" draw:layer="layout" svg:width="14.544cm" svg:height="0.454cm" svg:x="2.602cm" svg:y="26.338cm">
          <draw:text-box>
            <text:p text:style-name="P1"><text:span text:style-name="T7">Documentation for the OpenMRS REST API: </text:span><text:span text:style-name="T17">https://rest.openmrs.org/#openmrs-rest-api</text:span></text:p>
          </draw:text-box>
        </draw:frame>
        <draw:frame draw:style-name="gr46" draw:text-style-name="P12" draw:layer="layout" svg:width="0.352cm" svg:height="0.39cm" svg:x="2.002cm" svg:y="26.804cm">
          <draw:text-box>
            <text:p text:style-name="P1"><text:span text:style-name="T15">7</text:span></text:p>
          </draw:text-box>
        </draw:frame>
        <draw:line draw:style-name="gr47" draw:text-style-name="P5" draw:layer="layout" svg:x1="2.601cm" svg:y1="27.165cm" svg:x2="13.067cm" svg:y2="27.165cm">
          <text:p/>
        </draw:line>
        <draw:frame draw:style-name="gr55" draw:text-style-name="P12" draw:layer="layout" svg:width="10.729cm" svg:height="0.39cm" svg:x="2.602cm" svg:y="26.804cm">
          <draw:text-box>
            <text:p text:style-name="P1"><text:span text:style-name="T16">https://demo.mybahmni.org/openmrs/module/webservices/rest/apiDocs.htm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4.773cm" svg:height="0.369cm" svg:x="2.103cm" svg:y="2.202cm">
          <draw:text-box>
            <text:p text:style-name="P1"><text:span text:style-name="T1">Information </text:span><text:span text:style-name="T18">systems</text:span><text:span text:style-name="T1"> in medical </text:span></text:p>
          </draw:text-box>
        </draw:frame>
        <draw:frame draw:style-name="gr2" draw:text-style-name="P2" draw:layer="layout" svg:width="0.764cm" svg:height="0.369cm" svg:x="6.9cm" svg:y="2.202cm">
          <draw:text-box>
            <text:p text:style-name="P1"><text:span text:style-name="T2">care </text:span></text:p>
          </draw:text-box>
        </draw:frame>
        <draw:frame draw:style-name="gr3" draw:text-style-name="P2" draw:layer="layout" svg:width="2.038cm" svg:height="0.369cm" svg:x="2.103cm" svg:y="2.693cm">
          <draw:text-box>
            <text:p text:style-name="P1"><text:span text:style-name="T2">and research</text:span></text:p>
          </draw:text-box>
        </draw:frame>
        <draw:frame draw:style-name="gr4" draw:text-style-name="P2" draw:layer="layout" svg:width="0.476cm" svg:height="0.412cm" svg:x="10.269cm" svg:y="27.516cm">
          <draw:text-box>
            <text:p text:style-name="P1"><text:span text:style-name="T3">2/7</text:span></text:p>
          </draw:text-box>
        </draw:frame>
        <draw:frame draw:style-name="gr5" draw:text-style-name="P3" draw:layer="layout" svg:width="2.372cm" svg:height="0.412cm" svg:x="10.128cm" svg:y="2.402cm">
          <draw:text-box>
            <text:p text:style-name="P1"><text:span text:style-name="T4">Exercise</text:span></text:p>
          </draw:text-box>
        </draw:frame>
        <draw:polygon draw:style-name="gr6" draw:text-style-name="P4" draw:layer="layout" svg:width="5.609cm" svg:height="0.017cm" svg:x="2cm" svg:y="26.09cm" svg:viewBox="0 0 5610 18" draw:points="5610,0 0,0 0,18 5610,18">
          <text:p/>
        </draw:polygon>
        <draw:polygon draw:style-name="gr7" draw:text-style-name="P5" draw:layer="layout" svg:width="5.609cm" svg:height="0.017cm" svg:x="2cm" svg:y="26.09cm" svg:viewBox="0 0 5610 18" draw:points="0,18 5610,18 5610,0 0,0">
          <text:p/>
        </draw:polygon>
        <draw:frame draw:style-name="gr8" draw:text-style-name="P2" draw:layer="layout" svg:width="1.052cm" svg:height="0.369cm" svg:x="17.861cm" svg:y="2.696cm">
          <draw:text-box>
            <text:p text:style-name="P1"><text:span text:style-name="T1">MI-Lab</text:span></text:p>
          </draw:text-box>
        </draw:frame>
        <draw:frame draw:style-name="gr56" draw:text-style-name="P13" draw:layer="layout" svg:width="0.493cm" svg:height="0.556cm" svg:x="2.002cm" svg:y="3.801cm">
          <draw:text-box>
            <text:p text:style-name="P1"><text:span text:style-name="T19">1.</text:span></text:p>
          </draw:text-box>
        </draw:frame>
        <draw:frame draw:style-name="gr57" draw:text-style-name="P14" draw:layer="layout" svg:width="2.847cm" svg:height="0.577cm" svg:x="2.76cm" svg:y="3.785cm">
          <draw:text-box>
            <text:p text:style-name="P1"><text:span text:style-name="T20">Preparation</text:span></text:p>
          </draw:text-box>
        </draw:frame>
        <draw:frame draw:style-name="gr58" draw:text-style-name="P13" draw:layer="layout" svg:width="0.832cm" svg:height="0.556cm" svg:x="2.002cm" svg:y="4.927cm">
          <draw:text-box>
            <text:p text:style-name="P1"><text:span text:style-name="T19">1.1.</text:span></text:p>
          </draw:text-box>
        </draw:frame>
        <draw:frame draw:style-name="gr59" draw:text-style-name="P14" draw:layer="layout" svg:width="5.611cm" svg:height="0.577cm" svg:x="3.014cm" svg:y="4.911cm">
          <draw:text-box>
            <text:p text:style-name="P1"><text:span text:style-name="T20">Task - API client Bruno</text:span></text:p>
          </draw:text-box>
        </draw:frame>
        <draw:frame draw:style-name="gr60" draw:text-style-name="P2" draw:layer="layout" svg:width="10.945cm" svg:height="0.412cm" svg:x="2.002cm" svg:y="5.503cm">
          <draw:text-box>
            <text:p text:style-name="P1"><text:span text:style-name="T3">Start the API client Bruno and familiarize yourself with the environment. </text:span></text:p>
          </draw:text-box>
        </draw:frame>
        <draw:frame draw:style-name="gr61" draw:text-style-name="P2" draw:layer="layout" svg:width="1.649cm" svg:height="0.412cm" svg:x="2.002cm" svg:y="5.929cm">
          <draw:text-box>
            <text:p text:style-name="P1"><text:span text:style-name="T3">Download:</text:span></text:p>
          </draw:text-box>
        </draw:frame>
        <draw:line draw:style-name="gr62" draw:text-style-name="P5" draw:layer="layout" svg:x1="5.755cm" svg:y1="6.307cm" svg:x2="12.105cm" svg:y2="6.307cm">
          <text:p/>
        </draw:line>
        <draw:frame draw:style-name="gr63" draw:text-style-name="P2" draw:layer="layout" svg:width="6.509cm" svg:height="0.412cm" svg:x="5.756cm" svg:y="5.929cm">
          <draw:text-box>
            <text:p text:style-name="P1"><text:span text:style-name="T21">https://github.com/usebruno/bruno/releases </text:span></text:p>
          </draw:text-box>
        </draw:frame>
        <draw:frame draw:style-name="gr64" draw:text-style-name="P2" draw:layer="layout" svg:width="2.39cm" svg:height="0.412cm" svg:x="2.002cm" svg:y="6.354cm">
          <draw:text-box>
            <text:p text:style-name="P1"><text:span text:style-name="T3">Documentation:</text:span></text:p>
          </draw:text-box>
        </draw:frame>
        <draw:line draw:style-name="gr62" draw:text-style-name="P5" draw:layer="layout" svg:x1="5.755cm" svg:y1="6.733cm" svg:x2="9.655cm" svg:y2="6.733cm">
          <text:p/>
        </draw:line>
        <draw:frame draw:style-name="gr65" draw:text-style-name="P2" draw:layer="layout" svg:width="3.998cm" svg:height="0.412cm" svg:x="5.756cm" svg:y="6.354cm">
          <draw:text-box>
            <text:p text:style-name="P1"><text:span text:style-name="T21">https://docs.usebruno.com/</text:span></text:p>
          </draw:text-box>
        </draw:frame>
        <draw:frame draw:style-name="gr66" draw:text-style-name="P2" draw:layer="layout" svg:width="16.051cm" svg:height="0.412cm" svg:x="2.002cm" svg:y="7.208cm">
          <draw:text-box>
            <text:p text:style-name="P1"><text:span text:style-name="T3">Create a new collection "MI-Lab". Move the mouse pointer over the collection, click on the three-dot menu </text:span></text:p>
          </draw:text-box>
        </draw:frame>
        <draw:frame draw:style-name="gr67" draw:text-style-name="P2" draw:layer="layout" svg:width="6.835cm" svg:height="0.412cm" svg:x="2.002cm" svg:y="7.634cm">
          <draw:text-box>
            <text:p text:style-name="P1"><text:span text:style-name="T3">(Meatball Menu) and on Settings in the menu.</text:span></text:p>
          </draw:text-box>
        </draw:frame>
        <draw:frame draw:style-name="gr68" draw:text-style-name="P2" draw:layer="layout" svg:width="8.003cm" svg:height="0.412cm" svg:x="2.002cm" svg:y="8.49cm">
          <draw:text-box>
            <text:p text:style-name="P1"><text:span text:style-name="T3">The authentication data must <text:s/>sent with every request.</text:span></text:p>
          </draw:text-box>
        </draw:frame>
        <draw:frame draw:style-name="gr69" draw:text-style-name="P2" draw:layer="layout" svg:width="16.83cm" svg:height="0.412cm" svg:x="2.002cm" svg:y="8.915cm">
          <draw:text-box>
            <text:p text:style-name="P1"><text:span text:style-name="T3">Enter the authentication data of the OpenMRS Admin in the "Auth" tab and confirm with "Save": drop-down list </text:span></text:p>
          </draw:text-box>
        </draw:frame>
        <draw:frame draw:style-name="gr70" draw:text-style-name="P2" draw:layer="layout" svg:width="1.111cm" svg:height="0.412cm" svg:x="2.002cm" svg:y="9.341cm">
          <draw:text-box>
            <text:p text:style-name="P1"><text:span text:style-name="T3">(Type):</text:span></text:p>
          </draw:text-box>
        </draw:frame>
        <draw:frame draw:style-name="gr71" draw:text-style-name="P2" draw:layer="layout" svg:width="1.657cm" svg:height="0.412cm" svg:x="5.755cm" svg:y="9.341cm">
          <draw:text-box>
            <text:p text:style-name="P1"><text:span text:style-name="T3">Basic Auth</text:span></text:p>
          </draw:text-box>
        </draw:frame>
        <draw:frame draw:style-name="gr72" draw:text-style-name="P2" draw:layer="layout" svg:width="0.802cm" svg:height="0.412cm" svg:x="2.002cm" svg:y="9.769cm">
          <draw:text-box>
            <text:p text:style-name="P1"><text:span text:style-name="T3">User:</text:span></text:p>
          </draw:text-box>
        </draw:frame>
        <draw:frame draw:style-name="gr73" draw:text-style-name="P2" draw:layer="layout" svg:width="1.446cm" svg:height="0.412cm" svg:x="5.755cm" svg:y="9.769cm">
          <draw:text-box>
            <text:p text:style-name="P1"><text:span text:style-name="T3">superman</text:span></text:p>
          </draw:text-box>
        </draw:frame>
        <draw:frame draw:style-name="gr74" draw:text-style-name="P2" draw:layer="layout" svg:width="1.522cm" svg:height="0.412cm" svg:x="2.002cm" svg:y="10.197cm">
          <draw:text-box>
            <text:p text:style-name="P1"><text:span text:style-name="T3">Password:</text:span></text:p>
          </draw:text-box>
        </draw:frame>
        <draw:frame draw:style-name="gr75" draw:text-style-name="P2" draw:layer="layout" svg:width="1.59cm" svg:height="0.412cm" svg:x="5.755cm" svg:y="10.197cm">
          <draw:text-box>
            <text:p text:style-name="P1"><text:span text:style-name="T3">Admin123</text:span></text:p>
          </draw:text-box>
        </draw:frame>
        <draw:frame draw:style-name="gr76" draw:text-style-name="P2" draw:layer="layout" svg:width="12.202cm" svg:height="0.412cm" svg:x="2.002cm" svg:y="11.05cm">
          <draw:text-box>
            <text:p text:style-name="P1"><text:span text:style-name="T3">Enter the following Base URL in the "Presets" tab and confirm with "Save". Base </text:span></text:p>
          </draw:text-box>
        </draw:frame>
        <draw:frame draw:style-name="gr77" draw:text-style-name="P2" draw:layer="layout" svg:width="0.739cm" svg:height="0.412cm" svg:x="2.002cm" svg:y="11.476cm">
          <draw:text-box>
            <text:p text:style-name="P1"><text:span text:style-name="T3">URL</text:span></text:p>
          </draw:text-box>
        </draw:frame>
        <draw:frame draw:style-name="gr78" draw:text-style-name="P2" draw:layer="layout" svg:width="5.162cm" svg:height="0.412cm" svg:x="5.755cm" svg:y="11.476cm">
          <draw:text-box>
            <text:p text:style-name="P1"><text:span text:style-name="T3">https://192.168.48.77/openmrs/ws/</text:span></text:p>
          </draw:text-box>
        </draw:frame>
        <draw:frame draw:style-name="gr79" draw:text-style-name="P2" draw:layer="layout" svg:width="15.593cm" svg:height="0.412cm" svg:x="2.002cm" svg:y="12.33cm">
          <draw:text-box>
            <text:p text:style-name="P1"><text:span text:style-name="T3">Click on Preferences" in the top menu bar (top left) under "Collection". In the "General" tab, remove the </text:span></text:p>
          </draw:text-box>
        </draw:frame>
        <draw:frame draw:style-name="gr80" draw:text-style-name="P2" draw:layer="layout" svg:width="11.457cm" svg:height="0.412cm" svg:x="2.002cm" svg:y="12.756cm">
          <draw:text-box>
            <text:p text:style-name="P1"><text:span text:style-name="T3">checkmark next to "SSL/TLS Certificate Verification". Confirm with "Save".</text:span></text:p>
          </draw:text-box>
        </draw:frame>
        <draw:frame draw:style-name="gr58" draw:text-style-name="P13" draw:layer="layout" svg:width="0.832cm" svg:height="0.556cm" svg:x="2.002cm" svg:y="13.53cm">
          <draw:text-box>
            <text:p text:style-name="P1"><text:span text:style-name="T19">1.2.</text:span></text:p>
          </draw:text-box>
        </draw:frame>
        <draw:frame draw:style-name="gr81" draw:text-style-name="P14" draw:layer="layout" svg:width="3.588cm" svg:height="0.577cm" svg:x="3.014cm" svg:y="13.514cm">
          <draw:text-box>
            <text:p text:style-name="P1"><text:span text:style-name="T20">Task - Session</text:span></text:p>
          </draw:text-box>
        </draw:frame>
        <draw:frame draw:style-name="gr82" draw:text-style-name="P2" draw:layer="layout" svg:width="17.109cm" svg:height="0.412cm" svg:x="2.002cm" svg:y="14.106cm">
          <draw:text-box>
            <text:p text:style-name="P1"><text:span text:style-name="T3">Create a new request via the three-point menu of the "MI-Lab" </text:span><text:span text:style-name="T22">collection→ </text:span><text:span text:style-name="T3">"New Request". Give it the name "1-2 </text:span></text:p>
          </draw:text-box>
        </draw:frame>
        <draw:frame draw:style-name="gr83" draw:text-style-name="P2" draw:layer="layout" svg:width="12.435cm" svg:height="0.412cm" svg:x="2.002cm" svg:y="14.532cm">
          <draw:text-box>
            <text:p text:style-name="P1"><text:span text:style-name="T3">Session". In the Auth tab, select "Inherit" to accept the access data of the collection.</text:span></text:p>
          </draw:text-box>
        </draw:frame>
        <draw:frame draw:style-name="gr84" draw:text-style-name="P2" draw:layer="layout" svg:width="13.252cm" svg:height="0.412cm" svg:x="2.002cm" svg:y="14.96cm">
          <draw:text-box>
            <text:p text:style-name="P1"><text:span text:style-name="T3">A resource is requested via the base URL of the web service and the path of the resource.</text:span></text:p>
          </draw:text-box>
        </draw:frame>
        <draw:frame draw:style-name="gr85" draw:text-style-name="P2" draw:layer="layout" svg:width="16.846cm" svg:height="0.412cm" svg:x="2.002cm" svg:y="15.386cm">
          <draw:text-box>
            <text:p text:style-name="P1"><text:span text:style-name="T3">Go to the "Vars" tab. Add two variables to "Pre Request". Give one variable the name "endpoint-prefix" with the </text:span></text:p>
          </draw:text-box>
        </draw:frame>
        <draw:frame draw:style-name="gr86" draw:text-style-name="P2" draw:layer="layout" svg:width="16.427cm" svg:height="0.412cm" svg:x="2.002cm" svg:y="15.812cm">
          <draw:text-box>
            <text:p text:style-name="P1"><text:span text:style-name="T3">value "rest/v1/". Give the other variable the name "resource" with the value "session". Use the variables in the </text:span></text:p>
          </draw:text-box>
        </draw:frame>
        <draw:frame draw:style-name="gr87" draw:text-style-name="P2" draw:layer="layout" svg:width="7.008cm" svg:height="0.412cm" svg:x="2.002cm" svg:y="16.238cm">
          <draw:text-box>
            <text:p text:style-name="P1"><text:span text:style-name="T3">address line in double curly brackets, here with</text:span></text:p>
          </draw:text-box>
        </draw:frame>
        <draw:frame draw:style-name="gr88" draw:text-style-name="P2" draw:layer="layout" svg:width="5.806cm" svg:height="0.412cm" svg:x="2.002cm" svg:y="16.667cm">
          <draw:text-box>
            <text:p text:style-name="P1"><text:span text:style-name="T3">{{endpoint-prefix}} and {{resource}}.</text:span></text:p>
          </draw:text-box>
        </draw:frame>
        <draw:frame draw:style-name="gr89" draw:text-style-name="P2" draw:layer="layout" svg:width="6.377cm" svg:height="0.412cm" svg:x="2.002cm" svg:y="17.521cm">
          <draw:text-box>
            <text:p text:style-name="P1"><text:span text:style-name="T3">The address line should then look like this:</text:span></text:p>
          </draw:text-box>
        </draw:frame>
        <draw:frame draw:style-name="gr90" draw:text-style-name="P2" draw:layer="layout" svg:width="0.717cm" svg:height="0.412cm" svg:x="2.002cm" svg:y="17.947cm">
          <draw:text-box>
            <text:p text:style-name="P1"><text:span text:style-name="T3">GET</text:span></text:p>
          </draw:text-box>
        </draw:frame>
        <draw:frame draw:style-name="gr91" draw:text-style-name="P2" draw:layer="layout" svg:width="9.73cm" svg:height="0.412cm" svg:x="5.755cm" svg:y="17.947cm">
          <draw:text-box>
            <text:p text:style-name="P1"><text:span text:style-name="T3">https://192.168.48.77/openmrs/{{endpoint-prefix}}{{resource}} </text:span></text:p>
          </draw:text-box>
        </draw:frame>
        <draw:frame draw:style-name="gr92" draw:text-style-name="P2" draw:layer="layout" svg:width="1.835cm" svg:height="0.412cm" svg:x="2.002cm" svg:y="18.373cm">
          <draw:text-box>
            <text:p text:style-name="P1"><text:span text:style-name="T3">representing</text:span></text:p>
          </draw:text-box>
        </draw:frame>
        <draw:frame draw:style-name="gr93" draw:text-style-name="P2" draw:layer="layout" svg:width="7.343cm" svg:height="0.412cm" svg:x="5.755cm" svg:y="18.373cm">
          <draw:text-box>
            <text:p text:style-name="P1"><text:span text:style-name="T3">https://192.168.48.77/openmrs/ws/rest/v1/session</text:span></text:p>
          </draw:text-box>
        </draw:frame>
        <draw:frame draw:style-name="gr94" draw:text-style-name="P2" draw:layer="layout" svg:width="16.216cm" svg:height="0.412cm" svg:x="2.002cm" svg:y="19.228cm">
          <draw:text-box>
            <text:p text:style-name="P1"><text:span text:style-name="T3">This client request outputs the session token via which the user "superman" is logged in. Send the request by </text:span></text:p>
          </draw:text-box>
        </draw:frame>
        <draw:frame draw:style-name="gr95" draw:text-style-name="P2" draw:layer="layout" svg:width="8.465cm" svg:height="0.412cm" svg:x="2.002cm" svg:y="19.654cm">
          <draw:text-box>
            <text:p text:style-name="P1"><text:span text:style-name="T3">clicking on the </text:span><text:span text:style-name="T22">"→" </text:span><text:span text:style-name="T3">arrow to the right of the address bar.</text:span></text:p>
          </draw:text-box>
        </draw:frame>
        <draw:frame draw:style-name="gr96" draw:text-style-name="P2" draw:layer="layout" svg:width="16.749cm" svg:height="0.412cm" svg:x="2.002cm" svg:y="20.082cm">
          <draw:text-box>
            <text:p text:style-name="P1"><text:span text:style-name="T3">If the request was successful, the status "200 OK" is given as the response and the payload is displayed in JSON </text:span></text:p>
          </draw:text-box>
        </draw:frame>
        <draw:frame draw:style-name="gr97" draw:text-style-name="P2" draw:layer="layout" svg:width="10.09cm" svg:height="0.412cm" svg:x="2.002cm" svg:y="20.508cm">
          <draw:text-box>
            <text:p text:style-name="P1"><text:span text:style-name="T3">format. You can view the current session of the logged-in user here.</text:span></text:p>
          </draw:text-box>
        </draw:frame>
        <draw:frame draw:style-name="gr98" draw:text-style-name="P2" draw:layer="layout" svg:width="9.595cm" svg:height="0.412cm" svg:x="2.002cm" svg:y="20.935cm">
          <draw:text-box>
            <text:p text:style-name="P1"><text:span text:style-name="T3">Leave the API client open and take a look at the 3LGMZ model!</text:span></text:p>
          </draw:text-box>
        </draw:frame>
        <draw:frame draw:style-name="gr58" draw:text-style-name="P13" draw:layer="layout" svg:width="0.832cm" svg:height="0.556cm" svg:x="2.002cm" svg:y="21.708cm">
          <draw:text-box>
            <text:p text:style-name="P1"><text:span text:style-name="T19">1.3.</text:span></text:p>
          </draw:text-box>
        </draw:frame>
        <draw:frame draw:style-name="gr99" draw:text-style-name="P14" draw:layer="layout" svg:width="6.636cm" svg:height="0.577cm" svg:x="3.014cm" svg:y="21.692cm">
          <draw:text-box>
            <text:p text:style-name="P1"><text:span text:style-name="T20">Task - 3LGM² Model MI-Lab</text:span></text:p>
          </draw:text-box>
        </draw:frame>
        <draw:frame draw:style-name="gr100" draw:text-style-name="P2" draw:layer="layout" svg:width="15.852cm" svg:height="0.412cm" svg:x="2.002cm" svg:y="22.284cm">
          <draw:text-box>
            <text:p text:style-name="P1"><text:span text:style-name="T3">Open the 3LGM² model "MI-Lab_v6.z3lgm". In the model browser, go to "02a - BAHMNI (detailed)" or </text:span></text:p>
          </draw:text-box>
        </draw:frame>
        <draw:frame draw:style-name="gr101" draw:text-style-name="P2" draw:layer="layout" svg:width="10.429cm" svg:height="0.412cm" svg:x="2.002cm" svg:y="22.71cm">
          <draw:text-box>
            <text:p text:style-name="P1"><text:span text:style-name="T3">alternatively go to the logical level, hold down alt and double-click on</text:span></text:p>
          </draw:text-box>
        </draw:frame>
        <draw:frame draw:style-name="gr102" draw:text-style-name="P2" draw:layer="layout" svg:width="16.029cm" svg:height="0.412cm" svg:x="2.002cm" svg:y="23.136cm">
          <draw:text-box>
            <text:p text:style-name="P1"><text:span text:style-name="T3">"EMR &amp; Hospital System (Bahmni)". At the logical level, you can now see the application systems that are </text:span></text:p>
          </draw:text-box>
        </draw:frame>
        <draw:frame draw:style-name="gr103" draw:text-style-name="P2" draw:layer="layout" svg:width="4.633cm" svg:height="0.412cm" svg:x="2.002cm" svg:y="23.561cm">
          <draw:text-box>
            <text:p text:style-name="P1"><text:span text:style-name="T3">integrated in Bahmni Standa rd</text:span></text:p>
          </draw:text-box>
        </draw:frame>
        <draw:frame draw:style-name="gr104" draw:text-style-name="P15" draw:layer="layout" svg:width="0.246cm" svg:height="0.276cm" svg:x="6.631cm" svg:y="23.547cm">
          <draw:text-box>
            <text:p text:style-name="P1"><text:span text:style-name="T23">8</text:span></text:p>
          </draw:text-box>
        </draw:frame>
        <draw:frame draw:style-name="gr105" draw:text-style-name="P2" draw:layer="layout" svg:width="4.328cm" svg:height="0.412cm" svg:x="6.755cm" svg:y="23.561cm">
          <draw:text-box>
            <text:p text:style-name="P1"><text:span text:style-name="T3">and the associated interfaces.</text:span></text:p>
          </draw:text-box>
        </draw:frame>
        <draw:frame draw:style-name="gr106" draw:text-style-name="P2" draw:layer="layout" svg:width="15.111cm" svg:height="0.412cm" svg:x="2.002cm" svg:y="24.424cm">
          <draw:text-box>
            <text:p text:style-name="P1"><text:span text:style-name="T3">Go to the functional level. Here you can see a selection of the object types used in OpenMRS Bahmni</text:span></text:p>
          </draw:text-box>
        </draw:frame>
        <draw:frame draw:style-name="gr107" draw:text-style-name="P15" draw:layer="layout" svg:width="0.349cm" svg:height="0.276cm" svg:x="17.047cm" svg:y="24.411cm">
          <draw:text-box>
            <text:p text:style-name="P1"><text:span text:style-name="T23">.(9)</text:span></text:p>
          </draw:text-box>
        </draw:frame>
        <draw:frame draw:style-name="gr108" draw:text-style-name="P2" draw:layer="layout" svg:width="16.038cm" svg:height="0.412cm" svg:x="2.002cm" svg:y="24.852cm">
          <draw:text-box>
            <text:p text:style-name="P1"><text:span text:style-name="T3">a) Open the "Person" object type and go to the "Representation forms" tab. How is the object type "Person" </text:span></text:p>
          </draw:text-box>
        </draw:frame>
        <draw:frame draw:style-name="gr109" draw:text-style-name="P2" draw:layer="layout" svg:width="8.232cm" svg:height="0.412cm" svg:x="2.002cm" svg:y="25.278cm">
          <draw:text-box>
            <text:p text:style-name="P1"><text:span text:style-name="T3">represented? What represents the "Patient" object type?</text:span></text:p>
          </draw:text-box>
        </draw:frame>
        <draw:frame draw:style-name="gr46" draw:text-style-name="P12" draw:layer="layout" svg:width="0.352cm" svg:height="0.39cm" svg:x="2.002cm" svg:y="26.12cm">
          <draw:text-box>
            <text:p text:style-name="P1"><text:span text:style-name="T15">8</text:span></text:p>
          </draw:text-box>
        </draw:frame>
        <draw:frame draw:style-name="gr110" draw:text-style-name="P12" draw:layer="layout" svg:width="4.032cm" svg:height="0.39cm" svg:x="2.602cm" svg:y="26.12cm">
          <draw:text-box>
            <text:p text:style-name="P1"><text:span text:style-name="T16">https://demo.mybahmni.org/</text:span></text:p>
          </draw:text-box>
        </draw:frame>
        <draw:frame draw:style-name="gr46" draw:text-style-name="P12" draw:layer="layout" svg:width="0.352cm" svg:height="0.39cm" svg:x="2.002cm" svg:y="26.558cm">
          <draw:text-box>
            <text:p text:style-name="P1"><text:span text:style-name="T15">9</text:span></text:p>
          </draw:text-box>
        </draw:frame>
        <draw:line draw:style-name="gr111" draw:text-style-name="P5" draw:layer="layout" svg:x1="2.599cm" svg:y1="26.471cm" svg:x2="6.611cm" svg:y2="26.471cm">
          <text:p/>
        </draw:line>
        <draw:line draw:style-name="gr111" draw:text-style-name="P5" draw:layer="layout" svg:x1="6.568cm" svg:y1="26.912cm" svg:x2="12.23cm" svg:y2="26.912cm">
          <text:p/>
        </draw:line>
        <draw:frame draw:style-name="gr53" draw:text-style-name="P8" draw:layer="layout" svg:width="9.815cm" svg:height="0.454cm" svg:x="2.602cm" svg:y="26.511cm">
          <draw:text-box>
            <text:p text:style-name="P1"><text:span text:style-name="T7">OpenMRS data model: </text:span><text:span text:style-name="T17">https://docs.openmrs.org/datamodel/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4.773cm" svg:height="0.369cm" svg:x="2.103cm" svg:y="2.202cm">
          <draw:text-box>
            <text:p text:style-name="P1"><text:span text:style-name="T1">Information systems in medical </text:span></text:p>
          </draw:text-box>
        </draw:frame>
        <draw:frame draw:style-name="gr2" draw:text-style-name="P2" draw:layer="layout" svg:width="0.764cm" svg:height="0.369cm" svg:x="6.9cm" svg:y="2.202cm">
          <draw:text-box>
            <text:p text:style-name="P1"><text:span text:style-name="T2">care </text:span></text:p>
          </draw:text-box>
        </draw:frame>
        <draw:frame draw:style-name="gr3" draw:text-style-name="P2" draw:layer="layout" svg:width="2.038cm" svg:height="0.369cm" svg:x="2.103cm" svg:y="2.693cm">
          <draw:text-box>
            <text:p text:style-name="P1"><text:span text:style-name="T2">and research</text:span></text:p>
          </draw:text-box>
        </draw:frame>
        <draw:frame draw:style-name="gr4" draw:text-style-name="P2" draw:layer="layout" svg:width="0.476cm" svg:height="0.412cm" svg:x="10.269cm" svg:y="27.516cm">
          <draw:text-box>
            <text:p text:style-name="P1"><text:span text:style-name="T3">3/7</text:span></text:p>
          </draw:text-box>
        </draw:frame>
        <draw:frame draw:style-name="gr8" draw:text-style-name="P2" draw:layer="layout" svg:width="1.052cm" svg:height="0.369cm" svg:x="17.861cm" svg:y="2.696cm">
          <draw:text-box>
            <text:p text:style-name="P1"><text:span text:style-name="T1">MI-Lab</text:span></text:p>
          </draw:text-box>
        </draw:frame>
        <draw:frame draw:style-name="gr112" draw:text-style-name="P2" draw:layer="layout" svg:width="11.161cm" svg:height="0.412cm" svg:x="2.002cm" svg:y="4.108cm">
          <draw:text-box>
            <text:p text:style-name="P1"><text:span text:style-name="T3">Let's take a look at the resources that are communicated via the REST API.</text:span></text:p>
          </draw:text-box>
        </draw:frame>
        <draw:frame draw:style-name="gr113" draw:text-style-name="P2" draw:layer="layout" svg:width="15.826cm" svg:height="0.412cm" svg:x="2.002cm" svg:y="4.534cm">
          <draw:text-box>
            <text:p text:style-name="P1"><text:span text:style-name="T3">b) Double-click on "REST person resource" and then go to the "Services" tab. Which REST services have </text:span></text:p>
          </draw:text-box>
        </draw:frame>
        <draw:frame draw:style-name="gr114" draw:text-style-name="P2" draw:layer="layout" svg:width="7.275cm" svg:height="0.412cm" svg:x="2.002cm" svg:y="4.96cm">
          <draw:text-box>
            <text:p text:style-name="P1"><text:span text:style-name="T3">t</text:span><text:span text:style-name="T3">h</text:span><text:span text:style-name="T3">e </text:span><text:span text:style-name="T3">r</text:span><text:span text:style-name="T3">e</text:span><text:span text:style-name="T3">s</text:span><text:span text:style-name="T3">o</text:span><text:span text:style-name="T3">u</text:span><text:span text:style-name="T3">r</text:span><text:span text:style-name="T3">c</text:span><text:span text:style-name="T3">e </text:span><text:span text:style-name="T3">"</text:span><text:span text:style-name="T3">R</text:span><text:span text:style-name="T3">E</text:span><text:span text:style-name="T3">S</text:span><text:span text:style-name="T3">T</text:span><text:span text:style-name="T3"> </text:span><text:span text:style-name="T3">p</text:span><text:span text:style-name="T3">e</text:span><text:span text:style-name="T3">r</text:span><text:span text:style-name="T3">s</text:span><text:span text:style-name="T3">o</text:span><text:span text:style-name="T3">n</text:span><text:span text:style-name="T3"> </text:span><text:span text:style-name="T3">r</text:span><text:span text:style-name="T3">e</text:span><text:span text:style-name="T3">s</text:span><text:span text:style-name="T3">o</text:span><text:span text:style-name="T3">u</text:span><text:span text:style-name="T3">r</text:span><text:span text:style-name="T3">c</text:span><text:span text:style-name="T3">e</text:span><text:span text:style-name="T3">" </text:span><text:span text:style-name="T3">a</text:span><text:span text:style-name="T3">s </text:span><text:span text:style-name="T3">a </text:span><text:span text:style-name="T3">r</text:span><text:span text:style-name="T3">e</text:span><text:span text:style-name="T3">s</text:span><text:span text:style-name="T3">u</text:span><text:span text:style-name="T3">l</text:span><text:span text:style-name="T3">t</text:span><text:span text:style-name="T3">?</text:span></text:p>
          </draw:text-box>
        </draw:frame>
        <draw:frame draw:style-name="gr115" draw:text-style-name="P2" draw:layer="layout" svg:width="15.627cm" svg:height="0.412cm" svg:x="2.002cm" svg:y="5.815cm">
          <draw:text-box>
            <text:p text:style-name="P1"><text:span text:style-name="T3">c</text:span><text:span text:style-name="T3">) </text:span><text:span text:style-name="T3">O</text:span><text:span text:style-name="T3">p</text:span><text:span text:style-name="T3">e</text:span><text:span text:style-name="T3">n</text:span><text:span text:style-name="T3"> </text:span><text:span text:style-name="T3">o</text:span><text:span text:style-name="T3">n</text:span><text:span text:style-name="T3">e </text:span><text:span text:style-name="T3">o</text:span><text:span text:style-name="T3">f </text:span><text:span text:style-name="T3">t</text:span><text:span text:style-name="T3">h</text:span><text:span text:style-name="T3">e</text:span><text:span text:style-name="T3">s</text:span><text:span text:style-name="T3">e </text:span><text:span text:style-name="T3">s</text:span><text:span text:style-name="T3">e</text:span><text:span text:style-name="T3">r</text:span><text:span text:style-name="T3">v</text:span><text:span text:style-name="T3">i</text:span><text:span text:style-name="T3">c</text:span><text:span text:style-name="T3">e</text:span><text:span text:style-name="T3">s</text:span><text:span text:style-name="T3">, </text:span><text:span text:style-name="T3">e</text:span><text:span text:style-name="T3">.</text:span><text:span text:style-name="T3">g</text:span><text:span text:style-name="T3">. </text:span><text:span text:style-name="T3">"</text:span><text:span text:style-name="T3">O</text:span><text:span text:style-name="T3">p</text:span><text:span text:style-name="T3">e</text:span><text:span text:style-name="T3">n</text:span><text:span text:style-name="T3">M</text:span><text:span text:style-name="T3">R</text:span><text:span text:style-name="T3">S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 </text:span><text:span text:style-name="T3">a </text:span><text:span text:style-name="T3">p</text:span><text:span text:style-name="T3">e</text:span><text:span text:style-name="T3">r</text:span><text:span text:style-name="T3">s</text:span><text:span text:style-name="T3">o</text:span><text:span text:style-name="T3">n</text:span><text:span text:style-name="T3">"</text:span><text:span text:style-name="T3">. </text:span><text:span text:style-name="T3">L</text:span><text:span text:style-name="T3">o</text:span><text:span text:style-name="T3">o</text:span><text:span text:style-name="T3">k</text:span><text:span text:style-name="T3"> </text:span><text:span text:style-name="T3">a</text:span><text:span text:style-name="T3">t </text:span><text:span text:style-name="T3">t</text:span><text:span text:style-name="T3">h</text:span><text:span text:style-name="T3">e </text:span><text:span text:style-name="T3">c</text:span><text:span text:style-name="T3">o</text:span><text:span text:style-name="T3">r</text:span><text:span text:style-name="T3">r</text:span><text:span text:style-name="T3">e</text:span><text:span text:style-name="T3">s</text:span><text:span text:style-name="T3">p</text:span><text:span text:style-name="T3">o</text:span><text:span text:style-name="T3">n</text:span><text:span text:style-name="T3">d</text:span><text:span text:style-name="T3">i</text:span><text:span text:style-name="T3">n</text:span><text:span text:style-name="T3">g</text:span><text:span text:style-name="T3"> </text:span><text:span text:style-name="T3">p</text:span><text:span text:style-name="T3">r</text:span><text:span text:style-name="T3">o</text:span><text:span text:style-name="T3">p</text:span><text:span text:style-name="T3">e</text:span><text:span text:style-name="T3">r</text:span><text:span text:style-name="T3">t</text:span><text:span text:style-name="T3">i</text:span><text:span text:style-name="T3">e</text:span><text:span text:style-name="T3">s </text:span><text:span text:style-name="T3">o</text:span><text:span text:style-name="T3">f </text:span></text:p>
          </draw:text-box>
        </draw:frame>
        <draw:frame draw:style-name="gr116" draw:text-style-name="P2" draw:layer="layout" svg:width="6.073cm" svg:height="0.412cm" svg:x="2.002cm" svg:y="6.241cm">
          <draw:text-box>
            <text:p text:style-name="P1"><text:span text:style-name="T3">t</text:span><text:span text:style-name="T3">h</text:span><text:span text:style-name="T3">e </text:span><text:span text:style-name="T3">r</text:span><text:span text:style-name="T3">e</text:span><text:span text:style-name="T3">q</text:span><text:span text:style-name="T3">u</text:span><text:span text:style-name="T3">e</text:span><text:span text:style-name="T3">s</text:span><text:span text:style-name="T3">t </text:span><text:span text:style-name="T3">i</text:span><text:span text:style-name="T3">n</text:span><text:span text:style-name="T3"> </text:span><text:span text:style-name="T3">t</text:span><text:span text:style-name="T3">h</text:span><text:span text:style-name="T3">e </text:span><text:span text:style-name="T3">"</text:span><text:span text:style-name="T3">R</text:span><text:span text:style-name="T3">E</text:span><text:span text:style-name="T3">S</text:span><text:span text:style-name="T3">T</text:span><text:span text:style-name="T3"> </text:span><text:span text:style-name="T3">P</text:span><text:span text:style-name="T3">r</text:span><text:span text:style-name="T3">o</text:span><text:span text:style-name="T3">p</text:span><text:span text:style-name="T3">e</text:span><text:span text:style-name="T3">r</text:span><text:span text:style-name="T3">t</text:span><text:span text:style-name="T3">i</text:span><text:span text:style-name="T3">e</text:span><text:span text:style-name="T3">s</text:span><text:span text:style-name="T3">" </text:span><text:span text:style-name="T3">t</text:span><text:span text:style-name="T3">a</text:span><text:span text:style-name="T3">b</text:span><text:span text:style-name="T3">.</text:span></text:p>
          </draw:text-box>
        </draw:frame>
        <draw:frame draw:style-name="gr117" draw:text-style-name="P2" draw:layer="layout" svg:width="10.56cm" svg:height="0.412cm" svg:x="2.002cm" svg:y="6.669cm">
          <draw:text-box>
            <text:p text:style-name="P1"><text:span text:style-name="T3">A</text:span><text:span text:style-name="T3">l</text:span><text:span text:style-name="T3">l </text:span><text:span text:style-name="T3">s</text:span><text:span text:style-name="T3">e</text:span><text:span text:style-name="T3">r</text:span><text:span text:style-name="T3">v</text:span><text:span text:style-name="T3">i</text:span><text:span text:style-name="T3">c</text:span><text:span text:style-name="T3">e</text:span><text:span text:style-name="T3">s </text:span><text:span text:style-name="T3">c</text:span><text:span text:style-name="T3">a</text:span><text:span text:style-name="T3">n</text:span><text:span text:style-name="T3"> </text:span><text:span text:style-name="T3">a</text:span><text:span text:style-name="T3">l</text:span><text:span text:style-name="T3">s</text:span><text:span text:style-name="T3">o</text:span><text:span text:style-name="T3"> </text:span><text:span text:style-name="T3">b</text:span><text:span text:style-name="T3">e </text:span><text:span text:style-name="T3">o</text:span><text:span text:style-name="T3">p</text:span><text:span text:style-name="T3">e</text:span><text:span text:style-name="T3">n</text:span><text:span text:style-name="T3">e</text:span><text:span text:style-name="T3">d</text:span><text:span text:style-name="T3"> </text:span><text:span text:style-name="T3">i</text:span><text:span text:style-name="T3">n</text:span><text:span text:style-name="T3"> </text:span><text:span text:style-name="T3">t</text:span><text:span text:style-name="T3">h</text:span><text:span text:style-name="T3">e </text:span><text:span text:style-name="T3">l</text:span><text:span text:style-name="T3">o</text:span><text:span text:style-name="T3">g</text:span><text:span text:style-name="T3">i</text:span><text:span text:style-name="T3">c</text:span><text:span text:style-name="T3">a</text:span><text:span text:style-name="T3">l </text:span><text:span text:style-name="T3">t</text:span><text:span text:style-name="T3">o</text:span><text:span text:style-name="T3">o</text:span><text:span text:style-name="T3">l </text:span><text:span text:style-name="T3">l</text:span><text:span text:style-name="T3">e</text:span><text:span text:style-name="T3">v</text:span><text:span text:style-name="T3">e</text:span><text:span text:style-name="T3">l </text:span><text:span text:style-name="T3">u</text:span><text:span text:style-name="T3">n</text:span><text:span text:style-name="T3">d</text:span><text:span text:style-name="T3">e</text:span><text:span text:style-name="T3">r </text:span><text:span text:style-name="T3">S</text:span><text:span text:style-name="T3">e</text:span><text:span text:style-name="T3">r</text:span><text:span text:style-name="T3">v</text:span><text:span text:style-name="T3">i</text:span><text:span text:style-name="T3">c</text:span><text:span text:style-name="T3">e</text:span><text:span text:style-name="T3">s</text:span><text:span text:style-name="T3">.</text:span></text:p>
          </draw:text-box>
        </draw:frame>
        <draw:frame draw:style-name="gr56" draw:text-style-name="P13" draw:layer="layout" svg:width="0.493cm" svg:height="0.556cm" svg:x="2.002cm" svg:y="7.538cm">
          <draw:text-box>
            <text:p text:style-name="P1"><text:span text:style-name="T19">2</text:span><text:span text:style-name="T19">.</text:span></text:p>
          </draw:text-box>
        </draw:frame>
        <draw:frame draw:style-name="gr118" draw:text-style-name="P14" draw:layer="layout" svg:width="4.413cm" svg:height="0.577cm" svg:x="2.76cm" svg:y="7.522cm">
          <draw:text-box>
            <text:p text:style-name="P1"><text:span text:style-name="T20">REST </text:span><text:span text:style-name="T20">web </text:span><text:span text:style-name="T20">service</text:span></text:p>
          </draw:text-box>
        </draw:frame>
        <draw:frame draw:style-name="gr58" draw:text-style-name="P13" draw:layer="layout" svg:width="0.832cm" svg:height="0.556cm" svg:x="2.002cm" svg:y="8.664cm">
          <draw:text-box>
            <text:p text:style-name="P1"><text:span text:style-name="T19">2.1.</text:span></text:p>
          </draw:text-box>
        </draw:frame>
        <draw:frame draw:style-name="gr119" draw:text-style-name="P14" draw:layer="layout" svg:width="7.279cm" svg:height="0.577cm" svg:x="3.014cm" svg:y="8.648cm">
          <draw:text-box>
            <text:p text:style-name="P1"><text:span text:style-name="T20">Task - Interfaces and services</text:span></text:p>
          </draw:text-box>
        </draw:frame>
        <draw:frame draw:style-name="gr120" draw:text-style-name="P2" draw:layer="layout" svg:width="16.77cm" svg:height="0.412cm" svg:x="2.002cm" svg:y="9.24cm">
          <draw:text-box>
            <text:p text:style-name="P1"><text:span text:style-name="T3">Go back to the functional level. Start an analysis for </text:span><text:span text:style-name="T3">the "Patient" object type (right-click on the object </text:span><text:span text:style-name="T3">type) and </text:span></text:p>
          </draw:text-box>
        </draw:frame>
        <draw:frame draw:style-name="gr121" draw:text-style-name="P2" draw:layer="layout" svg:width="7.139cm" svg:height="0.412cm" svg:x="2.002cm" svg:y="9.666cm">
          <draw:text-box>
            <text:p text:style-name="P1"><text:span text:style-name="T3">loo</text:span><text:span text:style-name="T3">k </text:span><text:span text:style-name="T3">at </text:span><text:span text:style-name="T3">the </text:span><text:span text:style-name="T3">log</text:span><text:span text:style-name="T3">ica</text:span><text:span text:style-name="T3">l </text:span><text:span text:style-name="T3">lev</text:span><text:span text:style-name="T3">el </text:span><text:span text:style-name="T3">to </text:span><text:span text:style-name="T3">ans</text:span><text:span text:style-name="T3">wer </text:span><text:span text:style-name="T3">the </text:span><text:span text:style-name="T3">qu</text:span><text:span text:style-name="T3">est</text:span><text:span text:style-name="T3">ion</text:span><text:span text:style-name="T3">s.</text:span></text:p>
          </draw:text-box>
        </draw:frame>
        <draw:frame draw:style-name="gr122" draw:text-style-name="P2" draw:layer="layout" svg:width="0.369cm" svg:height="0.412cm" svg:x="2.637cm" svg:y="10.093cm">
          <draw:text-box>
            <text:p text:style-name="P1"><text:span text:style-name="T3">a)</text:span></text:p>
          </draw:text-box>
        </draw:frame>
        <draw:frame draw:style-name="gr123" draw:text-style-name="P2" draw:layer="layout" svg:width="12.537cm" svg:height="0.412cm" svg:x="3.27cm" svg:y="10.093cm">
          <draw:text-box>
            <text:p text:style-name="P1"><text:span text:style-name="T3">Where is it </text:span><text:span text:style-name="T3">communicat</text:span><text:span text:style-name="T3">ed? Between </text:span><text:span text:style-name="T3">which </text:span><text:span text:style-name="T3">application </text:span><text:span text:style-name="T3">systems is </text:span><text:span text:style-name="T3">it </text:span><text:span text:style-name="T3">communicat</text:span><text:span text:style-name="T3">ed?</text:span></text:p>
          </draw:text-box>
        </draw:frame>
        <draw:frame draw:style-name="gr122" draw:text-style-name="P2" draw:layer="layout" svg:width="0.369cm" svg:height="0.412cm" svg:x="2.637cm" svg:y="10.947cm">
          <draw:text-box>
            <text:p text:style-name="P1"><text:span text:style-name="T3">b)</text:span></text:p>
          </draw:text-box>
        </draw:frame>
        <draw:frame draw:style-name="gr124" draw:text-style-name="P2" draw:layer="layout" svg:width="15.513cm" svg:height="0.412cm" svg:x="3.269cm" svg:y="10.947cm">
          <draw:text-box>
            <text:p text:style-name="P1"><text:span text:style-name="T3">Which module interfaces can </text:span><text:span text:style-name="T3">communicate with it? What </text:span><text:span text:style-name="T3">interfaces are provided by the </text:span><text:span text:style-name="T3">OpenMRS web </text:span></text:p>
          </draw:text-box>
        </draw:frame>
        <draw:frame draw:style-name="gr125" draw:text-style-name="P2" draw:layer="layout" svg:width="10.382cm" svg:height="0.412cm" svg:x="3.272cm" svg:y="11.373cm">
          <draw:text-box>
            <text:p text:style-name="P1"><text:span text:style-name="T3">services? Which application systems call the REST interface (JSON)?</text:span></text:p>
          </draw:text-box>
        </draw:frame>
        <draw:frame draw:style-name="gr58" draw:text-style-name="P13" draw:layer="layout" svg:width="0.832cm" svg:height="0.556cm" svg:x="2.002cm" svg:y="12.145cm">
          <draw:text-box>
            <text:p text:style-name="P1"><text:span text:style-name="T19">2.2.</text:span></text:p>
          </draw:text-box>
        </draw:frame>
        <draw:frame draw:style-name="gr126" draw:text-style-name="P14" draw:layer="layout" svg:width="9.819cm" svg:height="0.577cm" svg:x="3.014cm" svg:y="12.129cm">
          <draw:text-box>
            <text:p text:style-name="P1"><text:span text:style-name="T20">Task - REST requests, search for people</text:span></text:p>
          </draw:text-box>
        </draw:frame>
        <draw:frame draw:style-name="gr127" draw:text-style-name="P2" draw:layer="layout" svg:width="16.834cm" svg:height="0.412cm" svg:x="2.002cm" svg:y="12.721cm">
          <draw:text-box>
            <text:p text:style-name="P1"><text:span text:style-name="T3">The Bahmni Web Frontend uses the REST API of OpenMRS to search for or <text:s/>new patients. In this task, a person </text:span></text:p>
          </draw:text-box>
        </draw:frame>
        <draw:frame draw:style-name="gr128" draw:text-style-name="P2" draw:layer="layout" svg:width="15.979cm" svg:height="0.412cm" svg:x="2.002cm" svg:y="13.147cm">
          <draw:text-box>
            <text:p text:style-name="P1"><text:span text:style-name="T3">is to be searched for in OpenMRS. Using the 3LGM</text:span><text:span text:style-name="T24">2</text:span><text:span text:style-name="T3"> model, you should send REST requests with the API </text:span></text:p>
          </draw:text-box>
        </draw:frame>
        <draw:frame draw:style-name="gr129" draw:text-style-name="P2" draw:layer="layout" svg:width="1.937cm" svg:height="0.412cm" svg:x="2.002cm" svg:y="13.573cm">
          <draw:text-box>
            <text:p text:style-name="P1"><text:span text:style-name="T3">client Bruno.</text:span></text:p>
          </draw:text-box>
        </draw:frame>
        <draw:frame draw:style-name="gr122" draw:text-style-name="P2" draw:layer="layout" svg:width="0.369cm" svg:height="0.412cm" svg:x="2.637cm" svg:y="14.001cm">
          <draw:text-box>
            <text:p text:style-name="P1"><text:span text:style-name="T3">a)</text:span></text:p>
          </draw:text-box>
        </draw:frame>
        <draw:frame draw:style-name="gr130" draw:text-style-name="P2" draw:layer="layout" svg:width="15.28cm" svg:height="0.412cm" svg:x="3.272cm" svg:y="14.001cm">
          <draw:text-box>
            <text:p text:style-name="P1"><text:span text:style-name="T3">for the REST service "OpenMRS Search person by name" under Services. <text:s/>the necessary attributes for </text:span></text:p>
          </draw:text-box>
        </draw:frame>
        <draw:frame draw:style-name="gr131" draw:text-style-name="P2" draw:layer="layout" svg:width="14.802cm" svg:height="0.412cm" svg:x="3.272cm" svg:y="14.427cm">
          <draw:text-box>
            <text:p text:style-name="P1"><text:span text:style-name="T3">the request from the model. Open the API client again. Clone your last request. To do this, click on </text:span></text:p>
          </draw:text-box>
        </draw:frame>
        <draw:frame draw:style-name="gr132" draw:text-style-name="P2" draw:layer="layout" svg:width="15.665cm" svg:height="0.412cm" svg:x="3.272cm" svg:y="14.853cm">
          <draw:text-box>
            <text:p text:style-name="P1"><text:span text:style-name="T3">Clone in the three-dot menu of "1-2 Session". Give the new request the name "2-2 Search person". In the </text:span></text:p>
          </draw:text-box>
        </draw:frame>
        <draw:frame draw:style-name="gr133" draw:text-style-name="P2" draw:layer="layout" svg:width="14.823cm" svg:height="0.412cm" svg:x="3.272cm" svg:y="15.279cm">
          <draw:text-box>
            <text:p text:style-name="P1"><text:span text:style-name="T3">new request, change the requested resource to "person" in the "Vars" tab. Specify the request in the </text:span></text:p>
          </draw:text-box>
        </draw:frame>
        <draw:frame draw:style-name="gr134" draw:text-style-name="P2" draw:layer="layout" svg:width="3.393cm" svg:height="0.412cm" svg:x="3.272cm" svg:y="15.705cm">
          <draw:text-box>
            <text:p text:style-name="P1"><text:span text:style-name="T3">"Params" tab. Click on</text:span></text:p>
          </draw:text-box>
        </draw:frame>
        <draw:frame draw:style-name="gr135" draw:text-style-name="P2" draw:layer="layout" svg:width="15.754cm" svg:height="0.412cm" svg:x="3.272cm" svg:y="16.136cm">
          <draw:text-box>
            <text:p text:style-name="P1"><text:span text:style-name="T3">"Add Param", give the parameter the name "q" with any value for the name of the person you are looking </text:span></text:p>
          </draw:text-box>
        </draw:frame>
        <draw:frame draw:style-name="gr136" draw:text-style-name="P2" draw:layer="layout" svg:width="0.527cm" svg:height="0.412cm" svg:x="3.272cm" svg:y="16.562cm">
          <draw:text-box>
            <text:p text:style-name="P1"><text:span text:style-name="T3">for.</text:span></text:p>
          </draw:text-box>
        </draw:frame>
        <draw:frame draw:style-name="gr137" draw:text-style-name="P2" draw:layer="layout" svg:width="7.614cm" svg:height="0.412cm" svg:x="3.272cm" svg:y="16.99cm">
          <draw:text-box>
            <text:p text:style-name="P1"><text:span text:style-name="T3">The address line should look like this, for example:</text:span></text:p>
          </draw:text-box>
        </draw:frame>
        <draw:frame draw:style-name="gr90" draw:text-style-name="P2" draw:layer="layout" svg:width="0.717cm" svg:height="0.412cm" svg:x="3.272cm" svg:y="17.416cm">
          <draw:text-box>
            <text:p text:style-name="P1"><text:span text:style-name="T3">GET</text:span></text:p>
          </draw:text-box>
        </draw:frame>
        <draw:frame draw:style-name="gr138" draw:text-style-name="P2" draw:layer="layout" svg:width="11.263cm" svg:height="0.412cm" svg:x="5.773cm" svg:y="17.416cm">
          <draw:text-box>
            <text:p text:style-name="P1"><text:span text:style-name="T3">https://192.168.48.77/openmrs/{{endpoint-prefix}}{{resource}}?q=Martha</text:span></text:p>
          </draw:text-box>
        </draw:frame>
        <draw:frame draw:style-name="gr139" draw:text-style-name="P2" draw:layer="layout" svg:width="15.568cm" svg:height="0.412cm" svg:x="3.272cm" svg:y="17.843cm">
          <draw:text-box>
            <text:p text:style-name="P1"><text:span text:style-name="T3">Send the request. If the request is successful, the status "200 OK" is displayed and the persons found are </text:span></text:p>
          </draw:text-box>
        </draw:frame>
        <draw:frame draw:style-name="gr140" draw:text-style-name="P2" draw:layer="layout" svg:width="3.092cm" svg:height="0.412cm" svg:x="3.272cm" svg:y="18.269cm">
          <draw:text-box>
            <text:p text:style-name="P1"><text:span text:style-name="T3">listed in the payload.</text:span></text:p>
          </draw:text-box>
        </draw:frame>
        <draw:frame draw:style-name="gr122" draw:text-style-name="P2" draw:layer="layout" svg:width="0.369cm" svg:height="0.412cm" svg:x="2.637cm" svg:y="19.123cm">
          <draw:text-box>
            <text:p text:style-name="P1"><text:span text:style-name="T3">b)</text:span></text:p>
          </draw:text-box>
        </draw:frame>
        <draw:frame draw:style-name="gr139" draw:text-style-name="P2" draw:layer="layout" svg:width="15.568cm" svg:height="0.412cm" svg:x="3.269cm" svg:y="19.123cm">
          <draw:text-box>
            <text:p text:style-name="P1"><text:span text:style-name="T3">The URI used by openMRS is the Universally Unique Identifier (UUID). The UUID makes the resource </text:span></text:p>
          </draw:text-box>
        </draw:frame>
        <draw:frame draw:style-name="gr141" draw:text-style-name="P2" draw:layer="layout" svg:width="15.145cm" svg:height="0.412cm" svg:x="3.272cm" svg:y="19.549cm">
          <draw:text-box>
            <text:p text:style-name="P1"><text:span text:style-name="T3">of type "person" uniquely addressable. Which UUID does the person you are looking for have? Copy </text:span></text:p>
          </draw:text-box>
        </draw:frame>
        <draw:frame draw:style-name="gr142" draw:text-style-name="P2" draw:layer="layout" svg:width="13.337cm" svg:height="0.412cm" svg:x="3.272cm" svg:y="19.975cm">
          <draw:text-box>
            <text:p text:style-name="P1"><text:span text:style-name="T3">the UUID to the clipboard (example </text:span><text:span text:style-name="T25">"uuid"</text:span><text:span text:style-name="T3">: </text:span><text:span text:style-name="T26">"b877bfd4-9fc0-4b7c-8b25-1b64ef099041"</text:span><text:span text:style-name="T3">).</text:span></text:p>
          </draw:text-box>
        </draw:frame>
        <draw:frame draw:style-name="gr122" draw:text-style-name="P2" draw:layer="layout" svg:width="0.369cm" svg:height="0.412cm" svg:x="2.637cm" svg:y="20.83cm">
          <draw:text-box>
            <text:p text:style-name="P1"><text:span text:style-name="T3">c)</text:span></text:p>
          </draw:text-box>
        </draw:frame>
        <draw:frame draw:style-name="gr143" draw:text-style-name="P2" draw:layer="layout" svg:width="14.683cm" svg:height="0.412cm" svg:x="3.272cm" svg:y="20.83cm">
          <draw:text-box>
            <text:p text:style-name="P1"><text:span text:style-name="T3">Search for the "OpenMRS Retrieve person by uuid" service in the model. Clone the last query and </text:span></text:p>
          </draw:text-box>
        </draw:frame>
        <draw:frame draw:style-name="gr144" draw:text-style-name="P2" draw:layer="layout" svg:width="12.55cm" svg:height="0.412cm" svg:x="3.272cm" svg:y="21.256cm">
          <draw:text-box>
            <text:p text:style-name="P1"><text:span text:style-name="T3">name the new one "2-2 Retrieve person by uuid". Deactivate the query "q" in the tab</text:span></text:p>
          </draw:text-box>
        </draw:frame>
        <draw:frame draw:style-name="gr145" draw:text-style-name="P2" draw:layer="layout" svg:width="11.385cm" svg:height="0.412cm" svg:x="3.272cm" svg:y="21.684cm">
          <draw:text-box>
            <text:p text:style-name="P1"><text:span text:style-name="T3">"Params". In the "Vars" tab, <text:s/>a slash "/" and the copied UUID after "person".</text:span></text:p>
          </draw:text-box>
        </draw:frame>
        <draw:frame draw:style-name="gr58" draw:text-style-name="P13" draw:layer="layout" svg:width="0.832cm" svg:height="0.556cm" svg:x="2.002cm" svg:y="22.456cm">
          <draw:text-box>
            <text:p text:style-name="P1"><text:span text:style-name="T19">2.3.</text:span></text:p>
          </draw:text-box>
        </draw:frame>
        <draw:frame draw:style-name="gr146" draw:text-style-name="P14" draw:layer="layout" svg:width="7.935cm" svg:height="0.577cm" svg:x="3.014cm" svg:y="22.44cm">
          <draw:text-box>
            <text:p text:style-name="P1"><text:span text:style-name="T20">Task - Create person and patient</text:span></text:p>
          </draw:text-box>
        </draw:frame>
        <draw:frame draw:style-name="gr147" draw:text-style-name="P2" draw:layer="layout" svg:width="16.487cm" svg:height="0.412cm" svg:x="2.002cm" svg:y="23.032cm">
          <draw:text-box>
            <text:p text:style-name="P1"><text:span text:style-name="T3">In this task, a person and patient are to created. The person created is to become a sub-resource of Patient. Use </text:span></text:p>
          </draw:text-box>
        </draw:frame>
        <draw:frame draw:style-name="gr148" draw:text-style-name="P2" draw:layer="layout" svg:width="8.49cm" svg:height="0.412cm" svg:x="2.002cm" svg:y="23.458cm">
          <draw:text-box>
            <text:p text:style-name="P1"><text:span text:style-name="T3">the 3LGMZ model and the API client to process the task.</text:span></text:p>
          </draw:text-box>
        </draw:frame>
        <draw:frame draw:style-name="gr122" draw:text-style-name="P2" draw:layer="layout" svg:width="0.369cm" svg:height="0.412cm" svg:x="2.637cm" svg:y="23.886cm">
          <draw:text-box>
            <text:p text:style-name="P1"><text:span text:style-name="T3">a)</text:span></text:p>
          </draw:text-box>
        </draw:frame>
        <draw:frame draw:style-name="gr149" draw:text-style-name="P2" draw:layer="layout" svg:width="14.967cm" svg:height="0.412cm" svg:x="3.272cm" svg:y="23.886cm">
          <draw:text-box>
            <text:p text:style-name="P1"><text:span text:style-name="T3">In the API client, clone the last request and name the new one "2-3 Create a person". Find the REST </text:span></text:p>
          </draw:text-box>
        </draw:frame>
        <draw:frame draw:style-name="gr150" draw:text-style-name="P2" draw:layer="layout" svg:width="15.306cm" svg:height="0.412cm" svg:x="3.272cm" svg:y="24.312cm">
          <draw:text-box>
            <text:p text:style-name="P1"><text:span text:style-name="T3">service "OpenMRS Create a person" in the model under Services. Take the necessary attributes for the </text:span></text:p>
          </draw:text-box>
        </draw:frame>
        <draw:frame draw:style-name="gr151" draw:text-style-name="P2" draw:layer="layout" svg:width="15.551cm" svg:height="0.412cm" svg:x="3.272cm" svg:y="24.738cm">
          <draw:text-box>
            <text:p text:style-name="P1"><text:span text:style-name="T3">request from the model (Note: Body(JSON) is not displayed in full). Enter the attributes of the person in </text:span></text:p>
          </draw:text-box>
        </draw:frame>
        <draw:frame draw:style-name="gr152" draw:text-style-name="P2" draw:layer="layout" svg:width="15.83cm" svg:height="0.412cm" svg:x="3.272cm" svg:y="25.164cm">
          <draw:text-box>
            <text:p text:style-name="P1"><text:span text:style-name="T3">JSON format under the "Body" tab. Change the values for "names", "gender", "birthdate" and "addresses" </text:span></text:p>
          </draw:text-box>
        </draw:frame>
        <draw:frame draw:style-name="gr153" draw:text-style-name="P2" draw:layer="layout" svg:width="15.526cm" svg:height="0.412cm" svg:x="3.272cm" svg:y="25.59cm">
          <draw:text-box>
            <text:p text:style-name="P1"><text:span text:style-name="T3">as required. Under "Vars", change the path to "person". The HTTP method "POST" is used to create the </text:span></text:p>
          </draw:text-box>
        </draw:frame>
        <draw:frame draw:style-name="gr154" draw:text-style-name="P2" draw:layer="layout" svg:width="13.642cm" svg:height="0.412cm" svg:x="3.272cm" svg:y="26.016cm">
          <draw:text-box>
            <text:p text:style-name="P1"><text:span text:style-name="T3">resource. Select this from the drop-down list to the left of the address line. Send the request.</text:span></text:p>
          </draw:text-box>
        </draw:frame>
        <draw:frame draw:style-name="gr5" draw:text-style-name="P3" draw:layer="layout" svg:width="2.372cm" svg:height="0.412cm" svg:x="10.122cm" svg:y="2.402cm">
          <draw:text-box>
            <text:p text:style-name="P1"><text:span text:style-name="T4">Exercise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4.773cm" svg:height="0.369cm" svg:x="2.103cm" svg:y="2.202cm">
          <draw:text-box>
            <text:p text:style-name="P1"><text:span text:style-name="T1">Information systems in medical </text:span></text:p>
          </draw:text-box>
        </draw:frame>
        <draw:frame draw:style-name="gr2" draw:text-style-name="P2" draw:layer="layout" svg:width="0.764cm" svg:height="0.369cm" svg:x="6.9cm" svg:y="2.202cm">
          <draw:text-box>
            <text:p text:style-name="P1"><text:span text:style-name="T2">care </text:span></text:p>
          </draw:text-box>
        </draw:frame>
        <draw:frame draw:style-name="gr3" draw:text-style-name="P2" draw:layer="layout" svg:width="2.038cm" svg:height="0.369cm" svg:x="2.103cm" svg:y="2.693cm">
          <draw:text-box>
            <text:p text:style-name="P1"><text:span text:style-name="T2">and research</text:span></text:p>
          </draw:text-box>
        </draw:frame>
        <draw:frame draw:style-name="gr4" draw:text-style-name="P2" draw:layer="layout" svg:width="0.476cm" svg:height="0.412cm" svg:x="10.269cm" svg:y="27.516cm">
          <draw:text-box>
            <text:p text:style-name="P1"><text:span text:style-name="T3">4/7</text:span></text:p>
          </draw:text-box>
        </draw:frame>
        <draw:frame draw:style-name="gr8" draw:text-style-name="P2" draw:layer="layout" svg:width="1.052cm" svg:height="0.369cm" svg:x="17.861cm" svg:y="2.696cm">
          <draw:text-box>
            <text:p text:style-name="P1"><text:span text:style-name="T1">MI-Lab</text:span></text:p>
          </draw:text-box>
        </draw:frame>
        <draw:frame draw:style-name="gr155" draw:text-style-name="P2" draw:layer="layout" svg:width="15.407cm" svg:height="0.412cm" svg:x="3.272cm" svg:y="3.68cm">
          <draw:text-box>
            <text:p text:style-name="P1"><text:span text:style-name="T3">If the status "201 Created" is reported back, the creation was successful. The newly created resource is <text:s/></text:span></text:p>
          </draw:text-box>
        </draw:frame>
        <draw:frame draw:style-name="gr156" draw:text-style-name="P2" draw:layer="layout" svg:width="11.965cm" svg:height="0.412cm" svg:x="3.272cm" svg:y="4.106cm">
          <draw:text-box>
            <text:p text:style-name="P1"><text:span text:style-name="T3">in the payload together with the newly created UUID. Make a note of the UUID.</text:span></text:p>
          </draw:text-box>
        </draw:frame>
        <draw:frame draw:style-name="gr122" draw:text-style-name="P2" draw:layer="layout" svg:width="0.369cm" svg:height="0.412cm" svg:x="2.637cm" svg:y="4.962cm">
          <draw:text-box>
            <text:p text:style-name="P1"><text:span text:style-name="T3">b)</text:span></text:p>
          </draw:text-box>
        </draw:frame>
        <draw:frame draw:style-name="gr157" draw:text-style-name="P2" draw:layer="layout" svg:width="12.583cm" svg:height="0.412cm" svg:x="3.269cm" svg:y="4.962cm">
          <draw:text-box>
            <text:p text:style-name="P1"><text:span text:style-name="T3">In the API client, clone the last request and name the new one "2-3 Create a patient".</text:span></text:p>
          </draw:text-box>
        </draw:frame>
        <draw:frame draw:style-name="gr122" draw:text-style-name="P2" draw:layer="layout" svg:width="0.369cm" svg:height="0.412cm" svg:x="2.637cm" svg:y="5.389cm">
          <draw:text-box>
            <text:p text:style-name="P1"><text:span text:style-name="T3">c)</text:span></text:p>
          </draw:text-box>
        </draw:frame>
        <draw:frame draw:style-name="gr158" draw:text-style-name="P2" draw:layer="layout" svg:width="11.335cm" svg:height="0.412cm" svg:x="3.272cm" svg:y="5.389cm">
          <draw:text-box>
            <text:p text:style-name="P1"><text:span text:style-name="T3">To create a patient, the UUID of a person (see a) ) and an unused patient ID </text:span></text:p>
          </draw:text-box>
        </draw:frame>
        <draw:frame draw:style-name="gr155" draw:text-style-name="P2" draw:layer="layout" svg:width="15.407cm" svg:height="0.412cm" svg:x="3.272cm" svg:y="5.815cm">
          <draw:text-box>
            <text:p text:style-name="P1"><text:span text:style-name="T3">(patient.identifiers.identifier) are required. This information is transmitted via POST in a message body.</text:span></text:p>
          </draw:text-box>
        </draw:frame>
        <draw:frame draw:style-name="gr159" draw:text-style-name="P2" draw:layer="layout" svg:width="13.739cm" svg:height="0.412cm" svg:x="3.272cm" svg:y="6.243cm">
          <draw:text-box>
            <text:p text:style-name="P1"><text:span text:style-name="T3">You can find a template for the message body in the model under Services the REST service</text:span></text:p>
          </draw:text-box>
        </draw:frame>
        <draw:frame draw:style-name="gr160" draw:text-style-name="P2" draw:layer="layout" svg:width="15.052cm" svg:height="0.412cm" svg:x="3.272cm" svg:y="6.671cm">
          <draw:text-box>
            <text:p text:style-name="P1"><text:span text:style-name="T3">"OpenMRS Create a patient". Go to the "REST Properties" tab in the "Body (JSON)" field. Copy the </text:span></text:p>
          </draw:text-box>
        </draw:frame>
        <draw:frame draw:style-name="gr161" draw:text-style-name="P2" draw:layer="layout" svg:width="12.473cm" svg:height="0.412cm" svg:x="3.272cm" svg:y="7.097cm">
          <draw:text-box>
            <text:p text:style-name="P1"><text:span text:style-name="T3">JSON template in Bruno to the "Body" tab (if necessary, change the body type from</text:span></text:p>
          </draw:text-box>
        </draw:frame>
        <draw:frame draw:style-name="gr162" draw:text-style-name="P2" draw:layer="layout" svg:width="10.81cm" svg:height="0.412cm" svg:x="3.272cm" svg:y="7.524cm">
          <draw:text-box>
            <text:p text:style-name="P1"><text:span text:style-name="T3">"No Body" to "JSON". Now insert the UUID of the "person" noted in a).</text:span></text:p>
          </draw:text-box>
        </draw:frame>
        <draw:frame draw:style-name="gr163" draw:text-style-name="P2" draw:layer="layout" svg:width="14.869cm" svg:height="0.412cm" svg:x="3.272cm" svg:y="7.95cm">
          <draw:text-box>
            <text:p text:style-name="P1"><text:span text:style-name="T3">a random identifier to the patient, starting with ABC21xxxx. Remember to select the HTTP method </text:span></text:p>
          </draw:text-box>
        </draw:frame>
        <draw:frame draw:style-name="gr164" draw:text-style-name="P2" draw:layer="layout" svg:width="3.935cm" svg:height="0.412cm" svg:x="3.272cm" svg:y="8.376cm">
          <draw:text-box>
            <text:p text:style-name="P1"><text:span text:style-name="T3">"POST". Send the request.</text:span></text:p>
          </draw:text-box>
        </draw:frame>
        <draw:frame draw:style-name="gr165" draw:text-style-name="P2" draw:layer="layout" svg:width="15.297cm" svg:height="0.412cm" svg:x="3.272cm" svg:y="8.804cm">
          <draw:text-box>
            <text:p text:style-name="P1"><text:span text:style-name="T3">If the status 400 is "Bad Request", look under error.globalErrors for the error message. If the identifier </text:span></text:p>
          </draw:text-box>
        </draw:frame>
        <draw:frame draw:style-name="gr166" draw:text-style-name="P2" draw:layer="layout" svg:width="10.602cm" svg:height="0.412cm" svg:x="3.272cm" svg:y="9.23cm">
          <draw:text-box>
            <text:p text:style-name="P1"><text:span text:style-name="T3">you created is already in use, think of a new one and repeat the request.</text:span></text:p>
          </draw:text-box>
        </draw:frame>
        <draw:frame draw:style-name="gr167" draw:text-style-name="P2" draw:layer="layout" svg:width="11.352cm" svg:height="0.412cm" svg:x="3.272cm" svg:y="9.659cm">
          <draw:text-box>
            <text:p text:style-name="P1"><text:span text:style-name="T3">If status 201 Created is reported, the creation of the resource was successful.</text:span></text:p>
          </draw:text-box>
        </draw:frame>
        <draw:frame draw:style-name="gr168" draw:text-style-name="P2" draw:layer="layout" svg:width="14.632cm" svg:height="0.412cm" svg:x="3.272cm" svg:y="10.513cm">
          <draw:text-box>
            <text:p text:style-name="P1"><text:span text:style-name="T3">If everything has worked, you can call up the newly created patient via the Bahmni web interface: </text:span></text:p>
          </draw:text-box>
        </draw:frame>
        <draw:line draw:style-name="gr62" draw:text-style-name="P5" draw:layer="layout" svg:x1="3.272cm" svg:y1="11.318cm" svg:x2="8.673cm" svg:y2="11.318cm">
          <text:p/>
        </draw:line>
        <draw:frame draw:style-name="gr169" draw:text-style-name="P2" draw:layer="layout" svg:width="15.076cm" svg:height="0.412cm" svg:x="3.272cm" svg:y="10.939cm">
          <draw:text-box>
            <text:p text:style-name="P1"><text:span text:style-name="T21">https://192.168.48.77/bahmni/home/</text:span><text:span text:style-name="T22">→ </text:span><text:span text:style-name="T3">Log </text:span><text:span text:style-name="T22">in→ Clinical→ All→ </text:span><text:span text:style-name="T3">Enter name or identifier </text:span><text:span text:style-name="T22">→ </text:span><text:span text:style-name="T3">Search.</text:span></text:p>
          </draw:text-box>
        </draw:frame>
        <draw:frame draw:style-name="gr58" draw:text-style-name="P13" draw:layer="layout" svg:width="0.832cm" svg:height="0.556cm" svg:x="2.002cm" svg:y="11.713cm">
          <draw:text-box>
            <text:p text:style-name="P1"><text:span text:style-name="T19">2.4.</text:span></text:p>
          </draw:text-box>
        </draw:frame>
        <draw:frame draw:style-name="gr170" draw:text-style-name="P14" draw:layer="layout" svg:width="11.669cm" svg:height="0.577cm" svg:x="3.014cm" svg:y="11.697cm">
          <draw:text-box>
            <text:p text:style-name="P1"><text:span text:style-name="T20">Task - Display, change and delete personal data</text:span></text:p>
          </draw:text-box>
        </draw:frame>
        <draw:frame draw:style-name="gr171" draw:text-style-name="P2" draw:layer="layout" svg:width="11.479cm" svg:height="0.412cm" svg:x="2.002cm" svg:y="12.289cm">
          <draw:text-box>
            <text:p text:style-name="P1"><text:span text:style-name="T3">, change and delete personal data. Use the 3LGMZ model to process the task.</text:span></text:p>
          </draw:text-box>
        </draw:frame>
        <draw:frame draw:style-name="gr122" draw:text-style-name="P2" draw:layer="layout" svg:width="0.369cm" svg:height="0.412cm" svg:x="2.637cm" svg:y="12.715cm">
          <draw:text-box>
            <text:p text:style-name="P1"><text:span text:style-name="T3">a)</text:span></text:p>
          </draw:text-box>
        </draw:frame>
        <draw:frame draw:style-name="gr172" draw:text-style-name="P2" draw:layer="layout" svg:width="15.25cm" svg:height="0.412cm" svg:x="3.272cm" svg:y="12.715cm">
          <draw:text-box>
            <text:p text:style-name="P1"><text:span text:style-name="T3">Personal data can requested as sub-resources. To do this, send the UUID of the resource in the request </text:span></text:p>
          </draw:text-box>
        </draw:frame>
        <draw:frame draw:style-name="gr173" draw:text-style-name="P2" draw:layer="layout" svg:width="14.658cm" svg:height="0.412cm" svg:x="3.272cm" svg:y="13.141cm">
          <draw:text-box>
            <text:p text:style-name="P1"><text:span text:style-name="T3">and the sub-resource you are looking for. Search for the REST service in the model under Services</text:span></text:p>
          </draw:text-box>
        </draw:frame>
        <draw:frame draw:style-name="gr174" draw:text-style-name="P2" draw:layer="layout" svg:width="8.24cm" svg:height="0.412cm" svg:x="3.272cm" svg:y="13.569cm">
          <draw:text-box>
            <text:p text:style-name="P1"><text:span text:style-name="T3">"OpenMRS Retrieve person name subresource by uuid.</text:span></text:p>
          </draw:text-box>
        </draw:frame>
        <draw:frame draw:style-name="gr175" draw:text-style-name="P2" draw:layer="layout" svg:width="15.784cm" svg:height="0.412cm" svg:x="3.272cm" svg:y="13.996cm">
          <draw:text-box>
            <text:p text:style-name="P1"><text:span text:style-name="T3">Clone the request "2-2 Retrieve person by uuid" and name it "2-4 Retrieve person name subresource". Go </text:span></text:p>
          </draw:text-box>
        </draw:frame>
        <draw:frame draw:style-name="gr155" draw:text-style-name="P2" draw:layer="layout" svg:width="15.407cm" svg:height="0.412cm" svg:x="3.272cm" svg:y="14.422cm">
          <draw:text-box>
            <text:p text:style-name="P1"><text:span text:style-name="T3">to the "Vars" tab. Change the variable "resource" by replacing the existing UUID with the UUID of the </text:span></text:p>
          </draw:text-box>
        </draw:frame>
        <draw:frame draw:style-name="gr176" draw:text-style-name="P2" draw:layer="layout" svg:width="15.763cm" svg:height="0.412cm" svg:x="3.272cm" svg:y="14.848cm">
          <draw:text-box>
            <text:p text:style-name="P1"><text:span text:style-name="T3">person you are looking for. Take the UUID of the new person you have created from 2.3 a). Add "/name" </text:span></text:p>
          </draw:text-box>
        </draw:frame>
        <draw:frame draw:style-name="gr177" draw:text-style-name="P2" draw:layer="layout" svg:width="8.989cm" svg:height="0.412cm" svg:x="3.272cm" svg:y="15.274cm">
          <draw:text-box>
            <text:p text:style-name="P1"><text:span text:style-name="T3">after it to request the sub-resource "name". Send the request.</text:span></text:p>
          </draw:text-box>
        </draw:frame>
        <draw:frame draw:style-name="gr122" draw:text-style-name="P2" draw:layer="layout" svg:width="0.369cm" svg:height="0.412cm" svg:x="2.637cm" svg:y="16.131cm">
          <draw:text-box>
            <text:p text:style-name="P1"><text:span text:style-name="T3">b)</text:span></text:p>
          </draw:text-box>
        </draw:frame>
        <draw:frame draw:style-name="gr178" draw:text-style-name="P2" draw:layer="layout" svg:width="14.819cm" svg:height="0.412cm" svg:x="3.269cm" svg:y="16.131cm">
          <draw:text-box>
            <text:p text:style-name="P1"><text:span text:style-name="T3">Person data can be changed directly in the resource. Clone the last request and name it "2-4 Update </text:span></text:p>
          </draw:text-box>
        </draw:frame>
        <draw:frame draw:style-name="gr179" draw:text-style-name="P2" draw:layer="layout" svg:width="7.762cm" svg:height="0.412cm" svg:x="3.272cm" svg:y="16.557cm">
          <draw:text-box>
            <text:p text:style-name="P1"><text:span text:style-name="T3">person Attributes". Go to the "Vars" tab and remove</text:span></text:p>
          </draw:text-box>
        </draw:frame>
        <draw:frame draw:style-name="gr180" draw:text-style-name="P2" draw:layer="layout" svg:width="5.196cm" svg:height="0.412cm" svg:x="3.272cm" svg:y="16.985cm">
          <draw:text-box>
            <text:p text:style-name="P1"><text:span text:style-name="T3">"/name" of the variable "resource".</text:span></text:p>
          </draw:text-box>
        </draw:frame>
        <draw:frame draw:style-name="gr165" draw:text-style-name="P2" draw:layer="layout" svg:width="15.297cm" svg:height="0.412cm" svg:x="3.272cm" svg:y="17.413cm">
          <draw:text-box>
            <text:p text:style-name="P1"><text:span text:style-name="T3">Search for the corresponding service in the model. Take the necessary attributes from the model (note: </text:span></text:p>
          </draw:text-box>
        </draw:frame>
        <draw:frame draw:style-name="gr181" draw:text-style-name="P2" draw:layer="layout" svg:width="15.712cm" svg:height="0.412cm" svg:x="3.272cm" svg:y="17.839cm">
          <draw:text-box>
            <text:p text:style-name="P1"><text:span text:style-name="T3">Body(JSON) is not displayed in full). Enter the attributes of the person in JSON format under the "Body" </text:span></text:p>
          </draw:text-box>
        </draw:frame>
        <draw:frame draw:style-name="gr182" draw:text-style-name="P2" draw:layer="layout" svg:width="9.074cm" svg:height="0.412cm" svg:x="3.272cm" svg:y="18.265cm">
          <draw:text-box>
            <text:p text:style-name="P1"><text:span text:style-name="T3">tab. Enter any new values for name, gender and date of birth.</text:span></text:p>
          </draw:text-box>
        </draw:frame>
        <draw:frame draw:style-name="gr183" draw:text-style-name="P2" draw:layer="layout" svg:width="7.846cm" svg:height="0.412cm" svg:x="3.272cm" svg:y="18.694cm">
          <draw:text-box>
            <text:p text:style-name="P1"><text:span text:style-name="T3">Use the HTTP method "POST" and send the request.</text:span></text:p>
          </draw:text-box>
        </draw:frame>
        <draw:frame draw:style-name="gr122" draw:text-style-name="P2" draw:layer="layout" svg:width="0.369cm" svg:height="0.412cm" svg:x="2.637cm" svg:y="19.548cm">
          <draw:text-box>
            <text:p text:style-name="P1"><text:span text:style-name="T3">c)</text:span></text:p>
          </draw:text-box>
        </draw:frame>
        <draw:frame draw:style-name="gr163" draw:text-style-name="P2" draw:layer="layout" svg:width="14.869cm" svg:height="0.412cm" svg:x="3.272cm" svg:y="19.548cm">
          <draw:text-box>
            <text:p text:style-name="P1"><text:span text:style-name="T3">Have the sub-resource "/name" displayed again. Under the "Params" tab, use the query "v" with the </text:span></text:p>
          </draw:text-box>
        </draw:frame>
        <draw:frame draw:style-name="gr184" draw:text-style-name="P2" draw:layer="layout" svg:width="1.81cm" svg:height="0.412cm" svg:x="3.272cm" svg:y="19.974cm">
          <draw:text-box>
            <text:p text:style-name="P1"><text:span text:style-name="T3">value "full".</text:span></text:p>
          </draw:text-box>
        </draw:frame>
        <draw:frame draw:style-name="gr185" draw:text-style-name="P2" draw:layer="layout" svg:width="0.373cm" svg:height="0.412cm" svg:x="3.272cm" svg:y="20.39cm">
          <draw:text-box>
            <text:p text:style-name="P1"><text:span text:style-name="T27">•</text:span></text:p>
          </draw:text-box>
        </draw:frame>
        <draw:frame draw:style-name="gr186" draw:text-style-name="P2" draw:layer="layout" svg:width="2.889cm" svg:height="0.412cm" svg:x="3.907cm" svg:y="20.395cm">
          <draw:text-box>
            <text:p text:style-name="P1"><text:span text:style-name="T3">What has changed?</text:span></text:p>
          </draw:text-box>
        </draw:frame>
        <draw:frame draw:style-name="gr185" draw:text-style-name="P2" draw:layer="layout" svg:width="0.373cm" svg:height="0.412cm" svg:x="3.272cm" svg:y="20.817cm">
          <draw:text-box>
            <text:p text:style-name="P1"><text:span text:style-name="T27">•</text:span></text:p>
          </draw:text-box>
        </draw:frame>
        <draw:frame draw:style-name="gr187" draw:text-style-name="P2" draw:layer="layout" svg:width="11.313cm" svg:height="0.412cm" svg:x="3.907cm" svg:y="20.822cm">
          <draw:text-box>
            <text:p text:style-name="P1"><text:span text:style-name="T3">How many names does the patient have? Take a look <text:s/>the "names" attribute.</text:span></text:p>
          </draw:text-box>
        </draw:frame>
        <draw:frame draw:style-name="gr188" draw:text-style-name="P2" draw:layer="layout" svg:width="10.924cm" svg:height="0.412cm" svg:x="3.272cm" svg:y="21.253cm">
          <draw:text-box>
            <text:p text:style-name="P1"><text:span text:style-name="T3">Look at the patient in BAHMNI check whether the new values <text:s/>available.</text:span></text:p>
          </draw:text-box>
        </draw:frame>
        <draw:frame draw:style-name="gr122" draw:text-style-name="P2" draw:layer="layout" svg:width="0.369cm" svg:height="0.412cm" svg:x="2.637cm" svg:y="22.107cm">
          <draw:text-box>
            <text:p text:style-name="P1"><text:span text:style-name="T3">d)</text:span></text:p>
          </draw:text-box>
        </draw:frame>
        <draw:frame draw:style-name="gr189" draw:text-style-name="P2" draw:layer="layout" svg:width="16.554cm" svg:height="0.412cm" svg:x="3.269cm" svg:y="22.107cm">
          <draw:text-box>
            <text:p text:style-name="P1"><text:span text:style-name="T3">If <text:s/>the <text:s/>patient <text:s/>from <text:s/>c) <text:s/>has <text:s/>more <text:s/>than <text:s/>one <text:s/>name, <text:s/>delete <text:s/>the <text:s/>last <text:s/>name. <text:s/>Clone <text:s/>the <text:s/>request <text:s/>"2- <text:s/>4 <text:s/>Update </text:span></text:p>
          </draw:text-box>
        </draw:frame>
        <draw:frame draw:style-name="gr190" draw:text-style-name="P2" draw:layer="layout" svg:width="16.127cm" svg:height="0.412cm" svg:x="3.272cm" svg:y="22.533cm">
          <draw:text-box>
            <text:p text:style-name="P1"><text:span text:style-name="T3">person <text:s/>Attributes" <text:s/>and <text:s/>name <text:s/>it <text:s/>"2-4 <text:s/>Delete <text:s/>person <text:s/>name <text:s/>subresource". <text:s/>Search <text:s/>for <text:s/>the <text:s/>corresponding </text:span></text:p>
          </draw:text-box>
        </draw:frame>
        <draw:frame draw:style-name="gr191" draw:text-style-name="P2" draw:layer="layout" svg:width="10.42cm" svg:height="0.412cm" svg:x="3.272cm" svg:y="22.959cm">
          <draw:text-box>
            <text:p text:style-name="P1"><text:span text:style-name="T3">service in the model. Notes: For the request, the UUID of the resource</text:span></text:p>
          </draw:text-box>
        </draw:frame>
        <draw:frame draw:style-name="gr192" draw:text-style-name="P2" draw:layer="layout" svg:width="15.479cm" svg:height="0.412cm" svg:x="3.272cm" svg:y="23.388cm">
          <draw:text-box>
            <text:p text:style-name="P1"><text:span text:style-name="T3">"person" and the UUID of the sub-resource "name" are required. The HTTP method "DELETE" is used </text:span></text:p>
          </draw:text-box>
        </draw:frame>
        <draw:frame draw:style-name="gr193" draw:text-style-name="P2" draw:layer="layout" svg:width="13.811cm" svg:height="0.412cm" svg:x="3.272cm" svg:y="23.814cm">
          <draw:text-box>
            <text:p text:style-name="P1"><text:span text:style-name="T3">to delete an entry. To permanently delete the sub-resource, use the following under "Params"</text:span></text:p>
          </draw:text-box>
        </draw:frame>
        <draw:frame draw:style-name="gr5" draw:text-style-name="P3" draw:layer="layout" svg:width="2.372cm" svg:height="0.412cm" svg:x="10.122cm" svg:y="2.402cm">
          <draw:text-box>
            <text:p text:style-name="P1"><text:span text:style-name="T4">Exercise</text:span></text:p>
          </draw:text-box>
        </draw:frame>
        <draw:frame draw:style-name="gr194" draw:text-style-name="P2" draw:layer="layout" svg:width="5.899cm" svg:height="0.412cm" svg:x="3.239cm" svg:y="24.26cm">
          <draw:text-box>
            <text:p text:style-name="P1"><text:span text:style-name="T3">the query "purge" with the value "true".</text:span></text:p>
          </draw:text-box>
        </draw:frame>
        <draw:frame draw:style-name="gr195" draw:text-style-name="P2" draw:layer="layout" svg:width="10.187cm" svg:height="0.412cm" svg:x="3.239cm" svg:y="24.688cm">
          <draw:text-box>
            <text:p text:style-name="P1"><text:span text:style-name="T3">If you receive the HTTP status code 204, the request was successful.</text:span></text:p>
          </draw:text-box>
        </draw:frame>
      </draw:page>
      <draw:page draw:name="page5" draw:style-name="dp1" draw:master-page-name="master-page3">
        <draw:frame draw:style-name="gr1" draw:text-style-name="P2" draw:layer="layout" svg:width="4.773cm" svg:height="0.369cm" svg:x="2.103cm" svg:y="2.202cm">
          <draw:text-box>
            <text:p text:style-name="P1"><text:span text:style-name="T1">Information systems in medical </text:span></text:p>
          </draw:text-box>
        </draw:frame>
        <draw:frame draw:style-name="gr2" draw:text-style-name="P2" draw:layer="layout" svg:width="0.764cm" svg:height="0.369cm" svg:x="6.9cm" svg:y="2.202cm">
          <draw:text-box>
            <text:p text:style-name="P1"><text:span text:style-name="T2">care </text:span></text:p>
          </draw:text-box>
        </draw:frame>
        <draw:frame draw:style-name="gr3" draw:text-style-name="P2" draw:layer="layout" svg:width="2.038cm" svg:height="0.369cm" svg:x="2.103cm" svg:y="2.693cm">
          <draw:text-box>
            <text:p text:style-name="P1"><text:span text:style-name="T2">and research</text:span></text:p>
          </draw:text-box>
        </draw:frame>
        <draw:frame draw:style-name="gr4" draw:text-style-name="P2" draw:layer="layout" svg:width="0.476cm" svg:height="0.412cm" svg:x="10.269cm" svg:y="27.516cm">
          <draw:text-box>
            <text:p text:style-name="P1"><text:span text:style-name="T3">5/7</text:span></text:p>
          </draw:text-box>
        </draw:frame>
        <draw:polygon draw:style-name="gr6" draw:text-style-name="P4" draw:layer="layout" svg:width="5.609cm" svg:height="0.017cm" svg:x="2cm" svg:y="25.795cm" svg:viewBox="0 0 5610 18" draw:points="5610,0 0,0 0,18 5610,18">
          <text:p/>
        </draw:polygon>
        <draw:polygon draw:style-name="gr7" draw:text-style-name="P5" draw:layer="layout" svg:width="5.609cm" svg:height="0.017cm" svg:x="2cm" svg:y="25.795cm" svg:viewBox="0 0 5610 18" draw:points="0,18 5610,18 5610,0 0,0">
          <text:p/>
        </draw:polygon>
        <draw:frame draw:style-name="gr8" draw:text-style-name="P2" draw:layer="layout" svg:width="1.052cm" svg:height="0.369cm" svg:x="17.861cm" svg:y="2.696cm">
          <draw:text-box>
            <text:p text:style-name="P1"><text:span text:style-name="T1">MI-Lab</text:span></text:p>
          </draw:text-box>
        </draw:frame>
        <draw:frame draw:style-name="gr56" draw:text-style-name="P13" draw:layer="layout" svg:width="0.493cm" svg:height="0.556cm" svg:x="2.002cm" svg:y="4.124cm">
          <draw:text-box>
            <text:p text:style-name="P1"><text:span text:style-name="T19">3.</text:span></text:p>
          </draw:text-box>
        </draw:frame>
        <draw:frame draw:style-name="gr196" draw:text-style-name="P14" draw:layer="layout" svg:width="2.648cm" svg:height="0.577cm" svg:x="2.76cm" svg:y="4.108cm">
          <draw:text-box>
            <text:p text:style-name="P1"><text:span text:style-name="T20">Atom Feed</text:span></text:p>
          </draw:text-box>
        </draw:frame>
        <draw:frame draw:style-name="gr197" draw:text-style-name="P8" draw:layer="layout" svg:width="16.724cm" svg:height="0.454cm" svg:x="2.002cm" svg:y="4.907cm">
          <draw:text-box>
            <text:p text:style-name="P1"><text:span text:style-name="T7">In order to integrate other application systems, they must be informed of changes in OpenMRS. Atom </text:span></text:p>
          </draw:text-box>
        </draw:frame>
        <draw:frame draw:style-name="gr198" draw:text-style-name="P8" draw:layer="layout" svg:width="16.52cm" svg:height="0.454cm" svg:x="2.002cm" svg:y="5.373cm">
          <draw:text-box>
            <text:p text:style-name="P1"><text:span text:style-name="T7">Feed makes it possible to publish events, such as the creation and editing of web resources. When an </text:span></text:p>
          </draw:text-box>
        </draw:frame>
        <draw:frame draw:style-name="gr199" draw:text-style-name="P8" draw:layer="layout" svg:width="16.051cm" svg:height="0.454cm" svg:x="2.002cm" svg:y="5.84cm">
          <draw:text-box>
            <text:p text:style-name="P1"><text:span text:style-name="T7">event occurs, an event feed (patient, encounter, lab and medication feed) is <text:s/>via a publisher. Other </text:span></text:p>
          </draw:text-box>
        </draw:frame>
        <draw:frame draw:style-name="gr200" draw:text-style-name="P8" draw:layer="layout" svg:width="16.842cm" svg:height="0.454cm" svg:x="2.002cm" svg:y="6.306cm">
          <draw:text-box>
            <text:p text:style-name="P1"><text:span text:style-name="T7">application systems subscribe to the feed to be notified of events. The feed contains the address (URL) </text:span></text:p>
          </draw:text-box>
        </draw:frame>
        <draw:frame draw:style-name="gr201" draw:text-style-name="P8" draw:layer="layout" svg:width="16.584cm" svg:height="0.454cm" svg:x="2.002cm" svg:y="6.773cm">
          <draw:text-box>
            <text:p text:style-name="P1"><text:span text:style-name="T7">of the corresponding resource. The systems that have subscribed to the feed can request relevant data </text:span></text:p>
          </draw:text-box>
        </draw:frame>
        <draw:frame draw:style-name="gr202" draw:text-style-name="P8" draw:layer="layout" svg:width="8.422cm" svg:height="0.454cm" svg:x="2.002cm" svg:y="7.239cm">
          <draw:text-box>
            <text:p text:style-name="P1"><text:span text:style-name="T7">via the REST interface and add it to their database. </text:span></text:p>
          </draw:text-box>
        </draw:frame>
        <draw:frame draw:style-name="gr203" draw:text-style-name="P10" draw:layer="layout" svg:width="0.273cm" svg:height="0.297cm" svg:x="10.372cm" svg:y="7.241cm">
          <draw:text-box>
            <text:p text:style-name="P1"><text:span text:style-name="T13">10</text:span></text:p>
          </draw:text-box>
        </draw:frame>
        <draw:frame draw:style-name="gr58" draw:text-style-name="P13" draw:layer="layout" svg:width="0.832cm" svg:height="0.556cm" svg:x="2.002cm" svg:y="8.065cm">
          <draw:text-box>
            <text:p text:style-name="P1"><text:span text:style-name="T19">3.1.</text:span></text:p>
          </draw:text-box>
        </draw:frame>
        <draw:frame draw:style-name="gr204" draw:text-style-name="P14" draw:layer="layout" svg:width="7.859cm" svg:height="0.577cm" svg:x="3.014cm" svg:y="8.049cm">
          <draw:text-box>
            <text:p text:style-name="P1"><text:span text:style-name="T20">Task - Patient list via Atom Feed</text:span></text:p>
          </draw:text-box>
        </draw:frame>
        <draw:frame draw:style-name="gr205" draw:text-style-name="P2" draw:layer="layout" svg:width="16.673cm" svg:height="0.412cm" svg:x="2.002cm" svg:y="8.638cm">
          <draw:text-box>
            <text:p text:style-name="P1"><text:span text:style-name="T3">Use the model to <text:s/>the client requests. <text:s/>the latest patients in the openMRS patient feed. Clone the first request "... </text:span></text:p>
          </draw:text-box>
        </draw:frame>
        <draw:frame draw:style-name="gr206" draw:text-style-name="P2" draw:layer="layout" svg:width="16.8cm" svg:height="0.412cm" svg:x="2.002cm" svg:y="9.064cm">
          <draw:text-box>
            <text:p text:style-name="P1"><text:span text:style-name="T3">Session" <text:s/>and <text:s/>name <text:s/>it <text:s/>"3-1 <text:s/>Atom <text:s/>Feed <text:s/>Patient". <text:s/>Under <text:s/>"Vars", <text:s/>give <text:s/>the <text:s/>"endpoint-prefix" <text:s/>the <text:s/>new <text:s/>value </text:span></text:p>
          </draw:text-box>
        </draw:frame>
        <draw:frame draw:style-name="gr207" draw:text-style-name="P2" draw:layer="layout" svg:width="5.518cm" svg:height="0.412cm" svg:x="2.002cm" svg:y="9.49cm">
          <draw:text-box>
            <text:p text:style-name="P1"><text:span text:style-name="T3">"atomfeed/" and "resource" the value</text:span></text:p>
          </draw:text-box>
        </draw:frame>
        <draw:frame draw:style-name="gr208" draw:text-style-name="P2" draw:layer="layout" svg:width="5.979cm" svg:height="0.412cm" svg:x="2.002cm" svg:y="9.918cm">
          <draw:text-box>
            <text:p text:style-name="P1"><text:span text:style-name="T3">"/patient/recent". Send a "GET" request.</text:span></text:p>
          </draw:text-box>
        </draw:frame>
        <draw:frame draw:style-name="gr24" draw:text-style-name="P2" draw:layer="layout" svg:width="0.432cm" svg:height="0.412cm" svg:x="2.637cm" svg:y="10.76cm">
          <draw:text-box>
            <text:p text:style-name="P1"><text:span text:style-name="T12">•</text:span></text:p>
          </draw:text-box>
        </draw:frame>
        <draw:frame draw:style-name="gr209" draw:text-style-name="P2" draw:layer="layout" svg:width="3.406cm" svg:height="0.412cm" svg:x="3.272cm" svg:y="10.765cm">
          <draw:text-box>
            <text:p text:style-name="P1"><text:span text:style-name="T3">What is <text:s/>in the entries?</text:span></text:p>
          </draw:text-box>
        </draw:frame>
        <draw:frame draw:style-name="gr24" draw:text-style-name="P2" draw:layer="layout" svg:width="0.432cm" svg:height="0.412cm" svg:x="2.637cm" svg:y="11.187cm">
          <draw:text-box>
            <text:p text:style-name="P1"><text:span text:style-name="T12">•</text:span></text:p>
          </draw:text-box>
        </draw:frame>
        <draw:frame draw:style-name="gr210" draw:text-style-name="P2" draw:layer="layout" svg:width="8.354cm" svg:height="0.412cm" svg:x="3.272cm" svg:y="11.192cm">
          <draw:text-box>
            <text:p text:style-name="P1"><text:span text:style-name="T3">Where is the URL to the corresponding REST resource?</text:span></text:p>
          </draw:text-box>
        </draw:frame>
        <draw:frame draw:style-name="gr24" draw:text-style-name="P2" draw:layer="layout" svg:width="0.432cm" svg:height="0.412cm" svg:x="2.637cm" svg:y="11.62cm">
          <draw:text-box>
            <text:p text:style-name="P1"><text:span text:style-name="T12">•</text:span></text:p>
          </draw:text-box>
        </draw:frame>
        <draw:frame draw:style-name="gr211" draw:text-style-name="P2" draw:layer="layout" svg:width="14.886cm" svg:height="0.412cm" svg:x="3.272cm" svg:y="11.625cm">
          <draw:text-box>
            <text:p text:style-name="P1"><text:span text:style-name="T3">the REST resource via the URL. To do this, create a new request copy the URL into the address bar.</text:span></text:p>
          </draw:text-box>
        </draw:frame>
        <draw:frame draw:style-name="gr58" draw:text-style-name="P13" draw:layer="layout" svg:width="0.832cm" svg:height="0.556cm" svg:x="2.002cm" svg:y="12.423cm">
          <draw:text-box>
            <text:p text:style-name="P1"><text:span text:style-name="T19">3.2.</text:span></text:p>
          </draw:text-box>
        </draw:frame>
        <draw:frame draw:style-name="gr212" draw:text-style-name="P14" draw:layer="layout" svg:width="9.023cm" svg:height="0.577cm" svg:x="3.014cm" svg:y="12.407cm">
          <draw:text-box>
            <text:p text:style-name="P1"><text:span text:style-name="T20">Task - Insert OPD Visit (consultation)</text:span></text:p>
          </draw:text-box>
        </draw:frame>
        <draw:frame draw:style-name="gr213" draw:text-style-name="P2" draw:layer="layout" svg:width="14.963cm" svg:height="0.412cm" svg:x="2.002cm" svg:y="12.994cm">
          <draw:text-box>
            <text:p text:style-name="P1"><text:span text:style-name="T3">View your patient on the Bahmni web interface in the browser and add any notes to the consultation.</text:span></text:p>
          </draw:text-box>
        </draw:frame>
        <draw:frame draw:style-name="gr214" draw:text-style-name="P2" draw:layer="layout" svg:width="14.675cm" svg:height="0.412cm" svg:x="2.002cm" svg:y="13.421cm">
          <draw:text-box>
            <text:p text:style-name="P1"><text:span text:style-name="T3">Go to the Bahmni main page: https://192.168.48.77, click on "Clinical Service" log in if necessary.</text:span></text:p>
          </draw:text-box>
        </draw:frame>
        <draw:frame draw:style-name="gr72" draw:text-style-name="P2" draw:layer="layout" svg:width="0.802cm" svg:height="0.412cm" svg:x="2.002cm" svg:y="13.849cm">
          <draw:text-box>
            <text:p text:style-name="P1"><text:span text:style-name="T3">User:</text:span></text:p>
          </draw:text-box>
        </draw:frame>
        <draw:frame draw:style-name="gr73" draw:text-style-name="P2" draw:layer="layout" svg:width="1.446cm" svg:height="0.412cm" svg:x="5.755cm" svg:y="13.849cm">
          <draw:text-box>
            <text:p text:style-name="P1"><text:span text:style-name="T3">superman</text:span></text:p>
          </draw:text-box>
        </draw:frame>
        <draw:frame draw:style-name="gr74" draw:text-style-name="P2" draw:layer="layout" svg:width="1.522cm" svg:height="0.412cm" svg:x="2.002cm" svg:y="14.277cm">
          <draw:text-box>
            <text:p text:style-name="P1"><text:span text:style-name="T3">Password:</text:span></text:p>
          </draw:text-box>
        </draw:frame>
        <draw:frame draw:style-name="gr75" draw:text-style-name="P2" draw:layer="layout" svg:width="1.59cm" svg:height="0.412cm" svg:x="5.755cm" svg:y="14.277cm">
          <draw:text-box>
            <text:p text:style-name="P1"><text:span text:style-name="T3">Admin123</text:span></text:p>
          </draw:text-box>
        </draw:frame>
        <draw:frame draw:style-name="gr215" draw:text-style-name="P2" draw:layer="layout" svg:width="16.381cm" svg:height="0.412cm" svg:x="2.002cm" svg:y="15.131cm">
          <draw:text-box>
            <text:p text:style-name="P1"><text:span text:style-name="T3">Go to Registration and search for your patient. Open the patient and click on "Start OPD Visit". The patient is </text:span></text:p>
          </draw:text-box>
        </draw:frame>
        <draw:frame draw:style-name="gr216" draw:text-style-name="P2" draw:layer="layout" svg:width="15.902cm" svg:height="0.412cm" svg:x="2.002cm" svg:y="15.556cm">
          <draw:text-box>
            <text:p text:style-name="P1"><text:span text:style-name="T3">now active for the medical consultation. Go back to the Bahmni Dashboard via the Home icon. Then go to </text:span></text:p>
          </draw:text-box>
        </draw:frame>
        <draw:frame draw:style-name="gr217" draw:text-style-name="P2" draw:layer="layout" svg:width="16cm" svg:height="0.412cm" svg:x="2.002cm" svg:y="15.982cm">
          <draw:text-box>
            <text:p text:style-name="P1"><text:span text:style-name="T3">"Clinical", <text:s/>your patient, go to "Consultation" and "Consultation Notes". Enter a doctor's note and finish by </text:span></text:p>
          </draw:text-box>
        </draw:frame>
        <draw:frame draw:style-name="gr218" draw:text-style-name="P2" draw:layer="layout" svg:width="2.102cm" svg:height="0.412cm" svg:x="2.002cm" svg:y="16.408cm">
          <draw:text-box>
            <text:p text:style-name="P1"><text:span text:style-name="T3">clicking Save.</text:span></text:p>
          </draw:text-box>
        </draw:frame>
        <draw:frame draw:style-name="gr58" draw:text-style-name="P13" draw:layer="layout" svg:width="0.832cm" svg:height="0.556cm" svg:x="2.002cm" svg:y="17.206cm">
          <draw:text-box>
            <text:p text:style-name="P1"><text:span text:style-name="T19">3.3.</text:span></text:p>
          </draw:text-box>
        </draw:frame>
        <draw:frame draw:style-name="gr219" draw:text-style-name="P14" draw:layer="layout" svg:width="6.263cm" svg:height="0.577cm" svg:x="3.014cm" svg:y="17.19cm">
          <draw:text-box>
            <text:p text:style-name="P1"><text:span text:style-name="T20">Task - Retrieve OPD Visit,</text:span></text:p>
          </draw:text-box>
        </draw:frame>
        <draw:frame draw:style-name="gr220" draw:text-style-name="P2" draw:layer="layout" svg:width="16.855cm" svg:height="0.412cm" svg:x="2.002cm" svg:y="17.779cm">
          <draw:text-box>
            <text:p text:style-name="P1"><text:span text:style-name="T3">Use the model to determine the client requests. <text:s/>the latest encounters of the openMRS Encounter Feed. Clone the </text:span></text:p>
          </draw:text-box>
        </draw:frame>
        <draw:frame draw:style-name="gr221" draw:text-style-name="P2" draw:layer="layout" svg:width="7.855cm" svg:height="0.412cm" svg:x="2.002cm" svg:y="18.205cm">
          <draw:text-box>
            <text:p text:style-name="P1"><text:span text:style-name="T3">last request and name it "3-3 Atom Feed Encounter".</text:span></text:p>
          </draw:text-box>
        </draw:frame>
        <draw:frame draw:style-name="gr122" draw:text-style-name="P2" draw:layer="layout" svg:width="0.369cm" svg:height="0.412cm" svg:x="2.637cm" svg:y="18.634cm">
          <draw:text-box>
            <text:p text:style-name="P1"><text:span text:style-name="T3">a)</text:span></text:p>
          </draw:text-box>
        </draw:frame>
        <draw:frame draw:style-name="gr222" draw:text-style-name="P2" draw:layer="layout" svg:width="14.641cm" svg:height="0.412cm" svg:x="3.272cm" svg:y="18.634cm">
          <draw:text-box>
            <text:p text:style-name="P1"><text:span text:style-name="T3">the last contact (Encounter) via Atom Feed. It should contain an entry for your patient's outpatient </text:span></text:p>
          </draw:text-box>
        </draw:frame>
        <draw:frame draw:style-name="gr223" draw:text-style-name="P2" draw:layer="layout" svg:width="12.372cm" svg:height="0.412cm" svg:x="3.272cm" svg:y="19.06cm">
          <draw:text-box>
            <text:p text:style-name="P1"><text:span text:style-name="T3">consultation (OPD Visit). Can your Encounter be found using the feed? If so, how?</text:span></text:p>
          </draw:text-box>
        </draw:frame>
        <draw:frame draw:style-name="gr122" draw:text-style-name="P2" draw:layer="layout" svg:width="0.369cm" svg:height="0.412cm" svg:x="2.637cm" svg:y="19.488cm">
          <draw:text-box>
            <text:p text:style-name="P1"><text:span text:style-name="T3">b)</text:span></text:p>
          </draw:text-box>
        </draw:frame>
        <draw:frame draw:style-name="gr224" draw:text-style-name="P2" draw:layer="layout" svg:width="5.996cm" svg:height="0.412cm" svg:x="3.269cm" svg:y="19.488cm">
          <draw:text-box>
            <text:p text:style-name="P1"><text:span text:style-name="T3">Query resources via the URLs provided.</text:span></text:p>
          </draw:text-box>
        </draw:frame>
        <draw:frame draw:style-name="gr225" draw:text-style-name="P12" draw:layer="layout" svg:width="0.358cm" svg:height="0.39cm" svg:x="2.002cm" svg:y="25.879cm">
          <draw:text-box>
            <text:p text:style-name="P1"><text:span text:style-name="T15">10</text:span></text:p>
          </draw:text-box>
        </draw:frame>
        <draw:line draw:style-name="gr50" draw:text-style-name="P5" draw:layer="layout" svg:x1="2.601cm" svg:y1="26.247cm" svg:x2="12.181cm" svg:y2="26.247cm">
          <text:p/>
        </draw:line>
        <draw:frame draw:style-name="gr226" draw:text-style-name="P8" draw:layer="layout" svg:width="9.828cm" svg:height="0.454cm" svg:x="2.602cm" svg:y="25.832cm">
          <draw:text-box>
            <text:p text:style-name="P1"><text:span text:style-name="T17">https://bahmni.atlassian.net/wiki/spaces/BAH/pages/350620</text:span></text:p>
          </draw:text-box>
        </draw:frame>
        <draw:line draw:style-name="gr50" draw:text-style-name="P5" draw:layer="layout" svg:x1="2.601cm" svg:y1="26.714cm" svg:x2="10.97cm" svg:y2="26.714cm">
          <text:p/>
        </draw:line>
        <draw:frame draw:style-name="gr227" draw:text-style-name="P8" draw:layer="layout" svg:width="8.558cm" svg:height="0.454cm" svg:x="2.602cm" svg:y="26.299cm">
          <draw:text-box>
            <text:p text:style-name="P1"><text:span text:style-name="T17">0/ Atom+Feed+Based+Synchronization+in+Bahmni</text:span></text:p>
          </draw:text-box>
        </draw:frame>
        <draw:frame draw:style-name="gr5" draw:text-style-name="P3" draw:layer="layout" svg:width="2.372cm" svg:height="0.412cm" svg:x="10.122cm" svg:y="2.402cm">
          <draw:text-box>
            <text:p text:style-name="P1"><text:span text:style-name="T4">Exercise</text:span></text:p>
          </draw:text-box>
        </draw:frame>
      </draw:page>
      <draw:page draw:name="page6" draw:style-name="dp1" draw:master-page-name="master-page3">
        <draw:frame draw:style-name="gr1" draw:text-style-name="P2" draw:layer="layout" svg:width="4.773cm" svg:height="0.369cm" svg:x="2.103cm" svg:y="2.202cm">
          <draw:text-box>
            <text:p text:style-name="P1"><text:span text:style-name="T1">Information systems in medical </text:span></text:p>
          </draw:text-box>
        </draw:frame>
        <draw:frame draw:style-name="gr2" draw:text-style-name="P2" draw:layer="layout" svg:width="0.764cm" svg:height="0.369cm" svg:x="6.9cm" svg:y="2.202cm">
          <draw:text-box>
            <text:p text:style-name="P1"><text:span text:style-name="T2">care </text:span></text:p>
          </draw:text-box>
        </draw:frame>
        <draw:frame draw:style-name="gr3" draw:text-style-name="P2" draw:layer="layout" svg:width="2.038cm" svg:height="0.369cm" svg:x="2.103cm" svg:y="2.693cm">
          <draw:text-box>
            <text:p text:style-name="P1"><text:span text:style-name="T2">and research</text:span></text:p>
          </draw:text-box>
        </draw:frame>
        <draw:frame draw:style-name="gr4" draw:text-style-name="P2" draw:layer="layout" svg:width="0.476cm" svg:height="0.412cm" svg:x="10.269cm" svg:y="27.516cm">
          <draw:text-box>
            <text:p text:style-name="P1"><text:span text:style-name="T3">6/7</text:span></text:p>
          </draw:text-box>
        </draw:frame>
        <draw:polygon draw:style-name="gr6" draw:text-style-name="P4" draw:layer="layout" svg:width="5.609cm" svg:height="0.017cm" svg:x="2cm" svg:y="25.072cm" svg:viewBox="0 0 5610 18" draw:points="5610,0 0,0 0,18 5610,18">
          <text:p/>
        </draw:polygon>
        <draw:polygon draw:style-name="gr7" draw:text-style-name="P5" draw:layer="layout" svg:width="5.609cm" svg:height="0.017cm" svg:x="2cm" svg:y="25.072cm" svg:viewBox="0 0 5610 18" draw:points="0,18 5610,18 5610,0 0,0">
          <text:p/>
        </draw:polygon>
        <draw:frame draw:style-name="gr8" draw:text-style-name="P2" draw:layer="layout" svg:width="1.052cm" svg:height="0.369cm" svg:x="17.861cm" svg:y="2.696cm">
          <draw:text-box>
            <text:p text:style-name="P1"><text:span text:style-name="T1">MI-Lab</text:span></text:p>
          </draw:text-box>
        </draw:frame>
        <draw:frame draw:style-name="gr56" draw:text-style-name="P13" draw:layer="layout" svg:width="0.493cm" svg:height="0.556cm" svg:x="2.002cm" svg:y="4.124cm">
          <draw:text-box>
            <text:p text:style-name="P1"><text:span text:style-name="T19">4.</text:span></text:p>
          </draw:text-box>
        </draw:frame>
        <draw:frame draw:style-name="gr228" draw:text-style-name="P14" draw:layer="layout" svg:width="4.24cm" svg:height="0.577cm" svg:x="2.76cm" svg:y="4.108cm">
          <draw:text-box>
            <text:p text:style-name="P1"><text:span text:style-name="T20">FHIR web service</text:span></text:p>
          </draw:text-box>
        </draw:frame>
        <draw:frame draw:style-name="gr229" draw:text-style-name="P8" draw:layer="layout" svg:width="16.025cm" svg:height="0.454cm" svg:x="2.002cm" svg:y="4.905cm">
          <draw:text-box>
            <text:p text:style-name="P1"><text:span text:style-name="T7">FHIR (Fast Healthcare Interoperability Resources) is an HL7 standard for representing healthcare </text:span></text:p>
          </draw:text-box>
        </draw:frame>
        <draw:frame draw:style-name="gr230" draw:text-style-name="P8" draw:layer="layout" svg:width="16.444cm" svg:height="0.454cm" svg:x="2.002cm" svg:y="5.366cm">
          <draw:text-box>
            <text:p text:style-name="P1"><text:span text:style-name="T7">information electronically. OpenMRS has been implementing FHIR to ensure better interoperability </text:span></text:p>
          </draw:text-box>
        </draw:frame>
        <draw:frame draw:style-name="gr231" draw:text-style-name="P8" draw:layer="layout" svg:width="6.661cm" svg:height="0.454cm" svg:x="2.002cm" svg:y="5.827cm">
          <draw:text-box>
            <text:p text:style-name="P1"><text:span text:style-name="T7">between healthcare information systems.</text:span></text:p>
          </draw:text-box>
        </draw:frame>
        <draw:frame draw:style-name="gr232" draw:text-style-name="P10" draw:layer="layout" svg:width="0.341cm" svg:height="0.297cm" svg:x="8.626cm" svg:y="5.829cm">
          <draw:text-box>
            <text:p text:style-name="P1"><text:span text:style-name="T13"><text:s/></text:span><text:span text:style-name="T13">11</text:span></text:p>
          </draw:text-box>
        </draw:frame>
        <draw:frame draw:style-name="gr58" draw:text-style-name="P13" draw:layer="layout" svg:width="0.832cm" svg:height="0.556cm" svg:x="2.002cm" svg:y="6.634cm">
          <draw:text-box>
            <text:p text:style-name="P1"><text:span text:style-name="T19">4.1.</text:span></text:p>
          </draw:text-box>
        </draw:frame>
        <draw:frame draw:style-name="gr233" draw:text-style-name="P14" draw:layer="layout" svg:width="5.09cm" svg:height="0.577cm" svg:x="3.014cm" svg:y="6.618cm">
          <draw:text-box>
            <text:p text:style-name="P1"><text:span text:style-name="T20">Task - FHIR requests</text:span></text:p>
          </draw:text-box>
        </draw:frame>
        <draw:frame draw:style-name="gr234" draw:text-style-name="P16" draw:layer="layout" svg:width="11.961cm" svg:height="0.488cm" svg:x="2.002cm" svg:y="7.213cm">
          <draw:text-box>
            <text:p text:style-name="P1"><text:span text:style-name="T28">The FHIR web service from OpenMRS supports the "GET" method</text:span></text:p>
          </draw:text-box>
        </draw:frame>
        <draw:frame draw:style-name="gr235" draw:text-style-name="P17" draw:layer="layout" svg:width="0.836cm" svg:height="0.314cm" svg:x="13.985cm" svg:y="7.213cm">
          <draw:text-box>
            <text:p text:style-name="P1"><text:span text:style-name="T29">.(12)13</text:span></text:p>
          </draw:text-box>
        </draw:frame>
        <draw:frame draw:style-name="gr236" draw:text-style-name="P16" draw:layer="layout" svg:width="3.507cm" svg:height="0.488cm" svg:x="14.808cm" svg:y="7.213cm">
          <draw:text-box>
            <text:p text:style-name="P1"><text:span text:style-name="T28">This can be used to </text:span></text:p>
          </draw:text-box>
        </draw:frame>
        <draw:frame draw:style-name="gr237" draw:text-style-name="P16" draw:layer="layout" svg:width="16.91cm" svg:height="0.488cm" svg:x="2.002cm" svg:y="7.72cm">
          <draw:text-box>
            <text:p text:style-name="P1"><text:span text:style-name="T28">search for, query and list resources from the RESTful server. Clone the last request and name it </text:span></text:p>
          </draw:text-box>
        </draw:frame>
        <draw:frame draw:style-name="gr238" draw:text-style-name="P16" draw:layer="layout" svg:width="16.897cm" svg:height="0.488cm" svg:x="2.002cm" svg:y="8.227cm">
          <draw:text-box>
            <text:p text:style-name="P1"><text:span text:style-name="T28">"4-1 FHIR Search Patient". Under "Vars", give the "endpoint-prefix" the new value "fhir2/R4/".</text:span></text:p>
          </draw:text-box>
        </draw:frame>
        <draw:frame draw:style-name="gr239" draw:text-style-name="P2" draw:layer="layout" svg:width="8.985cm" svg:height="0.412cm" svg:x="2.002cm" svg:y="8.731cm">
          <draw:text-box>
            <text:p text:style-name="P1"><text:span text:style-name="T3">Use the model again to <text:s/>the tasks. Search for FHIR Services.</text:span></text:p>
          </draw:text-box>
        </draw:frame>
        <draw:frame draw:style-name="gr122" draw:text-style-name="P2" draw:layer="layout" svg:width="0.369cm" svg:height="0.412cm" svg:x="2.637cm" svg:y="9.157cm">
          <draw:text-box>
            <text:p text:style-name="P1"><text:span text:style-name="T3">a)</text:span></text:p>
          </draw:text-box>
        </draw:frame>
        <draw:frame draw:style-name="gr240" draw:text-style-name="P2" draw:layer="layout" svg:width="3.664cm" svg:height="0.412cm" svg:x="3.27cm" svg:y="9.157cm">
          <draw:text-box>
            <text:p text:style-name="P1"><text:span text:style-name="T3">Ask for a list of patients.</text:span></text:p>
          </draw:text-box>
        </draw:frame>
        <draw:frame draw:style-name="gr122" draw:text-style-name="P2" draw:layer="layout" svg:width="0.369cm" svg:height="0.412cm" svg:x="2.637cm" svg:y="9.577cm">
          <draw:text-box>
            <text:p text:style-name="P1"><text:span text:style-name="T3">b)</text:span></text:p>
          </draw:text-box>
        </draw:frame>
        <draw:frame draw:style-name="gr241" draw:text-style-name="P2" draw:layer="layout" svg:width="12.025cm" svg:height="0.412cm" svg:x="3.269cm" svg:y="9.577cm">
          <draw:text-box>
            <text:p text:style-name="P1"><text:span text:style-name="T3">Search for all patients with the name "Bilbo". Use the parameter "?name=Bilbo".</text:span></text:p>
          </draw:text-box>
        </draw:frame>
        <draw:frame draw:style-name="gr242" draw:text-style-name="P2" draw:layer="layout" svg:width="0.829cm" svg:height="0.412cm" svg:x="3.272cm" svg:y="9.998cm">
          <draw:text-box>
            <text:p text:style-name="P1"><text:span text:style-name="T30">◦</text:span></text:p>
          </draw:text-box>
        </draw:frame>
        <draw:frame draw:style-name="gr243" draw:text-style-name="P2" draw:layer="layout" svg:width="3.613cm" svg:height="0.412cm" svg:x="3.905cm" svg:y="10.004cm">
          <draw:text-box>
            <text:p text:style-name="P1"><text:span text:style-name="T3">How many do you find?</text:span></text:p>
          </draw:text-box>
        </draw:frame>
        <draw:frame draw:style-name="gr122" draw:text-style-name="P2" draw:layer="layout" svg:width="0.369cm" svg:height="0.412cm" svg:x="2.637cm" svg:y="10.429cm">
          <draw:text-box>
            <text:p text:style-name="P1"><text:span text:style-name="T3">c)</text:span></text:p>
          </draw:text-box>
        </draw:frame>
        <draw:frame draw:style-name="gr244" draw:text-style-name="P2" draw:layer="layout" svg:width="11.089cm" svg:height="0.412cm" svg:x="3.27cm" svg:y="10.429cm">
          <draw:text-box>
            <text:p text:style-name="P1"><text:span text:style-name="T3">Search for all resources of the type "Observation" with the patient "Bilbo".</text:span></text:p>
          </draw:text-box>
        </draw:frame>
        <draw:frame draw:style-name="gr242" draw:text-style-name="P2" draw:layer="layout" svg:width="0.829cm" svg:height="0.412cm" svg:x="3.272cm" svg:y="10.85cm">
          <draw:text-box>
            <text:p text:style-name="P1"><text:span text:style-name="T30">◦</text:span></text:p>
          </draw:text-box>
        </draw:frame>
        <draw:frame draw:style-name="gr245" draw:text-style-name="P2" draw:layer="layout" svg:width="6.695cm" svg:height="0.412cm" svg:x="3.905cm" svg:y="10.856cm">
          <draw:text-box>
            <text:p text:style-name="P1"><text:span text:style-name="T3">What is the query? How many hits are there?</text:span></text:p>
          </draw:text-box>
        </draw:frame>
        <draw:frame draw:style-name="gr225" draw:text-style-name="P12" draw:layer="layout" svg:width="0.358cm" svg:height="0.39cm" svg:x="2.002cm" svg:y="25.107cm">
          <draw:text-box>
            <text:p text:style-name="P1"><text:span text:style-name="T15">11</text:span></text:p>
          </draw:text-box>
        </draw:frame>
        <draw:line draw:style-name="gr47" draw:text-style-name="P5" draw:layer="layout" svg:x1="2.601cm" svg:y1="25.467cm" svg:x2="5.962cm" svg:y2="25.467cm">
          <text:p/>
        </draw:line>
        <draw:frame draw:style-name="gr246" draw:text-style-name="P12" draw:layer="layout" svg:width="3.461cm" svg:height="0.39cm" svg:x="2.602cm" svg:y="25.107cm">
          <draw:text-box>
            <text:p text:style-name="P1"><text:span text:style-name="T16">https://fhir.openmrs.org/</text:span></text:p>
          </draw:text-box>
        </draw:frame>
        <draw:frame draw:style-name="gr225" draw:text-style-name="P12" draw:layer="layout" svg:width="0.358cm" svg:height="0.39cm" svg:x="2.002cm" svg:y="25.512cm">
          <draw:text-box>
            <text:p text:style-name="P1"><text:span text:style-name="T15">12</text:span></text:p>
          </draw:text-box>
        </draw:frame>
        <draw:line draw:style-name="gr47" draw:text-style-name="P5" draw:layer="layout" svg:x1="6.334cm" svg:y1="25.873cm" svg:x2="15.902cm" svg:y2="25.873cm">
          <text:p/>
        </draw:line>
        <draw:frame draw:style-name="gr247" draw:text-style-name="P12" draw:layer="layout" svg:width="13.324cm" svg:height="0.39cm" svg:x="2.602cm" svg:y="25.512cm">
          <draw:text-box>
            <text:p text:style-name="P1"><text:span text:style-name="T15">Supported search queries: </text:span><text:span text:style-name="T16">https://openmrs.atlassian.net/wiki/spaces/projects/pages/26938492/ </text:span></text:p>
          </draw:text-box>
        </draw:frame>
        <draw:line draw:style-name="gr47" draw:text-style-name="P5" draw:layer="layout" svg:x1="2.601cm" svg:y1="26.282cm" svg:x2="11.654cm" svg:y2="26.282cm">
          <text:p/>
        </draw:line>
        <draw:frame draw:style-name="gr248" draw:text-style-name="P12" draw:layer="layout" svg:width="9.239cm" svg:height="0.39cm" svg:x="2.602cm" svg:y="25.921cm">
          <draw:text-box>
            <text:p text:style-name="P1"><text:span text:style-name="T16">ARCHIVED+FHIR+Support+in+FHIR2+Module+version+1.3.0</text:span></text:p>
          </draw:text-box>
        </draw:frame>
        <draw:frame draw:style-name="gr225" draw:text-style-name="P12" draw:layer="layout" svg:width="0.358cm" svg:height="0.39cm" svg:x="2.002cm" svg:y="26.321cm">
          <draw:text-box>
            <text:p text:style-name="P1"><text:span text:style-name="T15">13</text:span></text:p>
          </draw:text-box>
        </draw:frame>
        <draw:line draw:style-name="gr47" draw:text-style-name="P5" draw:layer="layout" svg:x1="6.862cm" svg:y1="26.682cm" svg:x2="12.045cm" svg:y2="26.682cm">
          <text:p/>
        </draw:line>
        <draw:frame draw:style-name="gr249" draw:text-style-name="P12" draw:layer="layout" svg:width="9.603cm" svg:height="0.39cm" svg:x="2.602cm" svg:y="26.321cm">
          <draw:text-box>
            <text:p text:style-name="P1"><text:span text:style-name="T15">Supported search parameters: </text:span><text:span text:style-name="T16">https://fhir.openmrs.org/artifacts.html</text:span></text:p>
          </draw:text-box>
        </draw:frame>
        <draw:frame draw:style-name="gr5" draw:text-style-name="P3" draw:layer="layout" svg:width="2.372cm" svg:height="0.412cm" svg:x="10.122cm" svg:y="2.402cm">
          <draw:text-box>
            <text:p text:style-name="P1"><text:span text:style-name="T4">Exercise</text:span></text:p>
          </draw:text-box>
        </draw:frame>
      </draw:page>
      <draw:page draw:name="page7" draw:style-name="dp1" draw:master-page-name="master-page3">
        <draw:frame draw:style-name="gr1" draw:text-style-name="P2" draw:layer="layout" svg:width="4.773cm" svg:height="0.369cm" svg:x="2.103cm" svg:y="2.202cm">
          <draw:text-box>
            <text:p text:style-name="P1"><text:span text:style-name="T1">Information systems in medical </text:span></text:p>
          </draw:text-box>
        </draw:frame>
        <draw:frame draw:style-name="gr2" draw:text-style-name="P2" draw:layer="layout" svg:width="0.764cm" svg:height="0.369cm" svg:x="6.9cm" svg:y="2.202cm">
          <draw:text-box>
            <text:p text:style-name="P1"><text:span text:style-name="T2">care </text:span></text:p>
          </draw:text-box>
        </draw:frame>
        <draw:frame draw:style-name="gr3" draw:text-style-name="P2" draw:layer="layout" svg:width="2.038cm" svg:height="0.369cm" svg:x="2.103cm" svg:y="2.693cm">
          <draw:text-box>
            <text:p text:style-name="P1"><text:span text:style-name="T2">and research</text:span></text:p>
          </draw:text-box>
        </draw:frame>
        <draw:frame draw:style-name="gr4" draw:text-style-name="P2" draw:layer="layout" svg:width="0.476cm" svg:height="0.412cm" svg:x="10.269cm" svg:y="27.516cm">
          <draw:text-box>
            <text:p text:style-name="P1"><text:span text:style-name="T3">7/7</text:span></text:p>
          </draw:text-box>
        </draw:frame>
        <draw:frame draw:style-name="gr8" draw:text-style-name="P2" draw:layer="layout" svg:width="1.052cm" svg:height="0.369cm" svg:x="17.861cm" svg:y="2.696cm">
          <draw:text-box>
            <text:p text:style-name="P1"><text:span text:style-name="T1">MI-Lab</text:span></text:p>
          </draw:text-box>
        </draw:frame>
        <draw:frame draw:style-name="gr56" draw:text-style-name="P13" draw:layer="layout" svg:width="0.493cm" svg:height="0.556cm" svg:x="2.002cm" svg:y="4.124cm">
          <draw:text-box>
            <text:p text:style-name="P1"><text:span text:style-name="T19">5.</text:span></text:p>
          </draw:text-box>
        </draw:frame>
        <draw:frame draw:style-name="gr250" draw:text-style-name="P14" draw:layer="layout" svg:width="2.339cm" svg:height="0.577cm" svg:x="2.76cm" svg:y="4.108cm">
          <draw:text-box>
            <text:p text:style-name="P1"><text:span text:style-name="T20">Solutions</text:span></text:p>
          </draw:text-box>
        </draw:frame>
        <draw:frame draw:style-name="gr58" draw:text-style-name="P13" draw:layer="layout" svg:width="0.832cm" svg:height="0.556cm" svg:x="2.002cm" svg:y="5.25cm">
          <draw:text-box>
            <text:p text:style-name="P1"><text:span text:style-name="T19">5.1.</text:span></text:p>
          </draw:text-box>
        </draw:frame>
        <draw:frame draw:style-name="gr251" draw:text-style-name="P14" draw:layer="layout" svg:width="12.871cm" svg:height="0.577cm" svg:x="3.014cm" svg:y="5.234cm">
          <draw:text-box>
            <text:p text:style-name="P1"><text:span text:style-name="T20">Solution 2.2 Task - REST requests, search for people</text:span></text:p>
          </draw:text-box>
        </draw:frame>
        <draw:frame draw:style-name="gr252" draw:text-style-name="P18" draw:layer="layout" svg:width="0.62cm" svg:height="0.353cm" svg:x="2.002cm" svg:y="5.818cm">
          <draw:text-box>
            <text:p text:style-name="P1"><text:span text:style-name="T31">GET</text:span></text:p>
          </draw:text-box>
        </draw:frame>
        <draw:frame draw:style-name="gr253" draw:text-style-name="P18" draw:layer="layout" svg:width="7.66cm" svg:height="0.353cm" svg:x="5.755cm" svg:y="5.818cm">
          <draw:text-box>
            <text:p text:style-name="P1"><text:span text:style-name="T32">https://192.168.48.77/openmrs/ws/rest/v1/person?q=Martha</text:span></text:p>
          </draw:text-box>
        </draw:frame>
        <draw:frame draw:style-name="gr252" draw:text-style-name="P18" draw:layer="layout" svg:width="0.62cm" svg:height="0.353cm" svg:x="2.002cm" svg:y="6.183cm">
          <draw:text-box>
            <text:p text:style-name="P1"><text:span text:style-name="T31">GET</text:span></text:p>
          </draw:text-box>
        </draw:frame>
        <draw:frame draw:style-name="gr254" draw:text-style-name="P18" draw:layer="layout" svg:width="8.24cm" svg:height="0.353cm" svg:x="5.755cm" svg:y="6.183cm">
          <draw:text-box>
            <text:p text:style-name="P1"><text:span text:style-name="T33">https://192.168.48.77/openmrs/ws/rest/v1/person/{person_uuid}</text:span></text:p>
          </draw:text-box>
        </draw:frame>
        <draw:frame draw:style-name="gr255" draw:text-style-name="P18" draw:layer="layout" svg:width="0.781cm" svg:height="0.353cm" svg:x="2.002cm" svg:y="6.552cm">
          <draw:text-box>
            <text:p text:style-name="P1"><text:span text:style-name="T34">POST</text:span></text:p>
          </draw:text-box>
        </draw:frame>
        <draw:frame draw:style-name="gr256" draw:text-style-name="P18" draw:layer="layout" svg:width="6.344cm" svg:height="0.353cm" svg:x="5.755cm" svg:y="6.552cm">
          <draw:text-box>
            <text:p text:style-name="P1"><text:span text:style-name="T32">https://192.168.48.77/openmrs/ws/rest/v1/person </text:span></text:p>
          </draw:text-box>
        </draw:frame>
        <draw:frame draw:style-name="gr257" draw:text-style-name="P18" draw:layer="layout" svg:width="1.623cm" svg:height="0.353cm" svg:x="2.002cm" svg:y="6.917cm">
          <draw:text-box>
            <text:p text:style-name="P1"><text:span text:style-name="T32">Body: JSON</text:span></text:p>
          </draw:text-box>
        </draw:frame>
        <draw:frame draw:style-name="gr258" draw:text-style-name="P18" draw:layer="layout" svg:width="0.317cm" svg:height="0.353cm" svg:x="2.002cm" svg:y="7.282cm">
          <draw:text-box>
            <text:p text:style-name="P1"><text:span text:style-name="T32">{</text:span></text:p>
          </draw:text-box>
        </draw:frame>
        <draw:frame draw:style-name="gr259" draw:text-style-name="P18" draw:layer="layout" svg:width="1.348cm" svg:height="0.353cm" svg:x="2.32cm" svg:y="7.642cm">
          <draw:text-box>
            <text:p text:style-name="P1"><text:span text:style-name="T32">"names": [</text:span></text:p>
          </draw:text-box>
        </draw:frame>
        <draw:frame draw:style-name="gr258" draw:text-style-name="P18" draw:layer="layout" svg:width="0.317cm" svg:height="0.353cm" svg:x="2.637cm" svg:y="8.005cm">
          <draw:text-box>
            <text:p text:style-name="P1"><text:span text:style-name="T32">{</text:span></text:p>
          </draw:text-box>
        </draw:frame>
        <draw:frame draw:style-name="gr260" draw:text-style-name="P18" draw:layer="layout" svg:width="2.868cm" svg:height="0.353cm" svg:x="2.637cm" svg:y="8.376cm">
          <draw:text-box>
            <text:p text:style-name="P1"><text:span text:style-name="T32">"givenName": "Test", </text:span></text:p>
          </draw:text-box>
        </draw:frame>
        <draw:frame draw:style-name="gr261" draw:text-style-name="P18" draw:layer="layout" svg:width="3.147cm" svg:height="0.353cm" svg:x="2.637cm" svg:y="8.741cm">
          <draw:text-box>
            <text:p text:style-name="P1"><text:span text:style-name="T32">"familyName": "Person"</text:span></text:p>
          </draw:text-box>
        </draw:frame>
        <draw:frame draw:style-name="gr258" draw:text-style-name="P18" draw:layer="layout" svg:width="0.317cm" svg:height="0.353cm" svg:x="2.637cm" svg:y="9.106cm">
          <draw:text-box>
            <text:p text:style-name="P1"><text:span text:style-name="T32">}</text:span></text:p>
          </draw:text-box>
        </draw:frame>
        <draw:frame draw:style-name="gr258" draw:text-style-name="P18" draw:layer="layout" svg:width="0.317cm" svg:height="0.353cm" svg:x="2.32cm" svg:y="9.465cm">
          <draw:text-box>
            <text:p text:style-name="P1"><text:span text:style-name="T32">],</text:span></text:p>
          </draw:text-box>
        </draw:frame>
        <draw:frame draw:style-name="gr262" draw:text-style-name="P18" draw:layer="layout" svg:width="1.928cm" svg:height="0.353cm" svg:x="2.32cm" svg:y="9.831cm">
          <draw:text-box>
            <text:p text:style-name="P1"><text:span text:style-name="T32">"gender": "M",</text:span></text:p>
          </draw:text-box>
        </draw:frame>
        <draw:frame draw:style-name="gr263" draw:text-style-name="P18" draw:layer="layout" svg:width="3.49cm" svg:height="0.353cm" svg:x="2.32cm" svg:y="10.2cm">
          <draw:text-box>
            <text:p text:style-name="P1"><text:span text:style-name="T32">"birthdate": "1990-09-02", </text:span></text:p>
          </draw:text-box>
        </draw:frame>
        <draw:frame draw:style-name="gr264" draw:text-style-name="P18" draw:layer="layout" svg:width="1.755cm" svg:height="0.353cm" svg:x="2.32cm" svg:y="10.565cm">
          <draw:text-box>
            <text:p text:style-name="P1"><text:span text:style-name="T32">"addresses": [</text:span></text:p>
          </draw:text-box>
        </draw:frame>
        <draw:frame draw:style-name="gr258" draw:text-style-name="P18" draw:layer="layout" svg:width="0.317cm" svg:height="0.353cm" svg:x="2.637cm" svg:y="10.93cm">
          <draw:text-box>
            <text:p text:style-name="P1"><text:span text:style-name="T32">{</text:span></text:p>
          </draw:text-box>
        </draw:frame>
        <draw:frame draw:style-name="gr265" draw:text-style-name="P18" draw:layer="layout" svg:width="3.956cm" svg:height="0.353cm" svg:x="2.637cm" svg:y="11.295cm">
          <draw:text-box>
            <text:p text:style-name="P1"><text:span text:style-name="T32">"address1": "Musterstrasse 1", </text:span></text:p>
          </draw:text-box>
        </draw:frame>
        <draw:frame draw:style-name="gr266" draw:text-style-name="P18" draw:layer="layout" svg:width="2.957cm" svg:height="0.353cm" svg:x="2.637cm" svg:y="11.66cm">
          <draw:text-box>
            <text:p text:style-name="P1"><text:span text:style-name="T32">"cityVillage": "Halle", </text:span></text:p>
          </draw:text-box>
        </draw:frame>
        <draw:frame draw:style-name="gr267" draw:text-style-name="P18" draw:layer="layout" svg:width="3.016cm" svg:height="0.353cm" svg:x="2.637cm" svg:y="12.025cm">
          <draw:text-box>
            <text:p text:style-name="P1"><text:span text:style-name="T32">"country": "Germany", </text:span></text:p>
          </draw:text-box>
        </draw:frame>
        <draw:frame draw:style-name="gr268" draw:text-style-name="P18" draw:layer="layout" svg:width="2.936cm" svg:height="0.353cm" svg:x="2.637cm" svg:y="12.39cm">
          <draw:text-box>
            <text:p text:style-name="P1"><text:span text:style-name="T32">"postalCode": "06112"</text:span></text:p>
          </draw:text-box>
        </draw:frame>
        <draw:frame draw:style-name="gr258" draw:text-style-name="P18" draw:layer="layout" svg:width="0.317cm" svg:height="0.353cm" svg:x="2.637cm" svg:y="12.755cm">
          <draw:text-box>
            <text:p text:style-name="P1"><text:span text:style-name="T32">}</text:span></text:p>
          </draw:text-box>
        </draw:frame>
        <draw:frame draw:style-name="gr258" draw:text-style-name="P18" draw:layer="layout" svg:width="0.317cm" svg:height="0.353cm" svg:x="2.32cm" svg:y="13.116cm">
          <draw:text-box>
            <text:p text:style-name="P1"><text:span text:style-name="T32">]</text:span></text:p>
          </draw:text-box>
        </draw:frame>
        <draw:frame draw:style-name="gr258" draw:text-style-name="P18" draw:layer="layout" svg:width="0.317cm" svg:height="0.353cm" svg:x="2.002cm" svg:y="13.487cm">
          <draw:text-box>
            <text:p text:style-name="P1"><text:span text:style-name="T32">}</text:span></text:p>
          </draw:text-box>
        </draw:frame>
        <draw:frame draw:style-name="gr58" draw:text-style-name="P13" draw:layer="layout" svg:width="0.832cm" svg:height="0.556cm" svg:x="2.002cm" svg:y="14.198cm">
          <draw:text-box>
            <text:p text:style-name="P1"><text:span text:style-name="T19">5.2.</text:span></text:p>
          </draw:text-box>
        </draw:frame>
        <draw:frame draw:style-name="gr269" draw:text-style-name="P14" draw:layer="layout" svg:width="10.988cm" svg:height="0.577cm" svg:x="3.014cm" svg:y="14.182cm">
          <draw:text-box>
            <text:p text:style-name="P1"><text:span text:style-name="T20">Solution 2.3 Task - Create person and patient</text:span></text:p>
          </draw:text-box>
        </draw:frame>
        <draw:frame draw:style-name="gr252" draw:text-style-name="P18" draw:layer="layout" svg:width="0.62cm" svg:height="0.353cm" svg:x="2.002cm" svg:y="14.766cm">
          <draw:text-box>
            <text:p text:style-name="P1"><text:span text:style-name="T31">GET</text:span></text:p>
          </draw:text-box>
        </draw:frame>
        <draw:frame draw:style-name="gr270" draw:text-style-name="P18" draw:layer="layout" svg:width="7.677cm" svg:height="0.353cm" svg:x="5.755cm" svg:y="14.766cm">
          <draw:text-box>
            <text:p text:style-name="P1"><text:span text:style-name="T32">https://192.168.48.77/openmrs/ws/rest/v1/patient?q=Martha</text:span></text:p>
          </draw:text-box>
        </draw:frame>
        <draw:frame draw:style-name="gr252" draw:text-style-name="P18" draw:layer="layout" svg:width="0.62cm" svg:height="0.353cm" svg:x="2.002cm" svg:y="15.131cm">
          <draw:text-box>
            <text:p text:style-name="P1"><text:span text:style-name="T31">GET</text:span></text:p>
          </draw:text-box>
        </draw:frame>
        <draw:frame draw:style-name="gr271" draw:text-style-name="P18" draw:layer="layout" svg:width="7.999cm" svg:height="0.353cm" svg:x="5.755cm" svg:y="15.131cm">
          <draw:text-box>
            <text:p text:style-name="P1"><text:span text:style-name="T32">https://192.168.48.77/openmrs/ws/rest/v1/patientidentifiertype</text:span></text:p>
          </draw:text-box>
        </draw:frame>
        <draw:frame draw:style-name="gr255" draw:text-style-name="P18" draw:layer="layout" svg:width="0.781cm" svg:height="0.353cm" svg:x="2.002cm" svg:y="15.5cm">
          <draw:text-box>
            <text:p text:style-name="P1"><text:span text:style-name="T34">POST</text:span></text:p>
          </draw:text-box>
        </draw:frame>
        <draw:frame draw:style-name="gr272" draw:text-style-name="P18" draw:layer="layout" svg:width="6.36cm" svg:height="0.353cm" svg:x="5.755cm" svg:y="15.5cm">
          <draw:text-box>
            <text:p text:style-name="P1"><text:span text:style-name="T32">https://192.168.48.77/openmrs/ws/rest/v1/patient </text:span></text:p>
          </draw:text-box>
        </draw:frame>
        <draw:frame draw:style-name="gr257" draw:text-style-name="P18" draw:layer="layout" svg:width="1.623cm" svg:height="0.353cm" svg:x="2.002cm" svg:y="15.865cm">
          <draw:text-box>
            <text:p text:style-name="P1"><text:span text:style-name="T32">Body: JSON</text:span></text:p>
          </draw:text-box>
        </draw:frame>
        <draw:frame draw:style-name="gr258" draw:text-style-name="P18" draw:layer="layout" svg:width="0.317cm" svg:height="0.353cm" svg:x="2.002cm" svg:y="16.23cm">
          <draw:text-box>
            <text:p text:style-name="P1"><text:span text:style-name="T32">{</text:span></text:p>
          </draw:text-box>
        </draw:frame>
        <draw:line draw:style-name="gr273" draw:text-style-name="P5" draw:layer="layout" svg:x1="3.722cm" svg:y1="16.922cm" svg:x2="5.596cm" svg:y2="16.922cm">
          <text:p/>
        </draw:line>
        <draw:frame draw:style-name="gr274" draw:text-style-name="P18" draw:layer="layout" svg:width="3.596cm" svg:height="0.353cm" svg:x="2.32cm" svg:y="16.597cm">
          <draw:text-box>
            <text:p text:style-name="P1"><text:span text:style-name="T32">"person": "</text:span><text:span text:style-name="T33">{person_uuid}</text:span><text:span text:style-name="T32">", </text:span></text:p>
          </draw:text-box>
        </draw:frame>
        <draw:frame draw:style-name="gr275" draw:text-style-name="P18" draw:layer="layout" svg:width="1.831cm" svg:height="0.353cm" svg:x="2.32cm" svg:y="16.962cm">
          <draw:text-box>
            <text:p text:style-name="P1"><text:span text:style-name="T32">"identifiers": [</text:span></text:p>
          </draw:text-box>
        </draw:frame>
        <draw:frame draw:style-name="gr258" draw:text-style-name="P18" draw:layer="layout" svg:width="0.317cm" svg:height="0.353cm" svg:x="2.637cm" svg:y="17.327cm">
          <draw:text-box>
            <text:p text:style-name="P1"><text:span text:style-name="T32">{</text:span></text:p>
          </draw:text-box>
        </draw:frame>
        <draw:frame draw:style-name="gr276" draw:text-style-name="P18" draw:layer="layout" svg:width="3.562cm" svg:height="0.353cm" svg:x="2.953cm" svg:y="17.686cm">
          <draw:text-box>
            <text:p text:style-name="P1"><text:span text:style-name="T32">"identifier": "ABC200001",</text:span></text:p>
          </draw:text-box>
        </draw:frame>
        <draw:frame draw:style-name="gr277" draw:text-style-name="P18" draw:layer="layout" svg:width="8.071cm" svg:height="0.353cm" svg:x="2.951cm" svg:y="18.057cm">
          <draw:text-box>
            <text:p text:style-name="P1"><text:span text:style-name="T32">"identifierType": "</text:span><text:span text:style-name="T33">b9a9e100-f496-11ed-b02c-0242ac150003</text:span><text:span text:style-name="T32">", </text:span></text:p>
          </draw:text-box>
        </draw:frame>
        <draw:frame draw:style-name="gr278" draw:text-style-name="P18" draw:layer="layout" svg:width="2.195cm" svg:height="0.353cm" svg:x="2.955cm" svg:y="18.422cm">
          <draw:text-box>
            <text:p text:style-name="P1"><text:span text:style-name="T32">"preferred": false</text:span></text:p>
          </draw:text-box>
        </draw:frame>
        <draw:frame draw:style-name="gr258" draw:text-style-name="P18" draw:layer="layout" svg:width="0.317cm" svg:height="0.353cm" svg:x="2.637cm" svg:y="18.782cm">
          <draw:text-box>
            <text:p text:style-name="P1"><text:span text:style-name="T32">}</text:span></text:p>
          </draw:text-box>
        </draw:frame>
        <draw:frame draw:style-name="gr258" draw:text-style-name="P18" draw:layer="layout" svg:width="0.317cm" svg:height="0.353cm" svg:x="2.32cm" svg:y="19.145cm">
          <draw:text-box>
            <text:p text:style-name="P1"><text:span text:style-name="T32">]</text:span></text:p>
          </draw:text-box>
        </draw:frame>
        <draw:frame draw:style-name="gr258" draw:text-style-name="P18" draw:layer="layout" svg:width="0.317cm" svg:height="0.353cm" svg:x="2.002cm" svg:y="19.516cm">
          <draw:text-box>
            <text:p text:style-name="P1"><text:span text:style-name="T32">}</text:span></text:p>
          </draw:text-box>
        </draw:frame>
        <draw:frame draw:style-name="gr58" draw:text-style-name="P13" draw:layer="layout" svg:width="0.832cm" svg:height="0.556cm" svg:x="2.002cm" svg:y="20.226cm">
          <draw:text-box>
            <text:p text:style-name="P1"><text:span text:style-name="T19">5.3.</text:span></text:p>
          </draw:text-box>
        </draw:frame>
        <draw:frame draw:style-name="gr279" draw:text-style-name="P14" draw:layer="layout" svg:width="2.199cm" svg:height="0.577cm" svg:x="3.014cm" svg:y="20.21cm">
          <draw:text-box>
            <text:p text:style-name="P1"><text:span text:style-name="T20">Solution </text:span></text:p>
          </draw:text-box>
        </draw:frame>
        <draw:frame draw:style-name="gr280" draw:text-style-name="P19" draw:layer="layout" svg:width="11.542cm" svg:height="0.531cm" svg:x="5.202cm" svg:y="20.242cm">
          <draw:text-box>
            <text:p text:style-name="P1"><text:span text:style-name="T35">2.4 Task - Display, change and delete personal data</text:span></text:p>
          </draw:text-box>
        </draw:frame>
        <draw:frame draw:style-name="gr252" draw:text-style-name="P18" draw:layer="layout" svg:width="0.62cm" svg:height="0.353cm" svg:x="2.002cm" svg:y="20.794cm">
          <draw:text-box>
            <text:p text:style-name="P1"><text:span text:style-name="T36">GET</text:span></text:p>
          </draw:text-box>
        </draw:frame>
        <draw:frame draw:style-name="gr281" draw:text-style-name="P18" draw:layer="layout" svg:width="9.015cm" svg:height="0.353cm" svg:x="5.755cm" svg:y="20.794cm">
          <draw:text-box>
            <text:p text:style-name="P1"><text:span text:style-name="T32">https://192.168.48.77/openmrs/ws/rest/v1/person/{person_uuid}/name</text:span></text:p>
          </draw:text-box>
        </draw:frame>
        <draw:frame draw:style-name="gr282" draw:text-style-name="P18" draw:layer="layout" svg:width="1.204cm" svg:height="0.353cm" svg:x="2.002cm" svg:y="21.165cm">
          <draw:text-box>
            <text:p text:style-name="P1"><text:span text:style-name="T37">DELETE</text:span></text:p>
          </draw:text-box>
        </draw:frame>
        <draw:line draw:style-name="gr283" draw:text-style-name="P5" draw:layer="layout" svg:x1="5.755cm" svg:y1="21.49cm" svg:x2="16.24cm" svg:y2="21.49cm">
          <text:p/>
        </draw:line>
        <draw:frame draw:style-name="gr284" draw:text-style-name="P18" draw:layer="layout" svg:width="12.368cm" svg:height="0.353cm" svg:x="5.755cm" svg:y="21.165cm">
          <draw:text-box>
            <text:p text:style-name="P1"><text:span text:style-name="T38">https://192.168.48.77/openmrs/ws/rest/v1/person/{person_uuid}/name/{name_uuid}</text:span><text:span text:style-name="T32">?purge=true</text:span></text:p>
          </draw:text-box>
        </draw:frame>
        <draw:frame draw:style-name="gr58" draw:text-style-name="P13" draw:layer="layout" svg:width="0.832cm" svg:height="0.556cm" svg:x="2.002cm" svg:y="21.877cm">
          <draw:text-box>
            <text:p text:style-name="P1"><text:span text:style-name="T19">5.4.</text:span></text:p>
          </draw:text-box>
        </draw:frame>
        <draw:frame draw:style-name="gr285" draw:text-style-name="P14" draw:layer="layout" svg:width="10.911cm" svg:height="0.577cm" svg:x="3.014cm" svg:y="21.861cm">
          <draw:text-box>
            <text:p text:style-name="P1"><text:span text:style-name="T20">Solution 3.1 Task - Patient list via Atom Feed</text:span></text:p>
          </draw:text-box>
        </draw:frame>
        <draw:frame draw:style-name="gr286" draw:text-style-name="P18" draw:layer="layout" svg:width="16.203cm" svg:height="0.353cm" svg:x="2.002cm" svg:y="22.451cm">
          <draw:text-box>
            <text:p text:style-name="P1"><text:span text:style-name="T32">The entries in the Open MRS Feed Publisher include the name of the resource, the Atom Feed ID, the publication date and the </text:span></text:p>
          </draw:text-box>
        </draw:frame>
        <draw:frame draw:style-name="gr287" draw:text-style-name="P18" draw:layer="layout" svg:width="1.031cm" svg:height="0.353cm" svg:x="2.002cm" svg:y="22.816cm">
          <draw:text-box>
            <text:p text:style-name="P1"><text:span text:style-name="T32">content:</text:span></text:p>
          </draw:text-box>
        </draw:frame>
        <draw:frame draw:style-name="gr288" draw:text-style-name="P18" draw:layer="layout" svg:width="6.293cm" svg:height="0.353cm" svg:x="2.002cm" svg:y="23.181cm">
          <draw:text-box>
            <text:p text:style-name="P1"><text:span text:style-name="T32">&lt;content type="application/vnd.atomfeed+xml"&gt;</text:span></text:p>
          </draw:text-box>
        </draw:frame>
        <draw:frame draw:style-name="gr289" draw:text-style-name="P18" draw:layer="layout" svg:width="12.038cm" svg:height="0.353cm" svg:x="2.002cm" svg:y="23.541cm">
          <draw:text-box>
            <text:p text:style-name="P1"><text:span text:style-name="T32">&lt;![CDATA</text:span><text:span text:style-name="T39">[/openmrs/ws/rest/v1/patient/80bb5371-1173-486d-b969-30c7815bcc74?v=full]]</text:span><text:span text:style-name="T32">&gt;</text:span></text:p>
          </draw:text-box>
        </draw:frame>
        <draw:frame draw:style-name="gr290" draw:text-style-name="P18" draw:layer="layout" svg:width="1.209cm" svg:height="0.353cm" svg:x="2.002cm" svg:y="23.904cm">
          <draw:text-box>
            <text:p text:style-name="P1"><text:span text:style-name="T32">&lt;/content</text:span></text:p>
          </draw:text-box>
        </draw:frame>
        <draw:frame draw:style-name="gr252" draw:text-style-name="P18" draw:layer="layout" svg:width="0.62cm" svg:height="0.353cm" svg:x="2.002cm" svg:y="24.275cm">
          <draw:text-box>
            <text:p text:style-name="P1"><text:span text:style-name="T36">GET</text:span></text:p>
          </draw:text-box>
        </draw:frame>
        <draw:frame draw:style-name="gr291" draw:text-style-name="P18" draw:layer="layout" svg:width="9.197cm" svg:height="0.353cm" svg:x="5.755cm" svg:y="24.275cm">
          <draw:text-box>
            <text:p text:style-name="P1"><text:span text:style-name="T33">https://192.168.48.77/openmrs/ws/rest/v1/patient/{patient_uuid}</text:span><text:span text:style-name="T32">?v=full</text:span></text:p>
          </draw:text-box>
        </draw:frame>
        <draw:frame draw:style-name="gr292" draw:text-style-name="P18" draw:layer="layout" svg:width="13.866cm" svg:height="0.353cm" svg:x="2.002cm" svg:y="25.065cm">
          <draw:text-box>
            <text:p text:style-name="P1"><text:span text:style-name="T32">The name or UUID of a patient is not stored in the feed. You can only find the contacts using the timestamp.</text:span></text:p>
          </draw:text-box>
        </draw:frame>
        <draw:frame draw:style-name="gr5" draw:text-style-name="P3" draw:layer="layout" svg:width="2.372cm" svg:height="0.412cm" svg:x="10.116cm" svg:y="2.402cm">
          <draw:text-box>
            <text:p text:style-name="P1"><text:span text:style-name="T4">Exercis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cumin Pro Ultra Black" svg:font-family="'Acumin Pro Ultra Black'" style:font-pitch="variable"/>
    <style:font-face style:name="Acumin Pro Ultra Black1" svg:font-family="'Acumin Pro Ultra Black'"/>
    <style:font-face style:name="Arial" svg:font-family="Arial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  <style:font-face style:name="TimesNewRoman" svg:font-family="TimesNewRoman"/>
    <style:font-face style:name="TimesNewRoman1" svg:font-family="TimesNew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2cm" fo:margin-bottom="1cm" fo:margin-left="2cm" fo:margin-right="1cm" fo:page-width="21.007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9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2T09:50:09.718115329</dc:date>
    <dc:creator>Sebastian Stäubert</dc:creator>
    <meta:editing-duration>PT14M52S</meta:editing-duration>
    <meta:editing-cycles>3</meta:editing-cycles>
    <meta:generator>LibreOffice/7.4.7.2$Linux_X86_64 LibreOffice_project/40$Build-2</meta:generator>
    <meta:document-statistic meta:object-count="434"/>
  </office:meta>
</office:document-meta>
</file>